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3.417cm" svg:height="11.398cm" svg:x="24.317cm" svg:y="1.733cm">
            <draw:object draw:notify-on-update-of-ranges="Sheet1.B3:Sheet1.B3 Sheet1.B4:Sheet1.B114 Sheet1.C3:Sheet1.C3 Sheet1.C4:Sheet1.C114 Sheet1.B3:Sheet1.B3 Sheet1.B4:Sheet1.B114 Sheet1.D3:Sheet1.D3 Sheet1.D4:Sheet1.D114 Sheet1.B3:Sheet1.B3 Sheet1.B4:Sheet1.B114 Sheet1.E3:Sheet1.E3 Sheet1.E4:Sheet1.E114 Sheet1.B3:Sheet1.B3 Sheet1.B4:Sheet1.B114 Sheet1.F3:Sheet1.F3 Sheet1.F4:Sheet1.F114 Sheet1.B3:Sheet1.B3 Sheet1.B4:Sheet1.B114 Sheet1.G3:Sheet1.G3 Sheet1.G4:Sheet1.G114 Sheet1.B3:Sheet1.B3 Sheet1.B4:Sheet1.B114 Sheet1.H3:Sheet1.H3 Sheet1.H4:Sheet1.H114 Sheet1.B3:Sheet1.B3 Sheet1.B4:Sheet1.B114 Sheet1.I3:Sheet1.I3 Sheet1.I4:Sheet1.I1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0.8340635462548">
            <text:p>10.8340635463</text:p>
          </table:table-cell>
          <table:table-cell office:value-type="float" office:value="12.8404570528048">
            <text:p>12.8404570528</text:p>
          </table:table-cell>
          <table:table-cell office:value-type="float" office:value="22.3982444083042">
            <text:p>22.3982444083</text:p>
          </table:table-cell>
          <table:table-cell office:value-type="float" office:value="24.6289100294131">
            <text:p>24.6289100294</text:p>
          </table:table-cell>
          <table:table-cell office:value-type="float" office:value="27.7420136637134">
            <text:p>27.7420136637</text:p>
          </table:table-cell>
          <table:table-cell office:value-type="float" office:value="29.347790887284">
            <text:p>29.3477908873</text:p>
          </table:table-cell>
          <table:table-cell office:value-type="float" office:value="33.797789157027">
            <text:p>33.797789157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0.4372481963264">
            <text:p>10.4372481963</text:p>
          </table:table-cell>
          <table:table-cell office:value-type="float" office:value="12.3194407596049">
            <text:p>12.3194407596</text:p>
          </table:table-cell>
          <table:table-cell office:value-type="float" office:value="20.6694364192775">
            <text:p>20.6694364193</text:p>
          </table:table-cell>
          <table:table-cell office:value-type="float" office:value="22.683673419015">
            <text:p>22.683673419</text:p>
          </table:table-cell>
          <table:table-cell office:value-type="float" office:value="25.5370692710892">
            <text:p>25.5370692711</text:p>
          </table:table-cell>
          <table:table-cell office:value-type="float" office:value="26.9882561291248">
            <text:p>26.9882561291</text:p>
          </table:table-cell>
          <table:table-cell office:value-type="float" office:value="31.2378789664699">
            <text:p>31.237878966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0.2273127515251">
            <text:p>10.2273127515</text:p>
          </table:table-cell>
          <table:table-cell office:value-type="float" office:value="12.0372564144786">
            <text:p>12.0372564145</text:p>
          </table:table-cell>
          <table:table-cell office:value-type="float" office:value="19.6500146847921">
            <text:p>19.6500146848</text:p>
          </table:table-cell>
          <table:table-cell office:value-type="float" office:value="21.5416027878413">
            <text:p>21.5416027878</text:p>
          </table:table-cell>
          <table:table-cell office:value-type="float" office:value="24.2092471266908">
            <text:p>24.2092471267</text:p>
          </table:table-cell>
          <table:table-cell office:value-type="float" office:value="25.6582380119877">
            <text:p>25.658238012</text:p>
          </table:table-cell>
          <table:table-cell office:value-type="float" office:value="29.66625309011">
            <text:p>29.666253090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0.0897580850332">
            <text:p>10.089758085</text:p>
          </table:table-cell>
          <table:table-cell office:value-type="float" office:value="11.855283684712">
            <text:p>11.8552836847</text:p>
          </table:table-cell>
          <table:table-cell office:value-type="float" office:value="18.8942693364925">
            <text:p>18.8942693365</text:p>
          </table:table-cell>
          <table:table-cell office:value-type="float" office:value="20.6829067385749">
            <text:p>20.6829067386</text:p>
          </table:table-cell>
          <table:table-cell office:value-type="float" office:value="23.2417825215909">
            <text:p>23.2417825216</text:p>
          </table:table-cell>
          <table:table-cell office:value-type="float" office:value="24.6887028149237">
            <text:p>24.6887028149</text:p>
          </table:table-cell>
          <table:table-cell office:value-type="float" office:value="28.4903193024493">
            <text:p>28.4903193024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9.98569453179937">
            <text:p>9.9856945318</text:p>
          </table:table-cell>
          <table:table-cell office:value-type="float" office:value="11.7160833862531">
            <text:p>11.7160833863</text:p>
          </table:table-cell>
          <table:table-cell office:value-type="float" office:value="18.3425181022344">
            <text:p>18.3425181022</text:p>
          </table:table-cell>
          <table:table-cell office:value-type="float" office:value="20.0400736585095">
            <text:p>20.0400736585</text:p>
          </table:table-cell>
          <table:table-cell office:value-type="float" office:value="22.502255692314">
            <text:p>22.5022556923</text:p>
          </table:table-cell>
          <table:table-cell office:value-type="float" office:value="23.8957000928636">
            <text:p>23.8957000929</text:p>
          </table:table-cell>
          <table:table-cell office:value-type="float" office:value="27.5941753556214">
            <text:p>27.5941753556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9.90186758086601">
            <text:p>9.9018675809</text:p>
          </table:table-cell>
          <table:table-cell office:value-type="float" office:value="11.6025243117284">
            <text:p>11.6025243117</text:p>
          </table:table-cell>
          <table:table-cell office:value-type="float" office:value="17.9094895135765">
            <text:p>17.9094895136</text:p>
          </table:table-cell>
          <table:table-cell office:value-type="float" office:value="19.5251892049697">
            <text:p>19.525189205</text:p>
          </table:table-cell>
          <table:table-cell office:value-type="float" office:value="21.9076780230628">
            <text:p>21.9076780231</text:p>
          </table:table-cell>
          <table:table-cell office:value-type="float" office:value="23.2701571680339">
            <text:p>23.270157168</text:p>
          </table:table-cell>
          <table:table-cell office:value-type="float" office:value="26.86517504691">
            <text:p>26.8651750469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9.82955035104149">
            <text:p>9.829550351</text:p>
          </table:table-cell>
          <table:table-cell office:value-type="float" office:value="11.510180304559">
            <text:p>11.5101803046</text:p>
          </table:table-cell>
          <table:table-cell office:value-type="float" office:value="17.5370713885603">
            <text:p>17.5370713886</text:p>
          </table:table-cell>
          <table:table-cell office:value-type="float" office:value="19.0865004785177">
            <text:p>19.0865004785</text:p>
          </table:table-cell>
          <table:table-cell office:value-type="float" office:value="21.4071169572586">
            <text:p>21.4071169573</text:p>
          </table:table-cell>
          <table:table-cell office:value-type="float" office:value="22.7322672468599">
            <text:p>22.7322672469</text:p>
          </table:table-cell>
          <table:table-cell office:value-type="float" office:value="26.2145725426153">
            <text:p>26.2145725426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9.76855322156894">
            <text:p>9.7685532216</text:p>
          </table:table-cell>
          <table:table-cell office:value-type="float" office:value="11.4314393906795">
            <text:p>11.4314393907</text:p>
          </table:table-cell>
          <table:table-cell office:value-type="float" office:value="17.2299533368753">
            <text:p>17.2299533369</text:p>
          </table:table-cell>
          <table:table-cell office:value-type="float" office:value="18.7184542352737">
            <text:p>18.7184542353</text:p>
          </table:table-cell>
          <table:table-cell office:value-type="float" office:value="20.961994485049">
            <text:p>20.961994485</text:p>
          </table:table-cell>
          <table:table-cell office:value-type="float" office:value="22.2532577785605">
            <text:p>22.2532577786</text:p>
          </table:table-cell>
          <table:table-cell office:value-type="float" office:value="25.6845918044716">
            <text:p>25.6845918045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9.71555741858642">
            <text:p>9.7155574186</text:p>
          </table:table-cell>
          <table:table-cell office:value-type="float" office:value="11.3654258814745">
            <text:p>11.3654258815</text:p>
          </table:table-cell>
          <table:table-cell office:value-type="float" office:value="16.9847989143931">
            <text:p>16.9847989144</text:p>
          </table:table-cell>
          <table:table-cell office:value-type="float" office:value="18.4043918152443">
            <text:p>18.4043918152</text:p>
          </table:table-cell>
          <table:table-cell office:value-type="float" office:value="20.5658192324008">
            <text:p>20.5658192324</text:p>
          </table:table-cell>
          <table:table-cell office:value-type="float" office:value="21.818946216649">
            <text:p>21.8189462166</text:p>
          </table:table-cell>
          <table:table-cell office:value-type="float" office:value="25.1428514059835">
            <text:p>25.142851406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9.66927658136877">
            <text:p>9.6692765814</text:p>
          </table:table-cell>
          <table:table-cell office:value-type="float" office:value="11.3046081574249">
            <text:p>11.3046081574</text:p>
          </table:table-cell>
          <table:table-cell office:value-type="float" office:value="16.7689339544027">
            <text:p>16.7689339544</text:p>
          </table:table-cell>
          <table:table-cell office:value-type="float" office:value="18.1197611163333">
            <text:p>18.1197611163</text:p>
          </table:table-cell>
          <table:table-cell office:value-type="float" office:value="20.2275689885412">
            <text:p>20.2275689885</text:p>
          </table:table-cell>
          <table:table-cell office:value-type="float" office:value="21.450039001278">
            <text:p>21.4500390013</text:p>
          </table:table-cell>
          <table:table-cell office:value-type="float" office:value="24.6760251665101">
            <text:p>24.6760251665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9.62477652026164">
            <text:p>9.6247765203</text:p>
          </table:table-cell>
          <table:table-cell office:value-type="float" office:value="11.2497230471994">
            <text:p>11.2497230472</text:p>
          </table:table-cell>
          <table:table-cell office:value-type="float" office:value="16.5888526989556">
            <text:p>16.588852699</text:p>
          </table:table-cell>
          <table:table-cell office:value-type="float" office:value="17.8753932211027">
            <text:p>17.8753932211</text:p>
          </table:table-cell>
          <table:table-cell office:value-type="float" office:value="19.905793911556">
            <text:p>19.9057939116</text:p>
          </table:table-cell>
          <table:table-cell office:value-type="float" office:value="21.1241703014052">
            <text:p>21.1241703014</text:p>
          </table:table-cell>
          <table:table-cell office:value-type="float" office:value="24.262860109491">
            <text:p>24.2628601095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9.58511022628278">
            <text:p>9.5851102263</text:p>
          </table:table-cell>
          <table:table-cell office:value-type="float" office:value="11.1980053782888">
            <text:p>11.1980053783</text:p>
          </table:table-cell>
          <table:table-cell office:value-type="float" office:value="16.428720082106">
            <text:p>16.4287200821</text:p>
          </table:table-cell>
          <table:table-cell office:value-type="float" office:value="17.6507517104661">
            <text:p>17.6507517105</text:p>
          </table:table-cell>
          <table:table-cell office:value-type="float" office:value="19.62164903556">
            <text:p>19.6216490356</text:p>
          </table:table-cell>
          <table:table-cell office:value-type="float" office:value="20.8183121496371">
            <text:p>20.8183121496</text:p>
          </table:table-cell>
          <table:table-cell office:value-type="float" office:value="23.8630097003719">
            <text:p>23.8630097004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9.54820489435819">
            <text:p>9.5482048944</text:p>
          </table:table-cell>
          <table:table-cell office:value-type="float" office:value="11.152295499859">
            <text:p>11.1522954999</text:p>
          </table:table-cell>
          <table:table-cell office:value-type="float" office:value="16.2920137282202">
            <text:p>16.2920137282</text:p>
          </table:table-cell>
          <table:table-cell office:value-type="float" office:value="17.4498802289129">
            <text:p>17.4498802289</text:p>
          </table:table-cell>
          <table:table-cell office:value-type="float" office:value="19.3524398251645">
            <text:p>19.3524398252</text:p>
          </table:table-cell>
          <table:table-cell office:value-type="float" office:value="20.5101174051127">
            <text:p>20.5101174051</text:p>
          </table:table-cell>
          <table:table-cell office:value-type="float" office:value="23.4843272066718">
            <text:p>23.4843272067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9.51604862386353">
            <text:p>9.5160486239</text:p>
          </table:table-cell>
          <table:table-cell office:value-type="float" office:value="11.10813708054">
            <text:p>11.1081370805</text:p>
          </table:table-cell>
          <table:table-cell office:value-type="float" office:value="16.1572435766944">
            <text:p>16.1572435767</text:p>
          </table:table-cell>
          <table:table-cell office:value-type="float" office:value="17.2706453064582">
            <text:p>17.2706453065</text:p>
          </table:table-cell>
          <table:table-cell office:value-type="float" office:value="19.115530858755">
            <text:p>19.1155308588</text:p>
          </table:table-cell>
          <table:table-cell office:value-type="float" office:value="20.228785096464">
            <text:p>20.2287850965</text:p>
          </table:table-cell>
          <table:table-cell office:value-type="float" office:value="23.1274266421871">
            <text:p>23.1274266422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9.48458745598724">
            <text:p>9.484587456</text:p>
          </table:table-cell>
          <table:table-cell office:value-type="float" office:value="11.0691703862713">
            <text:p>11.0691703863</text:p>
          </table:table-cell>
          <table:table-cell office:value-type="float" office:value="16.0440743183394">
            <text:p>16.0440743183</text:p>
          </table:table-cell>
          <table:table-cell office:value-type="float" office:value="17.1195958271012">
            <text:p>17.1195958271</text:p>
          </table:table-cell>
          <table:table-cell office:value-type="float" office:value="18.8959789596259">
            <text:p>18.8959789596</text:p>
          </table:table-cell>
          <table:table-cell office:value-type="float" office:value="19.9815810555372">
            <text:p>19.9815810555</text:p>
          </table:table-cell>
          <table:table-cell office:value-type="float" office:value="22.8010323514076">
            <text:p>22.8010323514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9.45459081167043">
            <text:p>9.4545908117</text:p>
          </table:table-cell>
          <table:table-cell office:value-type="float" office:value="11.0334312751889">
            <text:p>11.0334312752</text:p>
          </table:table-cell>
          <table:table-cell office:value-type="float" office:value="15.9360422122439">
            <text:p>15.9360422122</text:p>
          </table:table-cell>
          <table:table-cell office:value-type="float" office:value="16.9785980801307">
            <text:p>16.9785980801</text:p>
          </table:table-cell>
          <table:table-cell office:value-type="float" office:value="18.6885696961474">
            <text:p>18.6885696961</text:p>
          </table:table-cell>
          <table:table-cell office:value-type="float" office:value="19.7473448962329">
            <text:p>19.7473448962</text:p>
          </table:table-cell>
          <table:table-cell office:value-type="float" office:value="22.4797374483443">
            <text:p>22.4797374483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9.42486012918332">
            <text:p>9.4248601292</text:p>
          </table:table-cell>
          <table:table-cell office:value-type="float" office:value="10.9981866767321">
            <text:p>10.9981866767</text:p>
          </table:table-cell>
          <table:table-cell office:value-type="float" office:value="15.8404200027587">
            <text:p>15.8404200028</text:p>
          </table:table-cell>
          <table:table-cell office:value-type="float" office:value="16.8531557581985">
            <text:p>16.8531557582</text:p>
          </table:table-cell>
          <table:table-cell office:value-type="float" office:value="18.4961956503535">
            <text:p>18.4961956504</text:p>
          </table:table-cell>
          <table:table-cell office:value-type="float" office:value="19.5261902966607">
            <text:p>19.5261902967</text:p>
          </table:table-cell>
          <table:table-cell office:value-type="float" office:value="22.1883907307237">
            <text:p>22.1883907307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9.39825398314693">
            <text:p>9.3982539831</text:p>
          </table:table-cell>
          <table:table-cell office:value-type="float" office:value="10.9642098800607">
            <text:p>10.9642098801</text:p>
          </table:table-cell>
          <table:table-cell office:value-type="float" office:value="15.753792255569">
            <text:p>15.7537922556</text:p>
          </table:table-cell>
          <table:table-cell office:value-type="float" office:value="16.7312623115349">
            <text:p>16.7312623115</text:p>
          </table:table-cell>
          <table:table-cell office:value-type="float" office:value="18.3321195422987">
            <text:p>18.3321195423</text:p>
          </table:table-cell>
          <table:table-cell office:value-type="float" office:value="19.3279832146882">
            <text:p>19.3279832147</text:p>
          </table:table-cell>
          <table:table-cell office:value-type="float" office:value="21.8847914647537">
            <text:p>21.8847914648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9.37292029526774">
            <text:p>9.3729202953</text:p>
          </table:table-cell>
          <table:table-cell office:value-type="float" office:value="10.932751957005">
            <text:p>10.932751957</text:p>
          </table:table-cell>
          <table:table-cell office:value-type="float" office:value="15.6680816393984">
            <text:p>15.6680816394</text:p>
          </table:table-cell>
          <table:table-cell office:value-type="float" office:value="16.6136855006855">
            <text:p>16.6136855007</text:p>
          </table:table-cell>
          <table:table-cell office:value-type="float" office:value="18.1662828819642">
            <text:p>18.166282882</text:p>
          </table:table-cell>
          <table:table-cell office:value-type="float" office:value="19.1359882493724">
            <text:p>19.1359882494</text:p>
          </table:table-cell>
          <table:table-cell office:value-type="float" office:value="21.6195808232271">
            <text:p>21.6195808232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9.34864098715973">
            <text:p>9.3486409872</text:p>
          </table:table-cell>
          <table:table-cell office:value-type="float" office:value="10.9015627511039">
            <text:p>10.9015627511</text:p>
          </table:table-cell>
          <table:table-cell office:value-type="float" office:value="15.590173463229">
            <text:p>15.5901734632</text:p>
          </table:table-cell>
          <table:table-cell office:value-type="float" office:value="16.5116785254789">
            <text:p>16.5116785255</text:p>
          </table:table-cell>
          <table:table-cell office:value-type="float" office:value="18.0232829191442">
            <text:p>18.0232829191</text:p>
          </table:table-cell>
          <table:table-cell office:value-type="float" office:value="18.9564413199252">
            <text:p>18.9564413199</text:p>
          </table:table-cell>
          <table:table-cell office:value-type="float" office:value="21.3421919129376">
            <text:p>21.3421919129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9.32587184641797">
            <text:p>9.3258718464</text:p>
          </table:table-cell>
          <table:table-cell office:value-type="float" office:value="10.8723993673099">
            <text:p>10.8723993673</text:p>
          </table:table-cell>
          <table:table-cell office:value-type="float" office:value="15.5164851140581">
            <text:p>15.5164851141</text:p>
          </table:table-cell>
          <table:table-cell office:value-type="float" office:value="16.4176236231435">
            <text:p>16.4176236231</text:p>
          </table:table-cell>
          <table:table-cell office:value-type="float" office:value="17.8886065010141">
            <text:p>17.888606501</text:p>
          </table:table-cell>
          <table:table-cell office:value-type="float" office:value="18.7841034625398">
            <text:p>18.7841034625</text:p>
          </table:table-cell>
          <table:table-cell office:value-type="float" office:value="21.0883538053695">
            <text:p>21.0883538054</text:p>
          </table:table-cell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9.3044572897347">
            <text:p>9.3044572897</text:p>
          </table:table-cell>
          <table:table-cell office:value-type="float" office:value="10.8441089108437">
            <text:p>10.8441089108</text:p>
          </table:table-cell>
          <table:table-cell office:value-type="float" office:value="15.4428250095605">
            <text:p>15.4428250096</text:p>
          </table:table-cell>
          <table:table-cell office:value-type="float" office:value="16.3330549421095">
            <text:p>16.3330549421</text:p>
          </table:table-cell>
          <table:table-cell office:value-type="float" office:value="17.7647379469744">
            <text:p>17.764737947</text:p>
          </table:table-cell>
          <table:table-cell office:value-type="float" office:value="18.6236824192466">
            <text:p>18.6236824192</text:p>
          </table:table-cell>
          <table:table-cell office:value-type="float" office:value="20.8530933043056">
            <text:p>20.8530933043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9.28304267047026">
            <text:p>9.2830426705</text:p>
          </table:table-cell>
          <table:table-cell office:value-type="float" office:value="10.8175010892751">
            <text:p>10.8175010893</text:p>
          </table:table-cell>
          <table:table-cell office:value-type="float" office:value="15.3770798885814">
            <text:p>15.3770798886</text:p>
          </table:table-cell>
          <table:table-cell office:value-type="float" office:value="16.2505433043536">
            <text:p>16.2505433044</text:p>
          </table:table-cell>
          <table:table-cell office:value-type="float" office:value="17.6407273716892">
            <text:p>17.6407273717</text:p>
          </table:table-cell>
          <table:table-cell office:value-type="float" office:value="18.4715277369974">
            <text:p>18.471527737</text:p>
          </table:table-cell>
          <table:table-cell office:value-type="float" office:value="20.6281499635288">
            <text:p>20.6281499635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9.26221166115702">
            <text:p>9.2622116612</text:p>
          </table:table-cell>
          <table:table-cell office:value-type="float" office:value="10.792193058421">
            <text:p>10.7921930584</text:p>
          </table:table-cell>
          <table:table-cell office:value-type="float" office:value="15.3137732142316">
            <text:p>15.3137732142</text:p>
          </table:table-cell>
          <table:table-cell office:value-type="float" office:value="16.1714835663553">
            <text:p>16.1714835664</text:p>
          </table:table-cell>
          <table:table-cell office:value-type="float" office:value="17.5297398727869">
            <text:p>17.5297398728</text:p>
          </table:table-cell>
          <table:table-cell office:value-type="float" office:value="18.3328494427445">
            <text:p>18.3328494427</text:p>
          </table:table-cell>
          <table:table-cell office:value-type="float" office:value="20.4063330069273">
            <text:p>20.4063330069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9.24214485662579">
            <text:p>9.2421448566</text:p>
          </table:table-cell>
          <table:table-cell office:value-type="float" office:value="10.767863876749">
            <text:p>10.7678638767</text:p>
          </table:table-cell>
          <table:table-cell office:value-type="float" office:value="15.2530404645934">
            <text:p>15.2530404646</text:p>
          </table:table-cell>
          <table:table-cell office:value-type="float" office:value="16.0943554611928">
            <text:p>16.0943554612</text:p>
          </table:table-cell>
          <table:table-cell office:value-type="float" office:value="17.4216744385624">
            <text:p>17.4216744386</text:p>
          </table:table-cell>
          <table:table-cell office:value-type="float" office:value="18.2020929361972">
            <text:p>18.2020929362</text:p>
          </table:table-cell>
          <table:table-cell office:value-type="float" office:value="20.1866980645395">
            <text:p>20.1866980645</text:p>
          </table:table-cell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9.22230679350271">
            <text:p>9.2223067935</text:p>
          </table:table-cell>
          <table:table-cell office:value-type="float" office:value="10.7452500256274">
            <text:p>10.7452500256</text:p>
          </table:table-cell>
          <table:table-cell office:value-type="float" office:value="15.1931829739411">
            <text:p>15.1931829739</text:p>
          </table:table-cell>
          <table:table-cell office:value-type="float" office:value="16.0226061709676">
            <text:p>16.022606171</text:p>
          </table:table-cell>
          <table:table-cell office:value-type="float" office:value="17.3217568254021">
            <text:p>17.3217568254</text:p>
          </table:table-cell>
          <table:table-cell office:value-type="float" office:value="18.0733470853579">
            <text:p>18.0733470854</text:p>
          </table:table-cell>
          <table:table-cell office:value-type="float" office:value="19.9947824347669">
            <text:p>19.9947824348</text:p>
          </table:table-cell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9.20377873301335">
            <text:p>9.203778733</text:p>
          </table:table-cell>
          <table:table-cell office:value-type="float" office:value="10.7217112124758">
            <text:p>10.7217112125</text:p>
          </table:table-cell>
          <table:table-cell office:value-type="float" office:value="15.1384628953006">
            <text:p>15.1384628953</text:p>
          </table:table-cell>
          <table:table-cell office:value-type="float" office:value="15.9567169009862">
            <text:p>15.956716901</text:p>
          </table:table-cell>
          <table:table-cell office:value-type="float" office:value="17.2181619385591">
            <text:p>17.2181619386</text:p>
          </table:table-cell>
          <table:table-cell office:value-type="float" office:value="17.9534699704298">
            <text:p>17.9534699704</text:p>
          </table:table-cell>
          <table:table-cell office:value-type="float" office:value="19.8023154830337">
            <text:p>19.802315483</text:p>
          </table:table-cell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9.18586679433144">
            <text:p>9.1858667943</text:p>
          </table:table-cell>
          <table:table-cell office:value-type="float" office:value="10.6980875754033">
            <text:p>10.6980875754</text:p>
          </table:table-cell>
          <table:table-cell office:value-type="float" office:value="15.0829218068941">
            <text:p>15.0829218069</text:p>
          </table:table-cell>
          <table:table-cell office:value-type="float" office:value="15.8924304115422">
            <text:p>15.8924304115</text:p>
          </table:table-cell>
          <table:table-cell office:value-type="float" office:value="17.1289954546031">
            <text:p>17.1289954546</text:p>
          </table:table-cell>
          <table:table-cell office:value-type="float" office:value="17.8331443205648">
            <text:p>17.8331443206</text:p>
          </table:table-cell>
          <table:table-cell office:value-type="float" office:value="19.6083063746204">
            <text:p>19.6083063746</text:p>
          </table:table-cell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9.16714314790456">
            <text:p>9.1671431479</text:p>
          </table:table-cell>
          <table:table-cell office:value-type="float" office:value="10.6771321426995">
            <text:p>10.6771321427</text:p>
          </table:table-cell>
          <table:table-cell office:value-type="float" office:value="15.0320723353192">
            <text:p>15.0320723353</text:p>
          </table:table-cell>
          <table:table-cell office:value-type="float" office:value="15.8296579983843">
            <text:p>15.8296579984</text:p>
          </table:table-cell>
          <table:table-cell office:value-type="float" office:value="17.0448589610704">
            <text:p>17.0448589611</text:p>
          </table:table-cell>
          <table:table-cell office:value-type="float" office:value="17.7174310238813">
            <text:p>17.7174310239</text:p>
          </table:table-cell>
          <table:table-cell office:value-type="float" office:value="19.4102991624107">
            <text:p>19.4102991624</text:p>
          </table:table-cell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9.14974438457479">
            <text:p>9.1497443846</text:p>
          </table:table-cell>
          <table:table-cell office:value-type="float" office:value="10.6530019242033">
            <text:p>10.6530019242</text:p>
          </table:table-cell>
          <table:table-cell office:value-type="float" office:value="14.9847735627974">
            <text:p>14.9847735628</text:p>
          </table:table-cell>
          <table:table-cell office:value-type="float" office:value="15.7699104774525">
            <text:p>15.7699104775</text:p>
          </table:table-cell>
          <table:table-cell office:value-type="float" office:value="16.9551052031737">
            <text:p>16.9551052032</text:p>
          </table:table-cell>
          <table:table-cell office:value-type="float" office:value="17.606102744398">
            <text:p>17.6061027444</text:p>
          </table:table-cell>
          <table:table-cell office:value-type="float" office:value="19.2351201122539">
            <text:p>19.2351201123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9.13348544290642">
            <text:p>9.1334854429</text:p>
          </table:table-cell>
          <table:table-cell office:value-type="float" office:value="10.6324122747179">
            <text:p>10.6324122747</text:p>
          </table:table-cell>
          <table:table-cell office:value-type="float" office:value="14.9380552701164">
            <text:p>14.9380552701</text:p>
          </table:table-cell>
          <table:table-cell office:value-type="float" office:value="15.7117884227922">
            <text:p>15.7117884228</text:p>
          </table:table-cell>
          <table:table-cell office:value-type="float" office:value="16.8685398989751">
            <text:p>16.868539899</text:p>
          </table:table-cell>
          <table:table-cell office:value-type="float" office:value="17.5016343231723">
            <text:p>17.5016343232</text:p>
          </table:table-cell>
          <table:table-cell office:value-type="float" office:value="19.05078593542">
            <text:p>19.0507859354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9.11723688295862">
            <text:p>9.117236883</text:p>
          </table:table-cell>
          <table:table-cell office:value-type="float" office:value="10.6106478211868">
            <text:p>10.6106478212</text:p>
          </table:table-cell>
          <table:table-cell office:value-type="float" office:value="14.8908014771776">
            <text:p>14.8908014772</text:p>
          </table:table-cell>
          <table:table-cell office:value-type="float" office:value="15.6565990849785">
            <text:p>15.656599085</text:p>
          </table:table-cell>
          <table:table-cell office:value-type="float" office:value="16.7858704669542">
            <text:p>16.785870467</text:p>
          </table:table-cell>
          <table:table-cell office:value-type="float" office:value="17.3990704076793">
            <text:p>17.3990704077</text:p>
          </table:table-cell>
          <table:table-cell office:value-type="float" office:value="18.8826624707241">
            <text:p>18.8826624707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9.10147659100572">
            <text:p>9.101476591</text:p>
          </table:table-cell>
          <table:table-cell office:value-type="float" office:value="10.5916540209485">
            <text:p>10.5916540209</text:p>
          </table:table-cell>
          <table:table-cell office:value-type="float" office:value="14.8456992942122">
            <text:p>14.8456992942</text:p>
          </table:table-cell>
          <table:table-cell office:value-type="float" office:value="15.6000463806833">
            <text:p>15.6000463807</text:p>
          </table:table-cell>
          <table:table-cell office:value-type="float" office:value="16.7069035954707">
            <text:p>16.7069035955</text:p>
          </table:table-cell>
          <table:table-cell office:value-type="float" office:value="17.3054832785261">
            <text:p>17.3054832785</text:p>
          </table:table-cell>
          <table:table-cell office:value-type="float" office:value="18.7162934150402">
            <text:p>18.716293415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9.0858604711591">
            <text:p>9.0858604712</text:p>
          </table:table-cell>
          <table:table-cell office:value-type="float" office:value="10.5717446653199">
            <text:p>10.5717446653</text:p>
          </table:table-cell>
          <table:table-cell office:value-type="float" office:value="14.8017342585618">
            <text:p>14.8017342586</text:p>
          </table:table-cell>
          <table:table-cell office:value-type="float" office:value="15.5460963364307">
            <text:p>15.5460963364</text:p>
          </table:table-cell>
          <table:table-cell office:value-type="float" office:value="16.6297657722957">
            <text:p>16.6297657723</text:p>
          </table:table-cell>
          <table:table-cell office:value-type="float" office:value="17.211296846333">
            <text:p>17.2112968463</text:p>
          </table:table-cell>
          <table:table-cell office:value-type="float" office:value="18.5515390416643">
            <text:p>18.5515390417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9.07071712910788">
            <text:p>9.0707171291</text:p>
          </table:table-cell>
          <table:table-cell office:value-type="float" office:value="10.5528839818068">
            <text:p>10.5528839818</text:p>
          </table:table-cell>
          <table:table-cell office:value-type="float" office:value="14.758829178588">
            <text:p>14.7588291786</text:p>
          </table:table-cell>
          <table:table-cell office:value-type="float" office:value="15.493022605842">
            <text:p>15.4930226058</text:p>
          </table:table-cell>
          <table:table-cell office:value-type="float" office:value="16.5561526401793">
            <text:p>16.5561526402</text:p>
          </table:table-cell>
          <table:table-cell office:value-type="float" office:value="17.1233979921148">
            <text:p>17.1233979921</text:p>
          </table:table-cell>
          <table:table-cell office:value-type="float" office:value="18.3889586933114">
            <text:p>18.3889586933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9.05519370016219">
            <text:p>9.0551937002</text:p>
          </table:table-cell>
          <table:table-cell office:value-type="float" office:value="10.5347081320525">
            <text:p>10.5347081321</text:p>
          </table:table-cell>
          <table:table-cell office:value-type="float" office:value="14.7170460568316">
            <text:p>14.7170460568</text:p>
          </table:table-cell>
          <table:table-cell office:value-type="float" office:value="15.4422517486116">
            <text:p>15.4422517486</text:p>
          </table:table-cell>
          <table:table-cell office:value-type="float" office:value="16.4815062960182">
            <text:p>16.481506296</text:p>
          </table:table-cell>
          <table:table-cell office:value-type="float" office:value="17.0344856220184">
            <text:p>17.034485622</text:p>
          </table:table-cell>
          <table:table-cell office:value-type="float" office:value="18.2328114306863">
            <text:p>18.2328114307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9.04042318287648">
            <text:p>9.0404231829</text:p>
          </table:table-cell>
          <table:table-cell office:value-type="float" office:value="10.516314810295">
            <text:p>10.5163148103</text:p>
          </table:table-cell>
          <table:table-cell office:value-type="float" office:value="14.6768886370354">
            <text:p>14.676888637</text:p>
          </table:table-cell>
          <table:table-cell office:value-type="float" office:value="15.3942857268716">
            <text:p>15.3942857269</text:p>
          </table:table-cell>
          <table:table-cell office:value-type="float" office:value="16.4091059140352">
            <text:p>16.409105914</text:p>
          </table:table-cell>
          <table:table-cell office:value-type="float" office:value="16.9501073769944">
            <text:p>16.950107377</text:p>
          </table:table-cell>
          <table:table-cell office:value-type="float" office:value="18.078859358483">
            <text:p>18.0788593585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9.02582584802046">
            <text:p>9.025825848</text:p>
          </table:table-cell>
          <table:table-cell office:value-type="float" office:value="10.4975675856582">
            <text:p>10.4975675857</text:p>
          </table:table-cell>
          <table:table-cell office:value-type="float" office:value="14.6348599488434">
            <text:p>14.6348599488</text:p>
          </table:table-cell>
          <table:table-cell office:value-type="float" office:value="15.3447673395452">
            <text:p>15.3447673395</text:p>
          </table:table-cell>
          <table:table-cell office:value-type="float" office:value="16.3408364246488">
            <text:p>16.3408364246</text:p>
          </table:table-cell>
          <table:table-cell office:value-type="float" office:value="16.8599158393127">
            <text:p>16.8599158393</text:p>
          </table:table-cell>
          <table:table-cell office:value-type="float" office:value="17.9376296719943">
            <text:p>17.937629672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9.01118143879002">
            <text:p>9.0111814388</text:p>
          </table:table-cell>
          <table:table-cell office:value-type="float" office:value="10.4797345222541">
            <text:p>10.4797345223</text:p>
          </table:table-cell>
          <table:table-cell office:value-type="float" office:value="14.59577196712">
            <text:p>14.5957719671</text:p>
          </table:table-cell>
          <table:table-cell office:value-type="float" office:value="15.2950655130249">
            <text:p>15.295065513</text:p>
          </table:table-cell>
          <table:table-cell office:value-type="float" office:value="16.2734384411776">
            <text:p>16.2734384412</text:p>
          </table:table-cell>
          <table:table-cell office:value-type="float" office:value="16.7710922049364">
            <text:p>16.7710922049</text:p>
          </table:table-cell>
          <table:table-cell office:value-type="float" office:value="17.7930297378781">
            <text:p>17.7930297379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8.99698280597301">
            <text:p>8.996982806</text:p>
          </table:table-cell>
          <table:table-cell office:value-type="float" office:value="10.461440785613">
            <text:p>10.4614407856</text:p>
          </table:table-cell>
          <table:table-cell office:value-type="float" office:value="14.5577502686664">
            <text:p>14.5577502687</text:p>
          </table:table-cell>
          <table:table-cell office:value-type="float" office:value="15.2466623913863">
            <text:p>15.2466623914</text:p>
          </table:table-cell>
          <table:table-cell office:value-type="float" office:value="16.2049764571728">
            <text:p>16.2049764572</text:p>
          </table:table-cell>
          <table:table-cell office:value-type="float" office:value="16.6813999178817">
            <text:p>16.6813999179</text:p>
          </table:table-cell>
          <table:table-cell office:value-type="float" office:value="17.6503631761765">
            <text:p>17.6503631762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8.98263461579748">
            <text:p>8.9826346158</text:p>
          </table:table-cell>
          <table:table-cell office:value-type="float" office:value="10.4441671408681">
            <text:p>10.4441671409</text:p>
          </table:table-cell>
          <table:table-cell office:value-type="float" office:value="14.5186218614728">
            <text:p>14.5186218615</text:p>
          </table:table-cell>
          <table:table-cell office:value-type="float" office:value="15.1967385891452">
            <text:p>15.1967385891</text:p>
          </table:table-cell>
          <table:table-cell office:value-type="float" office:value="16.1383768634864">
            <text:p>16.1383768635</text:p>
          </table:table-cell>
          <table:table-cell office:value-type="float" office:value="16.5981925031519">
            <text:p>16.5981925032</text:p>
          </table:table-cell>
          <table:table-cell office:value-type="float" office:value="17.5080070686903">
            <text:p>17.5080070687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8.96889575203009">
            <text:p>8.968895752</text:p>
          </table:table-cell>
          <table:table-cell office:value-type="float" office:value="10.4263562819877">
            <text:p>10.426356282</text:p>
          </table:table-cell>
          <table:table-cell office:value-type="float" office:value="14.479097383216">
            <text:p>14.4790973832</text:p>
          </table:table-cell>
          <table:table-cell office:value-type="float" office:value="15.1508958363214">
            <text:p>15.1508958363</text:p>
          </table:table-cell>
          <table:table-cell office:value-type="float" office:value="16.0720145267179">
            <text:p>16.0720145267</text:p>
          </table:table-cell>
          <table:table-cell office:value-type="float" office:value="16.5115443541722">
            <text:p>16.5115443542</text:p>
          </table:table-cell>
          <table:table-cell office:value-type="float" office:value="17.3684442684944">
            <text:p>17.3684442685</text:p>
          </table:table-cell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8.95505040565158">
            <text:p>8.9550504057</text:p>
          </table:table-cell>
          <table:table-cell office:value-type="float" office:value="10.409683141172">
            <text:p>10.4096831412</text:p>
          </table:table-cell>
          <table:table-cell office:value-type="float" office:value="14.4407370569731">
            <text:p>14.440737057</text:p>
          </table:table-cell>
          <table:table-cell office:value-type="float" office:value="15.1034093843191">
            <text:p>15.1034093843</text:p>
          </table:table-cell>
          <table:table-cell office:value-type="float" office:value="16.0080661300867">
            <text:p>16.0080661301</text:p>
          </table:table-cell>
          <table:table-cell office:value-type="float" office:value="16.4261004540045">
            <text:p>16.426100454</text:p>
          </table:table-cell>
          <table:table-cell office:value-type="float" office:value="17.2273756945432">
            <text:p>17.2273756945</text:p>
          </table:table-cell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8.94187724812631">
            <text:p>8.9418772481</text:p>
          </table:table-cell>
          <table:table-cell office:value-type="float" office:value="10.3926354725591">
            <text:p>10.3926354726</text:p>
          </table:table-cell>
          <table:table-cell office:value-type="float" office:value="14.4024296016186">
            <text:p>14.4024296016</text:p>
          </table:table-cell>
          <table:table-cell office:value-type="float" office:value="15.0575318862036">
            <text:p>15.0575318862</text:p>
          </table:table-cell>
          <table:table-cell office:value-type="float" office:value="15.9452093216784">
            <text:p>15.9452093217</text:p>
          </table:table-cell>
          <table:table-cell office:value-type="float" office:value="16.3454537216618">
            <text:p>16.3454537217</text:p>
          </table:table-cell>
          <table:table-cell office:value-type="float" office:value="17.0994168280282">
            <text:p>17.099416828</text:p>
          </table:table-cell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8.92864905689642">
            <text:p>8.9286490569</text:p>
          </table:table-cell>
          <table:table-cell office:value-type="float" office:value="10.3753986255918">
            <text:p>10.3753986256</text:p>
          </table:table-cell>
          <table:table-cell office:value-type="float" office:value="14.3657250002282">
            <text:p>14.3657250002</text:p>
          </table:table-cell>
          <table:table-cell office:value-type="float" office:value="15.0114508216347">
            <text:p>15.0114508216</text:p>
          </table:table-cell>
          <table:table-cell office:value-type="float" office:value="15.8804900135633">
            <text:p>15.8804900136</text:p>
          </table:table-cell>
          <table:table-cell office:value-type="float" office:value="16.2669592174919">
            <text:p>16.2669592175</text:p>
          </table:table-cell>
          <table:table-cell office:value-type="float" office:value="16.9696457516681">
            <text:p>16.9696457517</text:p>
          </table:table-cell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float" office:value="8.91557647471588">
            <text:p>8.9155764747</text:p>
          </table:table-cell>
          <table:table-cell office:value-type="float" office:value="10.359067415439">
            <text:p>10.3590674154</text:p>
          </table:table-cell>
          <table:table-cell office:value-type="float" office:value="14.3296078080735">
            <text:p>14.3296078081</text:p>
          </table:table-cell>
          <table:table-cell office:value-type="float" office:value="14.9661686419324">
            <text:p>14.9661686419</text:p>
          </table:table-cell>
          <table:table-cell office:value-type="float" office:value="15.8147710476132">
            <text:p>15.8147710476</text:p>
          </table:table-cell>
          <table:table-cell office:value-type="float" office:value="16.1875931275526">
            <text:p>16.1875931276</text:p>
          </table:table-cell>
          <table:table-cell office:value-type="float" office:value="16.8513759326649">
            <text:p>16.8513759327</text:p>
          </table:table-cell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8.90233839820351">
            <text:p>8.9023383982</text:p>
          </table:table-cell>
          <table:table-cell office:value-type="float" office:value="10.3435348063602">
            <text:p>10.3435348064</text:p>
          </table:table-cell>
          <table:table-cell office:value-type="float" office:value="14.2946246848809">
            <text:p>14.2946246849</text:p>
          </table:table-cell>
          <table:table-cell office:value-type="float" office:value="14.9217309404955">
            <text:p>14.9217309405</text:p>
          </table:table-cell>
          <table:table-cell office:value-type="float" office:value="15.7509768746089">
            <text:p>15.7509768746</text:p>
          </table:table-cell>
          <table:table-cell office:value-type="float" office:value="16.1084011817729">
            <text:p>16.1084011818</text:p>
          </table:table-cell>
          <table:table-cell office:value-type="float" office:value="16.7311589623812">
            <text:p>16.7311589624</text:p>
          </table:table-cell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8.88889634532062">
            <text:p>8.8888963453</text:p>
          </table:table-cell>
          <table:table-cell office:value-type="float" office:value="10.328036179242">
            <text:p>10.3280361792</text:p>
          </table:table-cell>
          <table:table-cell office:value-type="float" office:value="14.2594497850537">
            <text:p>14.2594497851</text:p>
          </table:table-cell>
          <table:table-cell office:value-type="float" office:value="14.8777322684371">
            <text:p>14.8777322684</text:p>
          </table:table-cell>
          <table:table-cell office:value-type="float" office:value="15.6857014173006">
            <text:p>15.6857014173</text:p>
          </table:table-cell>
          <table:table-cell office:value-type="float" office:value="16.0259150010016">
            <text:p>16.025915001</text:p>
          </table:table-cell>
          <table:table-cell office:value-type="float" office:value="16.6080138161486">
            <text:p>16.6080138161</text:p>
          </table:table-cell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8.8758432008195">
            <text:p>8.8758432008</text:p>
          </table:table-cell>
          <table:table-cell office:value-type="float" office:value="10.3129375681564">
            <text:p>10.3129375682</text:p>
          </table:table-cell>
          <table:table-cell office:value-type="float" office:value="14.2230419337361">
            <text:p>14.2230419337</text:p>
          </table:table-cell>
          <table:table-cell office:value-type="float" office:value="14.8318985615034">
            <text:p>14.8318985615</text:p>
          </table:table-cell>
          <table:table-cell office:value-type="float" office:value="15.6212230063518">
            <text:p>15.6212230064</text:p>
          </table:table-cell>
          <table:table-cell office:value-type="float" office:value="15.9483547857507">
            <text:p>15.9483547858</text:p>
          </table:table-cell>
          <table:table-cell office:value-type="float" office:value="16.4864198177331">
            <text:p>16.4864198177</text:p>
          </table:table-cell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8.86288386059122">
            <text:p>8.8628838606</text:p>
          </table:table-cell>
          <table:table-cell office:value-type="float" office:value="10.2971019958863">
            <text:p>10.2971019959</text:p>
          </table:table-cell>
          <table:table-cell office:value-type="float" office:value="14.1872385770842">
            <text:p>14.1872385771</text:p>
          </table:table-cell>
          <table:table-cell office:value-type="float" office:value="14.7852925137595">
            <text:p>14.7852925138</text:p>
          </table:table-cell>
          <table:table-cell office:value-type="float" office:value="15.5563425372632">
            <text:p>15.5563425373</text:p>
          </table:table-cell>
          <table:table-cell office:value-type="float" office:value="15.8695887956299">
            <text:p>15.8695887956</text:p>
          </table:table-cell>
          <table:table-cell office:value-type="float" office:value="16.3680493145069">
            <text:p>16.3680493145</text:p>
          </table:table-cell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8.8511889421225">
            <text:p>8.8511889421</text:p>
          </table:table-cell>
          <table:table-cell office:value-type="float" office:value="10.2808492495494">
            <text:p>10.2808492495</text:p>
          </table:table-cell>
          <table:table-cell office:value-type="float" office:value="14.1522288295498">
            <text:p>14.1522288295</text:p>
          </table:table-cell>
          <table:table-cell office:value-type="float" office:value="14.7418994375377">
            <text:p>14.7418994375</text:p>
          </table:table-cell>
          <table:table-cell office:value-type="float" office:value="15.4935375042147">
            <text:p>15.4935375042</text:p>
          </table:table-cell>
          <table:table-cell office:value-type="float" office:value="15.7920177913292">
            <text:p>15.7920177913</text:p>
          </table:table-cell>
          <table:table-cell office:value-type="float" office:value="16.2541665744976">
            <text:p>16.2541665745</text:p>
          </table:table-cell>
        </table:table-row>
        <table:table-row table:style-name="ro2">
          <table:table-cell/>
          <table:table-cell office:value-type="float" office:value="52">
            <text:p>52</text:p>
          </table:table-cell>
          <table:table-cell office:value-type="float" office:value="8.83833108028785">
            <text:p>8.8383310803</text:p>
          </table:table-cell>
          <table:table-cell office:value-type="float" office:value="10.2649710672168">
            <text:p>10.2649710672</text:p>
          </table:table-cell>
          <table:table-cell office:value-type="float" office:value="14.1167388600331">
            <text:p>14.11673886</text:p>
          </table:table-cell>
          <table:table-cell office:value-type="float" office:value="14.6969532699136">
            <text:p>14.6969532699</text:p>
          </table:table-cell>
          <table:table-cell office:value-type="float" office:value="15.4320576635576">
            <text:p>15.4320576636</text:p>
          </table:table-cell>
          <table:table-cell office:value-type="float" office:value="15.7148098771725">
            <text:p>15.7148098772</text:p>
          </table:table-cell>
          <table:table-cell office:value-type="float" office:value="16.1350853057565">
            <text:p>16.1350853058</text:p>
          </table:table-cell>
        </table:table-row>
        <table:table-row table:style-name="ro2">
          <table:table-cell/>
          <table:table-cell office:value-type="float" office:value="53">
            <text:p>53</text:p>
          </table:table-cell>
          <table:table-cell office:value-type="float" office:value="8.82596843987523">
            <text:p>8.8259684399</text:p>
          </table:table-cell>
          <table:table-cell office:value-type="float" office:value="10.2495842166592">
            <text:p>10.2495842167</text:p>
          </table:table-cell>
          <table:table-cell office:value-type="float" office:value="14.0805296236296">
            <text:p>14.0805296236</text:p>
          </table:table-cell>
          <table:table-cell office:value-type="float" office:value="14.6517020493771">
            <text:p>14.6517020494</text:p>
          </table:table-cell>
          <table:table-cell office:value-type="float" office:value="15.3678578399501">
            <text:p>15.36785784</text:p>
          </table:table-cell>
          <table:table-cell office:value-type="float" office:value="15.6380907300743">
            <text:p>15.6380907301</text:p>
          </table:table-cell>
          <table:table-cell office:value-type="float" office:value="16.0184346241814">
            <text:p>16.0184346242</text:p>
          </table:table-cell>
        </table:table-row>
        <table:table-row table:style-name="ro2">
          <table:table-cell/>
          <table:table-cell office:value-type="float" office:value="54">
            <text:p>54</text:p>
          </table:table-cell>
          <table:table-cell office:value-type="float" office:value="8.81348519950021">
            <text:p>8.8134851995</text:p>
          </table:table-cell>
          <table:table-cell office:value-type="float" office:value="10.2337311500788">
            <text:p>10.2337311501</text:p>
          </table:table-cell>
          <table:table-cell office:value-type="float" office:value="14.0452157941409">
            <text:p>14.0452157941</text:p>
          </table:table-cell>
          <table:table-cell office:value-type="float" office:value="14.6064091273797">
            <text:p>14.6064091274</text:p>
          </table:table-cell>
          <table:table-cell office:value-type="float" office:value="15.3041309963959">
            <text:p>15.3041309964</text:p>
          </table:table-cell>
          <table:table-cell office:value-type="float" office:value="15.5549726196106">
            <text:p>15.5549726196</text:p>
          </table:table-cell>
          <table:table-cell office:value-type="float" office:value="15.908601207091">
            <text:p>15.9086012071</text:p>
          </table:table-cell>
        </table:table-row>
        <table:table-row table:style-name="ro2">
          <table:table-cell/>
          <table:table-cell office:value-type="float" office:value="55">
            <text:p>55</text:p>
          </table:table-cell>
          <table:table-cell office:value-type="float" office:value="8.8001724441763">
            <text:p>8.8001724442</text:p>
          </table:table-cell>
          <table:table-cell office:value-type="float" office:value="10.2181814369995">
            <text:p>10.218181437</text:p>
          </table:table-cell>
          <table:table-cell office:value-type="float" office:value="14.0100063719127">
            <text:p>14.0100063719</text:p>
          </table:table-cell>
          <table:table-cell office:value-type="float" office:value="14.5628360493442">
            <text:p>14.5628360493</text:p>
          </table:table-cell>
          <table:table-cell office:value-type="float" office:value="15.2438673914242">
            <text:p>15.2438673914</text:p>
          </table:table-cell>
          <table:table-cell office:value-type="float" office:value="15.4752733877459">
            <text:p>15.4752733877</text:p>
          </table:table-cell>
          <table:table-cell office:value-type="float" office:value="15.7999042678073">
            <text:p>15.7999042678</text:p>
          </table:table-cell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float" office:value="8.78703665101292">
            <text:p>8.787036651</text:p>
          </table:table-cell>
          <table:table-cell office:value-type="float" office:value="10.2025844615511">
            <text:p>10.2025844616</text:p>
          </table:table-cell>
          <table:table-cell office:value-type="float" office:value="13.9735230903057">
            <text:p>13.9735230903</text:p>
          </table:table-cell>
          <table:table-cell office:value-type="float" office:value="14.518945270628">
            <text:p>14.5189452706</text:p>
          </table:table-cell>
          <table:table-cell office:value-type="float" office:value="15.1760593439188">
            <text:p>15.1760593439</text:p>
          </table:table-cell>
          <table:table-cell office:value-type="float" office:value="15.3946074316893">
            <text:p>15.3946074317</text:p>
          </table:table-cell>
          <table:table-cell office:value-type="float" office:value="15.6840064754551">
            <text:p>15.6840064755</text:p>
          </table:table-cell>
        </table:table-row>
        <table:table-row table:style-name="ro2">
          <table:table-cell/>
          <table:table-cell office:value-type="float" office:value="57">
            <text:p>57</text:p>
          </table:table-cell>
          <table:table-cell office:value-type="float" office:value="8.77463662426007">
            <text:p>8.7746366243</text:p>
          </table:table-cell>
          <table:table-cell office:value-type="float" office:value="10.1869084172154">
            <text:p>10.1869084172</text:p>
          </table:table-cell>
          <table:table-cell office:value-type="float" office:value="13.9381909693564">
            <text:p>13.9381909694</text:p>
          </table:table-cell>
          <table:table-cell office:value-type="float" office:value="14.4739356368422">
            <text:p>14.4739356368</text:p>
          </table:table-cell>
          <table:table-cell office:value-type="float" office:value="15.1112401910962">
            <text:p>15.1112401911</text:p>
          </table:table-cell>
          <table:table-cell office:value-type="float" office:value="15.3146427449474">
            <text:p>15.3146427449</text:p>
          </table:table-cell>
          <table:table-cell office:value-type="float" office:value="15.5758623742326">
            <text:p>15.5758623742</text:p>
          </table:table-cell>
        </table:table-row>
        <table:table-row table:style-name="ro2">
          <table:table-cell/>
          <table:table-cell office:value-type="float" office:value="58">
            <text:p>58</text:p>
          </table:table-cell>
          <table:table-cell office:value-type="float" office:value="8.76239455831885">
            <text:p>8.7623945583</text:p>
          </table:table-cell>
          <table:table-cell office:value-type="float" office:value="10.1712923310385">
            <text:p>10.171292331</text:p>
          </table:table-cell>
          <table:table-cell office:value-type="float" office:value="13.9016919010044">
            <text:p>13.901691901</text:p>
          </table:table-cell>
          <table:table-cell office:value-type="float" office:value="14.4289848270925">
            <text:p>14.4289848271</text:p>
          </table:table-cell>
          <table:table-cell office:value-type="float" office:value="15.0448094866891">
            <text:p>15.0448094867</text:p>
          </table:table-cell>
          <table:table-cell office:value-type="float" office:value="15.2367318521626">
            <text:p>15.2367318522</text:p>
          </table:table-cell>
          <table:table-cell office:value-type="float" office:value="15.4685578031579">
            <text:p>15.4685578032</text:p>
          </table:table-cell>
        </table:table-row>
        <table:table-row table:style-name="ro2">
          <table:table-cell/>
          <table:table-cell office:value-type="float" office:value="59">
            <text:p>59</text:p>
          </table:table-cell>
          <table:table-cell office:value-type="float" office:value="8.74996298515478">
            <text:p>8.7499629852</text:p>
          </table:table-cell>
          <table:table-cell office:value-type="float" office:value="10.1551822642591">
            <text:p>10.1551822643</text:p>
          </table:table-cell>
          <table:table-cell office:value-type="float" office:value="13.8662897887517">
            <text:p>13.8662897888</text:p>
          </table:table-cell>
          <table:table-cell office:value-type="float" office:value="14.3822103506963">
            <text:p>14.3822103507</text:p>
          </table:table-cell>
          <table:table-cell office:value-type="float" office:value="14.9785437435299">
            <text:p>14.9785437435</text:p>
          </table:table-cell>
          <table:table-cell office:value-type="float" office:value="15.1544741259943">
            <text:p>15.154474126</text:p>
          </table:table-cell>
          <table:table-cell office:value-type="float" office:value="15.3511228231338">
            <text:p>15.3511228231</text:p>
          </table:table-cell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float" office:value="8.73764658920505">
            <text:p>8.7376465892</text:p>
          </table:table-cell>
          <table:table-cell office:value-type="float" office:value="10.1407031310775">
            <text:p>10.1407031311</text:p>
          </table:table-cell>
          <table:table-cell office:value-type="float" office:value="13.8326368475116">
            <text:p>13.8326368475</text:p>
          </table:table-cell>
          <table:table-cell office:value-type="float" office:value="14.3365227948485">
            <text:p>14.3365227948</text:p>
          </table:table-cell>
          <table:table-cell office:value-type="float" office:value="14.9095354316653">
            <text:p>14.9095354317</text:p>
          </table:table-cell>
          <table:table-cell office:value-type="float" office:value="15.0751121219528">
            <text:p>15.075112122</text:p>
          </table:table-cell>
          <table:table-cell office:value-type="float" office:value="15.2421462055945">
            <text:p>15.2421462056</text:p>
          </table:table-cell>
        </table:table-row>
        <table:table-row table:style-name="ro2">
          <table:table-cell/>
          <table:table-cell office:value-type="float" office:value="61">
            <text:p>61</text:p>
          </table:table-cell>
          <table:table-cell office:value-type="float" office:value="8.72496993659372">
            <text:p>8.7249699366</text:p>
          </table:table-cell>
          <table:table-cell office:value-type="float" office:value="10.1260453042378">
            <text:p>10.1260453042</text:p>
          </table:table-cell>
          <table:table-cell office:value-type="float" office:value="13.7976331019211">
            <text:p>13.7976331019</text:p>
          </table:table-cell>
          <table:table-cell office:value-type="float" office:value="14.2902434008229">
            <text:p>14.2902434008</text:p>
          </table:table-cell>
          <table:table-cell office:value-type="float" office:value="14.8427987998492">
            <text:p>14.8427987998</text:p>
          </table:table-cell>
          <table:table-cell office:value-type="float" office:value="14.9947467525921">
            <text:p>14.9947467526</text:p>
          </table:table-cell>
          <table:table-cell office:value-type="float" office:value="15.1352194761528">
            <text:p>15.1352194762</text:p>
          </table:table-cell>
        </table:table-row>
        <table:table-row table:style-name="ro2">
          <table:table-cell/>
          <table:table-cell office:value-type="float" office:value="62">
            <text:p>62</text:p>
          </table:table-cell>
          <table:table-cell office:value-type="float" office:value="8.71207341425785">
            <text:p>8.7120734143</text:p>
          </table:table-cell>
          <table:table-cell office:value-type="float" office:value="10.1103717515087">
            <text:p>10.1103717515</text:p>
          </table:table-cell>
          <table:table-cell office:value-type="float" office:value="13.7613241310463">
            <text:p>13.761324131</text:p>
          </table:table-cell>
          <table:table-cell office:value-type="float" office:value="14.2427941429798">
            <text:p>14.242794143</text:p>
          </table:table-cell>
          <table:table-cell office:value-type="float" office:value="14.7719376474489">
            <text:p>14.7719376474</text:p>
          </table:table-cell>
          <table:table-cell office:value-type="float" office:value="14.9138808747387">
            <text:p>14.9138808747</text:p>
          </table:table-cell>
          <table:table-cell office:value-type="float" office:value="15.0339449830592">
            <text:p>15.0339449831</text:p>
          </table:table-cell>
        </table:table-row>
        <table:table-row table:style-name="ro2">
          <table:table-cell/>
          <table:table-cell office:value-type="float" office:value="63">
            <text:p>63</text:p>
          </table:table-cell>
          <table:table-cell office:value-type="float" office:value="8.69944039485009">
            <text:p>8.6994403949</text:p>
          </table:table-cell>
          <table:table-cell office:value-type="float" office:value="10.0938828781021">
            <text:p>10.0938828781</text:p>
          </table:table-cell>
          <table:table-cell office:value-type="float" office:value="13.7233270007891">
            <text:p>13.7233270008</text:p>
          </table:table-cell>
          <table:table-cell office:value-type="float" office:value="14.1924100151286">
            <text:p>14.1924100151</text:p>
          </table:table-cell>
          <table:table-cell office:value-type="float" office:value="14.6991079242678">
            <text:p>14.6991079243</text:p>
          </table:table-cell>
          <table:table-cell office:value-type="float" office:value="14.8342512116234">
            <text:p>14.8342512116</text:p>
          </table:table-cell>
          <table:table-cell office:value-type="float" office:value="14.9277308992896">
            <text:p>14.9277308993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8.6876884165912">
            <text:p>8.6876884166</text:p>
          </table:table-cell>
          <table:table-cell office:value-type="float" office:value="10.0783369040908">
            <text:p>10.0783369041</text:p>
          </table:table-cell>
          <table:table-cell office:value-type="float" office:value="13.6862671928564">
            <text:p>13.6862671929</text:p>
          </table:table-cell>
          <table:table-cell office:value-type="float" office:value="14.1456199721496">
            <text:p>14.1456199721</text:p>
          </table:table-cell>
          <table:table-cell office:value-type="float" office:value="14.6266185489556">
            <text:p>14.626618549</text:p>
          </table:table-cell>
          <table:table-cell office:value-type="float" office:value="14.757923856">
            <text:p>14.757923856</text:p>
          </table:table-cell>
          <table:table-cell office:value-type="float" office:value="14.8178007117967">
            <text:p>14.8178007118</text:p>
          </table:table-cell>
        </table:table-row>
        <table:table-row table:style-name="ro2">
          <table:table-cell/>
          <table:table-cell office:value-type="float" office:value="65">
            <text:p>65</text:p>
          </table:table-cell>
          <table:table-cell office:value-type="float" office:value="8.67498551774164">
            <text:p>8.6749855177</text:p>
          </table:table-cell>
          <table:table-cell office:value-type="float" office:value="10.0617963670044">
            <text:p>10.061796367</text:p>
          </table:table-cell>
          <table:table-cell office:value-type="float" office:value="13.6485226898532">
            <text:p>13.6485226899</text:p>
          </table:table-cell>
          <table:table-cell office:value-type="float" office:value="14.0957766723316">
            <text:p>14.0957766723</text:p>
          </table:table-cell>
          <table:table-cell office:value-type="float" office:value="14.5568758374814">
            <text:p>14.5568758375</text:p>
          </table:table-cell>
          <table:table-cell office:value-type="float" office:value="14.6716188728628">
            <text:p>14.6716188729</text:p>
          </table:table-cell>
          <table:table-cell office:value-type="float" office:value="14.7077468240317">
            <text:p>14.707746824</text:p>
          </table:table-cell>
        </table:table-row>
        <table:table-row table:style-name="ro2">
          <table:table-cell/>
          <table:table-cell office:value-type="float" office:value="66">
            <text:p>66</text:p>
          </table:table-cell>
          <table:table-cell office:value-type="float" office:value="8.66317333204445">
            <text:p>8.663173332</text:p>
          </table:table-cell>
          <table:table-cell office:value-type="float" office:value="10.0461057920957">
            <text:p>10.0461057921</text:p>
          </table:table-cell>
          <table:table-cell office:value-type="float" office:value="13.6087755078825">
            <text:p>13.6087755079</text:p>
          </table:table-cell>
          <table:table-cell office:value-type="float" office:value="14.0454811051648">
            <text:p>14.0454811052</text:p>
          </table:table-cell>
          <table:table-cell office:value-type="float" office:value="14.4876693571649">
            <text:p>14.4876693572</text:p>
          </table:table-cell>
          <table:table-cell office:value-type="float" office:value="14.5897735019361">
            <text:p>14.5897735019</text:p>
          </table:table-cell>
          <table:table-cell office:value-type="float" office:value="14.605185105235">
            <text:p>14.6051851052</text:p>
          </table:table-cell>
        </table:table-row>
        <table:table-row table:style-name="ro2">
          <table:table-cell/>
          <table:table-cell office:value-type="float" office:value="67">
            <text:p>67</text:p>
          </table:table-cell>
          <table:table-cell office:value-type="float" office:value="8.65031172499512">
            <text:p>8.650311725</text:p>
          </table:table-cell>
          <table:table-cell office:value-type="float" office:value="10.0307529573736">
            <text:p>10.0307529574</text:p>
          </table:table-cell>
          <table:table-cell office:value-type="float" office:value="13.5686326671827">
            <text:p>13.5686326672</text:p>
          </table:table-cell>
          <table:table-cell office:value-type="float" office:value="13.9961435085684">
            <text:p>13.9961435086</text:p>
          </table:table-cell>
          <table:table-cell office:value-type="float" office:value="14.4149446094664">
            <text:p>14.4149446095</text:p>
          </table:table-cell>
          <table:table-cell office:value-type="float" office:value="14.5105159856428">
            <text:p>14.5105159856</text:p>
          </table:table-cell>
          <table:table-cell office:value-type="float" office:value="14.4999347136411">
            <text:p>14.4999347136</text:p>
          </table:table-cell>
        </table:table-row>
        <table:table-row table:style-name="ro2">
          <table:table-cell/>
          <table:table-cell office:value-type="float" office:value="68">
            <text:p>68</text:p>
          </table:table-cell>
          <table:table-cell office:value-type="float" office:value="8.63795426896">
            <text:p>8.637954269</text:p>
          </table:table-cell>
          <table:table-cell office:value-type="float" office:value="10.0152993716395">
            <text:p>10.0152993716</text:p>
          </table:table-cell>
          <table:table-cell office:value-type="float" office:value="13.5298101751412">
            <text:p>13.5298101751</text:p>
          </table:table-cell>
          <table:table-cell office:value-type="float" office:value="13.9451521733815">
            <text:p>13.9451521734</text:p>
          </table:table-cell>
          <table:table-cell office:value-type="float" office:value="14.3438496240451">
            <text:p>14.343849624</text:p>
          </table:table-cell>
          <table:table-cell office:value-type="float" office:value="14.4261813333667">
            <text:p>14.4261813334</text:p>
          </table:table-cell>
          <table:table-cell office:value-type="float" office:value="14.4024570279669">
            <text:p>14.402457028</text:p>
          </table:table-cell>
        </table:table-row>
        <table:table-row table:style-name="ro2">
          <table:table-cell/>
          <table:table-cell office:value-type="float" office:value="69">
            <text:p>69</text:p>
          </table:table-cell>
          <table:table-cell office:value-type="float" office:value="8.62532111753067">
            <text:p>8.6253211175</text:p>
          </table:table-cell>
          <table:table-cell office:value-type="float" office:value="9.99939934849971">
            <text:p>9.9993993485</text:p>
          </table:table-cell>
          <table:table-cell office:value-type="float" office:value="13.4893442582175">
            <text:p>13.4893442582</text:p>
          </table:table-cell>
          <table:table-cell office:value-type="float" office:value="13.8948198873012">
            <text:p>13.8948198873</text:p>
          </table:table-cell>
          <table:table-cell office:value-type="float" office:value="14.2719889825746">
            <text:p>14.2719889826</text:p>
          </table:table-cell>
          <table:table-cell office:value-type="float" office:value="14.3413440488377">
            <text:p>14.3413440488</text:p>
          </table:table-cell>
          <table:table-cell office:value-type="float" office:value="14.2945669834884">
            <text:p>14.2945669835</text:p>
          </table:table-cell>
        </table:table-row>
        <table:table-row table:style-name="ro2">
          <table:table-cell/>
          <table:table-cell office:value-type="float" office:value="70">
            <text:p>70</text:p>
          </table:table-cell>
          <table:table-cell office:value-type="float" office:value="8.61232661573515">
            <text:p>8.6123266157</text:p>
          </table:table-cell>
          <table:table-cell office:value-type="float" office:value="9.98319442904636">
            <text:p>9.983194429</text:p>
          </table:table-cell>
          <table:table-cell office:value-type="float" office:value="13.4480301345533">
            <text:p>13.4480301346</text:p>
          </table:table-cell>
          <table:table-cell office:value-type="float" office:value="13.8391317632805">
            <text:p>13.8391317633</text:p>
          </table:table-cell>
          <table:table-cell office:value-type="float" office:value="14.1986047614327">
            <text:p>14.1986047614</text:p>
          </table:table-cell>
          <table:table-cell office:value-type="float" office:value="14.2583365639158">
            <text:p>14.2583365639</text:p>
          </table:table-cell>
          <table:table-cell office:value-type="float" office:value="14.1898191970385">
            <text:p>14.189819197</text:p>
          </table:table-cell>
        </table:table-row>
        <table:table-row table:style-name="ro2">
          <table:table-cell/>
          <table:table-cell office:value-type="float" office:value="71">
            <text:p>71</text:p>
          </table:table-cell>
          <table:table-cell office:value-type="float" office:value="8.598437850204">
            <text:p>8.5984378502</text:p>
          </table:table-cell>
          <table:table-cell office:value-type="float" office:value="9.96773908287532">
            <text:p>9.9677390829</text:p>
          </table:table-cell>
          <table:table-cell office:value-type="float" office:value="13.4066052074829">
            <text:p>13.4066052075</text:p>
          </table:table-cell>
          <table:table-cell office:value-type="float" office:value="13.7847638178045">
            <text:p>13.7847638178</text:p>
          </table:table-cell>
          <table:table-cell office:value-type="float" office:value="14.1212891503942">
            <text:p>14.1212891504</text:p>
          </table:table-cell>
          <table:table-cell office:value-type="float" office:value="14.1662278675578">
            <text:p>14.1662278676</text:p>
          </table:table-cell>
          <table:table-cell office:value-type="float" office:value="14.081139141412">
            <text:p>14.0811391414</text:p>
          </table:table-cell>
        </table:table-row>
        <table:table-row table:style-name="ro2">
          <table:table-cell/>
          <table:table-cell office:value-type="float" office:value="72">
            <text:p>72</text:p>
          </table:table-cell>
          <table:table-cell office:value-type="float" office:value="8.58593731270111">
            <text:p>8.5859373127</text:p>
          </table:table-cell>
          <table:table-cell office:value-type="float" office:value="9.95125321344722">
            <text:p>9.9512532134</text:p>
          </table:table-cell>
          <table:table-cell office:value-type="float" office:value="13.3624884303601">
            <text:p>13.3624884304</text:p>
          </table:table-cell>
          <table:table-cell office:value-type="float" office:value="13.7304023201787">
            <text:p>13.7304023202</text:p>
          </table:table-cell>
          <table:table-cell office:value-type="float" office:value="14.0448297776718">
            <text:p>14.0448297777</text:p>
          </table:table-cell>
          <table:table-cell office:value-type="float" office:value="14.0761767005397">
            <text:p>14.0761767005</text:p>
          </table:table-cell>
          <table:table-cell office:value-type="float" office:value="13.9817193993891">
            <text:p>13.9817193994</text:p>
          </table:table-cell>
        </table:table-row>
        <table:table-row table:style-name="ro2">
          <table:table-cell/>
          <table:table-cell office:value-type="float" office:value="73">
            <text:p>73</text:p>
          </table:table-cell>
          <table:table-cell office:value-type="float" office:value="8.57337214304209">
            <text:p>8.573372143</text:p>
          </table:table-cell>
          <table:table-cell office:value-type="float" office:value="9.93417104343338">
            <text:p>9.9341710434</text:p>
          </table:table-cell>
          <table:table-cell office:value-type="float" office:value="13.3192121464797">
            <text:p>13.3192121465</text:p>
          </table:table-cell>
          <table:table-cell office:value-type="float" office:value="13.672991691118">
            <text:p>13.6729916911</text:p>
          </table:table-cell>
          <table:table-cell office:value-type="float" office:value="13.968774170006">
            <text:p>13.96877417</text:p>
          </table:table-cell>
          <table:table-cell office:value-type="float" office:value="13.9863010859249">
            <text:p>13.9863010859</text:p>
          </table:table-cell>
          <table:table-cell office:value-type="float" office:value="13.874908799343">
            <text:p>13.8749087993</text:p>
          </table:table-cell>
        </table:table-row>
        <table:table-row table:style-name="ro2">
          <table:table-cell/>
          <table:table-cell office:value-type="float" office:value="74">
            <text:p>74</text:p>
          </table:table-cell>
          <table:table-cell office:value-type="float" office:value="8.55974047038641">
            <text:p>8.5597404704</text:p>
          </table:table-cell>
          <table:table-cell office:value-type="float" office:value="9.91834223530294">
            <text:p>9.9183422353</text:p>
          </table:table-cell>
          <table:table-cell office:value-type="float" office:value="13.2746756450218">
            <text:p>13.274675645</text:p>
          </table:table-cell>
          <table:table-cell office:value-type="float" office:value="13.6146900253698">
            <text:p>13.6146900254</text:p>
          </table:table-cell>
          <table:table-cell office:value-type="float" office:value="13.8835281768087">
            <text:p>13.8835281768</text:p>
          </table:table-cell>
          <table:table-cell office:value-type="float" office:value="13.89787505501">
            <text:p>13.897875055</text:p>
          </table:table-cell>
          <table:table-cell office:value-type="float" office:value="13.7654145956676">
            <text:p>13.7654145957</text:p>
          </table:table-cell>
        </table:table-row>
        <table:table-row table:style-name="ro2">
          <table:table-cell/>
          <table:table-cell office:value-type="float" office:value="75">
            <text:p>75</text:p>
          </table:table-cell>
          <table:table-cell office:value-type="float" office:value="8.54720968811057">
            <text:p>8.5472096881</text:p>
          </table:table-cell>
          <table:table-cell office:value-type="float" office:value="9.90121142846718">
            <text:p>9.9012114285</text:p>
          </table:table-cell>
          <table:table-cell office:value-type="float" office:value="13.227800371229">
            <text:p>13.2278003712</text:p>
          </table:table-cell>
          <table:table-cell office:value-type="float" office:value="13.5524411217306">
            <text:p>13.5524411217</text:p>
          </table:table-cell>
          <table:table-cell office:value-type="float" office:value="13.8058956388379">
            <text:p>13.8058956388</text:p>
          </table:table-cell>
          <table:table-cell office:value-type="float" office:value="13.8045883724225">
            <text:p>13.8045883724</text:p>
          </table:table-cell>
          <table:table-cell office:value-type="float" office:value="13.6560805854996">
            <text:p>13.6560805855</text:p>
          </table:table-cell>
        </table:table-row>
        <table:table-row table:style-name="ro2">
          <table:table-cell/>
          <table:table-cell office:value-type="float" office:value="76">
            <text:p>76</text:p>
          </table:table-cell>
          <table:table-cell office:value-type="float" office:value="8.53285183362755">
            <text:p>8.5328518336</text:p>
          </table:table-cell>
          <table:table-cell office:value-type="float" office:value="9.88405001504429">
            <text:p>9.884050015</text:p>
          </table:table-cell>
          <table:table-cell office:value-type="float" office:value="13.1808491852196">
            <text:p>13.1808491852</text:p>
          </table:table-cell>
          <table:table-cell office:value-type="float" office:value="13.4936907081783">
            <text:p>13.4936907082</text:p>
          </table:table-cell>
          <table:table-cell office:value-type="float" office:value="13.720510401258">
            <text:p>13.7205104013</text:p>
          </table:table-cell>
          <table:table-cell office:value-type="float" office:value="13.7183239235166">
            <text:p>13.7183239235</text:p>
          </table:table-cell>
          <table:table-cell office:value-type="float" office:value="13.5544314449395">
            <text:p>13.5544314449</text:p>
          </table:table-cell>
        </table:table-row>
        <table:table-row table:style-name="ro2">
          <table:table-cell/>
          <table:table-cell office:value-type="float" office:value="77">
            <text:p>77</text:p>
          </table:table-cell>
          <table:table-cell office:value-type="float" office:value="8.51909639132263">
            <text:p>8.5190963913</text:p>
          </table:table-cell>
          <table:table-cell office:value-type="float" office:value="9.86649594099741">
            <text:p>9.866495941</text:p>
          </table:table-cell>
          <table:table-cell office:value-type="float" office:value="13.130806880035">
            <text:p>13.13080688</text:p>
          </table:table-cell>
          <table:table-cell office:value-type="float" office:value="13.4322003741818">
            <text:p>13.4322003742</text:p>
          </table:table-cell>
          <table:table-cell office:value-type="float" office:value="13.6387158055044">
            <text:p>13.6387158055</text:p>
          </table:table-cell>
          <table:table-cell office:value-type="float" office:value="13.6294254133764">
            <text:p>13.6294254134</text:p>
          </table:table-cell>
          <table:table-cell office:value-type="float" office:value="13.4487290986774">
            <text:p>13.4487290987</text:p>
          </table:table-cell>
        </table:table-row>
        <table:table-row table:style-name="ro2">
          <table:table-cell/>
          <table:table-cell office:value-type="float" office:value="78">
            <text:p>78</text:p>
          </table:table-cell>
          <table:table-cell office:value-type="float" office:value="8.50564729714516">
            <text:p>8.5056472971</text:p>
          </table:table-cell>
          <table:table-cell office:value-type="float" office:value="9.849160322405">
            <text:p>9.8491603224</text:p>
          </table:table-cell>
          <table:table-cell office:value-type="float" office:value="13.0827779680713">
            <text:p>13.0827779681</text:p>
          </table:table-cell>
          <table:table-cell office:value-type="float" office:value="13.3669472945244">
            <text:p>13.3669472945</text:p>
          </table:table-cell>
          <table:table-cell office:value-type="float" office:value="13.5551942056752">
            <text:p>13.5551942057</text:p>
          </table:table-cell>
          <table:table-cell office:value-type="float" office:value="13.5336391533154">
            <text:p>13.5336391533</text:p>
          </table:table-cell>
          <table:table-cell office:value-type="float" office:value="13.3435681983736">
            <text:p>13.3435681984</text:p>
          </table:table-cell>
        </table:table-row>
        <table:table-row table:style-name="ro2">
          <table:table-cell/>
          <table:table-cell office:value-type="float" office:value="79">
            <text:p>79</text:p>
          </table:table-cell>
          <table:table-cell office:value-type="float" office:value="8.49180200493233">
            <text:p>8.4918020049</text:p>
          </table:table-cell>
          <table:table-cell office:value-type="float" office:value="9.83172022204069">
            <text:p>9.831720222</text:p>
          </table:table-cell>
          <table:table-cell office:value-type="float" office:value="13.0288106485797">
            <text:p>13.0288106486</text:p>
          </table:table-cell>
          <table:table-cell office:value-type="float" office:value="13.2946625276126">
            <text:p>13.2946625276</text:p>
          </table:table-cell>
          <table:table-cell office:value-type="float" office:value="13.4661923009581">
            <text:p>13.466192301</text:p>
          </table:table-cell>
          <table:table-cell office:value-type="float" office:value="13.4396909513445">
            <text:p>13.4396909513</text:p>
          </table:table-cell>
          <table:table-cell office:value-type="float" office:value="13.2372255536634">
            <text:p>13.2372255537</text:p>
          </table:table-cell>
        </table:table-row>
        <table:table-row table:style-name="ro2">
          <table:table-cell/>
          <table:table-cell office:value-type="float" office:value="80">
            <text:p>80</text:p>
          </table:table-cell>
          <table:table-cell office:value-type="float" office:value="8.47782034961847">
            <text:p>8.4778203496</text:p>
          </table:table-cell>
          <table:table-cell office:value-type="float" office:value="9.81343094982667">
            <text:p>9.8134309498</text:p>
          </table:table-cell>
          <table:table-cell office:value-type="float" office:value="12.978521341744">
            <text:p>12.9785213417</text:p>
          </table:table-cell>
          <table:table-cell office:value-type="float" office:value="13.224166860708">
            <text:p>13.2241668607</text:p>
          </table:table-cell>
          <table:table-cell office:value-type="float" office:value="13.3788538795802">
            <text:p>13.3788538796</text:p>
          </table:table-cell>
          <table:table-cell office:value-type="float" office:value="13.339957265885">
            <text:p>13.3399572659</text:p>
          </table:table-cell>
          <table:table-cell office:value-type="float" office:value="13.1230492078999">
            <text:p>13.1230492079</text:p>
          </table:table-cell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float" office:value="8.46369232971452">
            <text:p>8.4636923297</text:p>
          </table:table-cell>
          <table:table-cell office:value-type="float" office:value="9.79496219936556">
            <text:p>9.7949621994</text:p>
          </table:table-cell>
          <table:table-cell office:value-type="float" office:value="12.9241879490415">
            <text:p>12.924187949</text:p>
          </table:table-cell>
          <table:table-cell office:value-type="float" office:value="13.15125769243">
            <text:p>13.1512576924</text:p>
          </table:table-cell>
          <table:table-cell office:value-type="float" office:value="13.2870880677247">
            <text:p>13.2870880677</text:p>
          </table:table-cell>
          <table:table-cell office:value-type="float" office:value="13.2397453598307">
            <text:p>13.2397453598</text:p>
          </table:table-cell>
          <table:table-cell office:value-type="float" office:value="13.0143412393766">
            <text:p>13.0143412394</text:p>
          </table:table-cell>
        </table:table-row>
        <table:table-row table:style-name="ro2">
          <table:table-cell/>
          <table:table-cell office:value-type="float" office:value="82">
            <text:p>82</text:p>
          </table:table-cell>
          <table:table-cell office:value-type="float" office:value="8.44906157138814">
            <text:p>8.4490615714</text:p>
          </table:table-cell>
          <table:table-cell office:value-type="float" office:value="9.77580450397923">
            <text:p>9.775804504</text:p>
          </table:table-cell>
          <table:table-cell office:value-type="float" office:value="12.8675942819035">
            <text:p>12.8675942819</text:p>
          </table:table-cell>
          <table:table-cell office:value-type="float" office:value="13.0766183870147">
            <text:p>13.076618387</text:p>
          </table:table-cell>
          <table:table-cell office:value-type="float" office:value="13.198995793683">
            <text:p>13.1989957937</text:p>
          </table:table-cell>
          <table:table-cell office:value-type="float" office:value="13.1392878190335">
            <text:p>13.139287819</text:p>
          </table:table-cell>
          <table:table-cell office:value-type="float" office:value="12.9079908915288">
            <text:p>12.9079908915</text:p>
          </table:table-cell>
        </table:table-row>
        <table:table-row table:style-name="ro2">
          <table:table-cell/>
          <table:table-cell office:value-type="float" office:value="83">
            <text:p>83</text:p>
          </table:table-cell>
          <table:table-cell office:value-type="float" office:value="8.43428815674325">
            <text:p>8.4342881567</text:p>
          </table:table-cell>
          <table:table-cell office:value-type="float" office:value="9.75654270758334">
            <text:p>9.7565427076</text:p>
          </table:table-cell>
          <table:table-cell office:value-type="float" office:value="12.8051999299176">
            <text:p>12.8051999299</text:p>
          </table:table-cell>
          <table:table-cell office:value-type="float" office:value="12.9990186162462">
            <text:p>12.9990186162</text:p>
          </table:table-cell>
          <table:table-cell office:value-type="float" office:value="13.1014269053257">
            <text:p>13.1014269053</text:p>
          </table:table-cell>
          <table:table-cell office:value-type="float" office:value="13.0389726397698">
            <text:p>13.0389726398</text:p>
          </table:table-cell>
          <table:table-cell office:value-type="float" office:value="12.7977459757413">
            <text:p>12.7977459757</text:p>
          </table:table-cell>
        </table:table-row>
        <table:table-row table:style-name="ro2">
          <table:table-cell/>
          <table:table-cell office:value-type="float" office:value="84">
            <text:p>84</text:p>
          </table:table-cell>
          <table:table-cell office:value-type="float" office:value="8.41881672247285">
            <text:p>8.4188167225</text:p>
          </table:table-cell>
          <table:table-cell office:value-type="float" office:value="9.73746176509673">
            <text:p>9.7374617651</text:p>
          </table:table-cell>
          <table:table-cell office:value-type="float" office:value="12.7452535872673">
            <text:p>12.7452535873</text:p>
          </table:table-cell>
          <table:table-cell office:value-type="float" office:value="12.9195160987976">
            <text:p>12.9195160988</text:p>
          </table:table-cell>
          <table:table-cell office:value-type="float" office:value="13.0078777805138">
            <text:p>13.0078777805</text:p>
          </table:table-cell>
          <table:table-cell office:value-type="float" office:value="12.9368070423724">
            <text:p>12.9368070424</text:p>
          </table:table-cell>
          <table:table-cell office:value-type="float" office:value="12.6885895613687">
            <text:p>12.6885895614</text:p>
          </table:table-cell>
        </table:table-row>
        <table:table-row table:style-name="ro2">
          <table:table-cell/>
          <table:table-cell office:value-type="float" office:value="85">
            <text:p>85</text:p>
          </table:table-cell>
          <table:table-cell office:value-type="float" office:value="8.40265143083927">
            <text:p>8.4026514308</text:p>
          </table:table-cell>
          <table:table-cell office:value-type="float" office:value="9.71817848740872">
            <text:p>9.7181784874</text:p>
          </table:table-cell>
          <table:table-cell office:value-type="float" office:value="12.6820364053202">
            <text:p>12.6820364053</text:p>
          </table:table-cell>
          <table:table-cell office:value-type="float" office:value="12.8416037927026">
            <text:p>12.8416037927</text:p>
          </table:table-cell>
          <table:table-cell office:value-type="float" office:value="12.9083283571137">
            <text:p>12.9083283571</text:p>
          </table:table-cell>
          <table:table-cell office:value-type="float" office:value="12.8296448325134">
            <text:p>12.8296448325</text:p>
          </table:table-cell>
          <table:table-cell office:value-type="float" office:value="12.5739584660564">
            <text:p>12.5739584661</text:p>
          </table:table-cell>
        </table:table-row>
        <table:table-row table:style-name="ro2">
          <table:table-cell/>
          <table:table-cell office:value-type="float" office:value="86">
            <text:p>86</text:p>
          </table:table-cell>
          <table:table-cell office:value-type="float" office:value="8.38707815830803">
            <text:p>8.3870781583</text:p>
          </table:table-cell>
          <table:table-cell office:value-type="float" office:value="9.69856728098005">
            <text:p>9.698567281</text:p>
          </table:table-cell>
          <table:table-cell office:value-type="float" office:value="12.6128342771305">
            <text:p>12.6128342771</text:p>
          </table:table-cell>
          <table:table-cell office:value-type="float" office:value="12.7572835009043">
            <text:p>12.7572835009</text:p>
          </table:table-cell>
          <table:table-cell office:value-type="float" office:value="12.7993639862418">
            <text:p>12.7993639862</text:p>
          </table:table-cell>
          <table:table-cell office:value-type="float" office:value="12.7235221550721">
            <text:p>12.7235221551</text:p>
          </table:table-cell>
          <table:table-cell office:value-type="float" office:value="12.4634709296589">
            <text:p>12.4634709297</text:p>
          </table:table-cell>
        </table:table-row>
        <table:table-row table:style-name="ro2">
          <table:table-cell/>
          <table:table-cell office:value-type="float" office:value="87">
            <text:p>87</text:p>
          </table:table-cell>
          <table:table-cell office:value-type="float" office:value="8.37160804134197">
            <text:p>8.3716080413</text:p>
          </table:table-cell>
          <table:table-cell office:value-type="float" office:value="9.67785958591142">
            <text:p>9.6778595859</text:p>
          </table:table-cell>
          <table:table-cell office:value-type="float" office:value="12.543654497427">
            <text:p>12.5436544974</text:p>
          </table:table-cell>
          <table:table-cell office:value-type="float" office:value="12.6721870823388">
            <text:p>12.6721870823</text:p>
          </table:table-cell>
          <table:table-cell office:value-type="float" office:value="12.6945179672702">
            <text:p>12.6945179673</text:p>
          </table:table-cell>
          <table:table-cell office:value-type="float" office:value="12.6156384392709">
            <text:p>12.6156384393</text:p>
          </table:table-cell>
          <table:table-cell office:value-type="float" office:value="12.3429778158334">
            <text:p>12.3429778158</text:p>
          </table:table-cell>
        </table:table-row>
        <table:table-row table:style-name="ro2">
          <table:table-cell/>
          <table:table-cell office:value-type="float" office:value="88">
            <text:p>88</text:p>
          </table:table-cell>
          <table:table-cell office:value-type="float" office:value="8.35401966474211">
            <text:p>8.3540196647</text:p>
          </table:table-cell>
          <table:table-cell office:value-type="float" office:value="9.65574827442683">
            <text:p>9.6557482744</text:p>
          </table:table-cell>
          <table:table-cell office:value-type="float" office:value="12.4692705640041">
            <text:p>12.469270564</text:p>
          </table:table-cell>
          <table:table-cell office:value-type="float" office:value="12.5784536440177">
            <text:p>12.578453644</text:p>
          </table:table-cell>
          <table:table-cell office:value-type="float" office:value="12.5892776859762">
            <text:p>12.589277686</text:p>
          </table:table-cell>
          <table:table-cell office:value-type="float" office:value="12.4977205811497">
            <text:p>12.4977205811</text:p>
          </table:table-cell>
          <table:table-cell office:value-type="float" office:value="12.2258312052469">
            <text:p>12.2258312052</text:p>
          </table:table-cell>
        </table:table-row>
        <table:table-row table:style-name="ro2">
          <table:table-cell/>
          <table:table-cell office:value-type="float" office:value="89">
            <text:p>89</text:p>
          </table:table-cell>
          <table:table-cell office:value-type="float" office:value="8.33709264178498">
            <text:p>8.3370926418</text:p>
          </table:table-cell>
          <table:table-cell office:value-type="float" office:value="9.63370304889405">
            <text:p>9.6337030489</text:p>
          </table:table-cell>
          <table:table-cell office:value-type="float" office:value="12.3926632313252">
            <text:p>12.3926632313</text:p>
          </table:table-cell>
          <table:table-cell office:value-type="float" office:value="12.4859666719395">
            <text:p>12.4859666719</text:p>
          </table:table-cell>
          <table:table-cell office:value-type="float" office:value="12.4773126425753">
            <text:p>12.4773126426</text:p>
          </table:table-cell>
          <table:table-cell office:value-type="float" office:value="12.3805961524381">
            <text:p>12.3805961524</text:p>
          </table:table-cell>
          <table:table-cell office:value-type="float" office:value="12.1038349632708">
            <text:p>12.1038349633</text:p>
          </table:table-cell>
        </table:table-row>
        <table:table-row table:style-name="ro2">
          <table:table-cell/>
          <table:table-cell office:value-type="float" office:value="90">
            <text:p>90</text:p>
          </table:table-cell>
          <table:table-cell office:value-type="float" office:value="8.31902169266718">
            <text:p>8.3190216927</text:p>
          </table:table-cell>
          <table:table-cell office:value-type="float" office:value="9.61112709089574">
            <text:p>9.6111270909</text:p>
          </table:table-cell>
          <table:table-cell office:value-type="float" office:value="12.3089505118124">
            <text:p>12.3089505118</text:p>
          </table:table-cell>
          <table:table-cell office:value-type="float" office:value="12.3958314816251">
            <text:p>12.3958314816</text:p>
          </table:table-cell>
          <table:table-cell office:value-type="float" office:value="12.3574182147875">
            <text:p>12.3574182148</text:p>
          </table:table-cell>
          <table:table-cell office:value-type="float" office:value="12.2658290629016">
            <text:p>12.2658290629</text:p>
          </table:table-cell>
          <table:table-cell office:value-type="float" office:value="11.9817030406535">
            <text:p>11.9817030407</text:p>
          </table:table-cell>
        </table:table-row>
        <table:table-row table:style-name="ro2">
          <table:table-cell/>
          <table:table-cell office:value-type="float" office:value="91">
            <text:p>91</text:p>
          </table:table-cell>
          <table:table-cell office:value-type="float" office:value="8.30070779213092">
            <text:p>8.3007077921</text:p>
          </table:table-cell>
          <table:table-cell office:value-type="float" office:value="9.58794163531245">
            <text:p>9.5879416353</text:p>
          </table:table-cell>
          <table:table-cell office:value-type="float" office:value="12.2262548979447">
            <text:p>12.2262548979</text:p>
          </table:table-cell>
          <table:table-cell office:value-type="float" office:value="12.2920647088793">
            <text:p>12.2920647089</text:p>
          </table:table-cell>
          <table:table-cell office:value-type="float" office:value="12.241624129604">
            <text:p>12.2416241296</text:p>
          </table:table-cell>
          <table:table-cell office:value-type="float" office:value="12.1385148551395">
            <text:p>12.1385148551</text:p>
          </table:table-cell>
          <table:table-cell office:value-type="float" office:value="11.8569175518383">
            <text:p>11.8569175518</text:p>
          </table:table-cell>
        </table:table-row>
        <table:table-row table:style-name="ro2">
          <table:table-cell/>
          <table:table-cell office:value-type="float" office:value="92">
            <text:p>92</text:p>
          </table:table-cell>
          <table:table-cell office:value-type="float" office:value="8.28116127958112">
            <text:p>8.2811612796</text:p>
          </table:table-cell>
          <table:table-cell office:value-type="float" office:value="9.56279061733508">
            <text:p>9.5627906173</text:p>
          </table:table-cell>
          <table:table-cell office:value-type="float" office:value="12.1375047197978">
            <text:p>12.1375047198</text:p>
          </table:table-cell>
          <table:table-cell office:value-type="float" office:value="12.1878337622086">
            <text:p>12.1878337622</text:p>
          </table:table-cell>
          <table:table-cell office:value-type="float" office:value="12.1102699038734">
            <text:p>12.1102699039</text:p>
          </table:table-cell>
          <table:table-cell office:value-type="float" office:value="12.011483054522">
            <text:p>12.0114830545</text:p>
          </table:table-cell>
          <table:table-cell office:value-type="float" office:value="11.7334927072236">
            <text:p>11.7334927072</text:p>
          </table:table-cell>
        </table:table-row>
        <table:table-row table:style-name="ro2">
          <table:table-cell/>
          <table:table-cell office:value-type="float" office:value="93">
            <text:p>93</text:p>
          </table:table-cell>
          <table:table-cell office:value-type="float" office:value="8.26182510712059">
            <text:p>8.2618251071</text:p>
          </table:table-cell>
          <table:table-cell office:value-type="float" office:value="9.53746299503464">
            <text:p>9.537462995</text:p>
          </table:table-cell>
          <table:table-cell office:value-type="float" office:value="12.0451754965459">
            <text:p>12.0451754965</text:p>
          </table:table-cell>
          <table:table-cell office:value-type="float" office:value="12.0767508402193">
            <text:p>12.0767508402</text:p>
          </table:table-cell>
          <table:table-cell office:value-type="float" office:value="11.9903835719089">
            <text:p>11.9903835719</text:p>
          </table:table-cell>
          <table:table-cell office:value-type="float" office:value="11.8779827604147">
            <text:p>11.8779827604</text:p>
          </table:table-cell>
          <table:table-cell office:value-type="float" office:value="11.6048928113431">
            <text:p>11.6048928113</text:p>
          </table:table-cell>
        </table:table-row>
        <table:table-row table:style-name="ro2">
          <table:table-cell/>
          <table:table-cell office:value-type="float" office:value="94">
            <text:p>94</text:p>
          </table:table-cell>
          <table:table-cell office:value-type="float" office:value="8.24090499321721">
            <text:p>8.2409049932</text:p>
          </table:table-cell>
          <table:table-cell office:value-type="float" office:value="9.50922459029922">
            <text:p>9.5092245903</text:p>
          </table:table-cell>
          <table:table-cell office:value-type="float" office:value="11.9512903773443">
            <text:p>11.9512903773</text:p>
          </table:table-cell>
          <table:table-cell office:value-type="float" office:value="11.9632594936848">
            <text:p>11.9632594937</text:p>
          </table:table-cell>
          <table:table-cell office:value-type="float" office:value="11.8590471754068">
            <text:p>11.8590471754</text:p>
          </table:table-cell>
          <table:table-cell office:value-type="float" office:value="11.7394126452295">
            <text:p>11.7394126452</text:p>
          </table:table-cell>
          <table:table-cell office:value-type="float" office:value="11.4722739075713">
            <text:p>11.4722739076</text:p>
          </table:table-cell>
        </table:table-row>
        <table:table-row table:style-name="ro2">
          <table:table-cell/>
          <table:table-cell office:value-type="float" office:value="95">
            <text:p>95</text:p>
          </table:table-cell>
          <table:table-cell office:value-type="float" office:value="8.21958547319717">
            <text:p>8.2195854732</text:p>
          </table:table-cell>
          <table:table-cell office:value-type="float" office:value="9.4822280280346">
            <text:p>9.482228028</text:p>
          </table:table-cell>
          <table:table-cell office:value-type="float" office:value="11.8530625021251">
            <text:p>11.8530625021</text:p>
          </table:table-cell>
          <table:table-cell office:value-type="float" office:value="11.8379457533215">
            <text:p>11.8379457533</text:p>
          </table:table-cell>
          <table:table-cell office:value-type="float" office:value="11.7184710830878">
            <text:p>11.7184710831</text:p>
          </table:table-cell>
          <table:table-cell office:value-type="float" office:value="11.59396150549">
            <text:p>11.5939615055</text:p>
          </table:table-cell>
          <table:table-cell office:value-type="float" office:value="11.3352692777149">
            <text:p>11.3352692777</text:p>
          </table:table-cell>
        </table:table-row>
        <table:table-row table:style-name="ro2">
          <table:table-cell/>
          <table:table-cell office:value-type="float" office:value="96">
            <text:p>96</text:p>
          </table:table-cell>
          <table:table-cell office:value-type="float" office:value="8.19763005050909">
            <text:p>8.1976300505</text:p>
          </table:table-cell>
          <table:table-cell office:value-type="float" office:value="9.45352119418862">
            <text:p>9.4535211942</text:p>
          </table:table-cell>
          <table:table-cell office:value-type="float" office:value="11.7435532477478">
            <text:p>11.7435532477</text:p>
          </table:table-cell>
          <table:table-cell office:value-type="float" office:value="11.7061657592141">
            <text:p>11.7061657592</text:p>
          </table:table-cell>
          <table:table-cell office:value-type="float" office:value="11.570625430083">
            <text:p>11.5706254301</text:p>
          </table:table-cell>
          <table:table-cell office:value-type="float" office:value="11.4517285846998">
            <text:p>11.4517285847</text:p>
          </table:table-cell>
          <table:table-cell office:value-type="float" office:value="11.18044415708">
            <text:p>11.1804441571</text:p>
          </table:table-cell>
        </table:table-row>
        <table:table-row table:style-name="ro2">
          <table:table-cell/>
          <table:table-cell office:value-type="float" office:value="97">
            <text:p>97</text:p>
          </table:table-cell>
          <table:table-cell office:value-type="float" office:value="8.17305167407152">
            <text:p>8.1730516741</text:p>
          </table:table-cell>
          <table:table-cell office:value-type="float" office:value="9.42271125657168">
            <text:p>9.4227112566</text:p>
          </table:table-cell>
          <table:table-cell office:value-type="float" office:value="11.6227886414608">
            <text:p>11.6227886415</text:p>
          </table:table-cell>
          <table:table-cell office:value-type="float" office:value="11.566415690923">
            <text:p>11.5664156909</text:p>
          </table:table-cell>
          <table:table-cell office:value-type="float" office:value="11.4110262401548">
            <text:p>11.4110262402</text:p>
          </table:table-cell>
          <table:table-cell office:value-type="float" office:value="11.2957593818768">
            <text:p>11.2957593819</text:p>
          </table:table-cell>
          <table:table-cell office:value-type="float" office:value="11.0245658912402">
            <text:p>11.0245658912</text:p>
          </table:table-cell>
        </table:table-row>
        <table:table-row table:style-name="ro2">
          <table:table-cell/>
          <table:table-cell office:value-type="float" office:value="98">
            <text:p>98</text:p>
          </table:table-cell>
          <table:table-cell office:value-type="float" office:value="8.1487462123771">
            <text:p>8.1487462124</text:p>
          </table:table-cell>
          <table:table-cell office:value-type="float" office:value="9.38957224300685">
            <text:p>9.389572243</text:p>
          </table:table-cell>
          <table:table-cell office:value-type="float" office:value="11.504957557305">
            <text:p>11.5049575573</text:p>
          </table:table-cell>
          <table:table-cell office:value-type="float" office:value="11.4218036013722">
            <text:p>11.4218036014</text:p>
          </table:table-cell>
          <table:table-cell office:value-type="float" office:value="11.2424685215388">
            <text:p>11.2424685215</text:p>
          </table:table-cell>
          <table:table-cell office:value-type="float" office:value="11.141558979338">
            <text:p>11.1415589793</text:p>
          </table:table-cell>
          <table:table-cell office:value-type="float" office:value="10.866210069078">
            <text:p>10.8662100691</text:p>
          </table:table-cell>
        </table:table-row>
        <table:table-row table:style-name="ro2">
          <table:table-cell/>
          <table:table-cell office:value-type="float" office:value="99">
            <text:p>99</text:p>
          </table:table-cell>
          <table:table-cell office:value-type="float" office:value="8.12099271698234">
            <text:p>8.120992717</text:p>
          </table:table-cell>
          <table:table-cell office:value-type="float" office:value="9.35517846875333">
            <text:p>9.3551784688</text:p>
          </table:table-cell>
          <table:table-cell office:value-type="float" office:value="11.370202348149">
            <text:p>11.3702023481</text:p>
          </table:table-cell>
          <table:table-cell office:value-type="float" office:value="11.2674177435673">
            <text:p>11.2674177436</text:p>
          </table:table-cell>
          <table:table-cell office:value-type="float" office:value="11.0728229852028">
            <text:p>11.0728229852</text:p>
          </table:table-cell>
          <table:table-cell office:value-type="float" office:value="10.971773212355">
            <text:p>10.9717732124</text:p>
          </table:table-cell>
          <table:table-cell office:value-type="float" office:value="10.7040211999823">
            <text:p>10.7040212</text:p>
          </table:table-cell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8.09193932445133">
            <text:p>8.0919393245</text:p>
          </table:table-cell>
          <table:table-cell office:value-type="float" office:value="9.31692813807003">
            <text:p>9.3169281381</text:p>
          </table:table-cell>
          <table:table-cell office:value-type="float" office:value="11.2187689197004">
            <text:p>11.2187689197</text:p>
          </table:table-cell>
          <table:table-cell office:value-type="float" office:value="11.1005075613924">
            <text:p>11.1005075614</text:p>
          </table:table-cell>
          <table:table-cell office:value-type="float" office:value="10.8962264974247">
            <text:p>10.8962264974</text:p>
          </table:table-cell>
          <table:table-cell office:value-type="float" office:value="10.7891786097618">
            <text:p>10.7891786098</text:p>
          </table:table-cell>
          <table:table-cell office:value-type="float" office:value="10.5241984005441">
            <text:p>10.5241984005</text:p>
          </table:table-cell>
        </table:table-row>
        <table:table-row table:style-name="ro2">
          <table:table-cell/>
          <table:table-cell office:value-type="float" office:value="101">
            <text:p>101</text:p>
          </table:table-cell>
          <table:table-cell office:value-type="float" office:value="8.05927241936894">
            <text:p>8.0592724194</text:p>
          </table:table-cell>
          <table:table-cell office:value-type="float" office:value="9.27721997889115">
            <text:p>9.2772199789</text:p>
          </table:table-cell>
          <table:table-cell office:value-type="float" office:value="11.0597582797421">
            <text:p>11.0597582797</text:p>
          </table:table-cell>
          <table:table-cell office:value-type="float" office:value="10.9182571256216">
            <text:p>10.9182571256</text:p>
          </table:table-cell>
          <table:table-cell office:value-type="float" office:value="10.6946630084457">
            <text:p>10.6946630084</text:p>
          </table:table-cell>
          <table:table-cell office:value-type="float" office:value="10.5947687381323">
            <text:p>10.5947687381</text:p>
          </table:table-cell>
          <table:table-cell office:value-type="float" office:value="10.3486241199127">
            <text:p>10.3486241199</text:p>
          </table:table-cell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float" office:value="8.02365012149857">
            <text:p>8.0236501215</text:p>
          </table:table-cell>
          <table:table-cell office:value-type="float" office:value="9.23261737872694">
            <text:p>9.2326173787</text:p>
          </table:table-cell>
          <table:table-cell office:value-type="float" office:value="10.886554045139">
            <text:p>10.8865540451</text:p>
          </table:table-cell>
          <table:table-cell office:value-type="float" office:value="10.7181399313585">
            <text:p>10.7181399314</text:p>
          </table:table-cell>
          <table:table-cell office:value-type="float" office:value="10.4910963144184">
            <text:p>10.4910963144</text:p>
          </table:table-cell>
          <table:table-cell office:value-type="float" office:value="10.3983339128244">
            <text:p>10.3983339128</text:p>
          </table:table-cell>
          <table:table-cell office:value-type="float" office:value="10.1617322404377">
            <text:p>10.1617322404</text:p>
          </table:table-cell>
        </table:table-row>
        <table:table-row table:style-name="ro2">
          <table:table-cell/>
          <table:table-cell office:value-type="float" office:value="103">
            <text:p>103</text:p>
          </table:table-cell>
          <table:table-cell office:value-type="float" office:value="7.98534566616392">
            <text:p>7.9853456662</text:p>
          </table:table-cell>
          <table:table-cell office:value-type="float" office:value="9.18435465260888">
            <text:p>9.1843546526</text:p>
          </table:table-cell>
          <table:table-cell office:value-type="float" office:value="10.6795351467097">
            <text:p>10.6795351467</text:p>
          </table:table-cell>
          <table:table-cell office:value-type="float" office:value="10.5026428474249">
            <text:p>10.5026428474</text:p>
          </table:table-cell>
          <table:table-cell office:value-type="float" office:value="10.2719486794515">
            <text:p>10.2719486795</text:p>
          </table:table-cell>
          <table:table-cell office:value-type="float" office:value="10.1945150687823">
            <text:p>10.1945150688</text:p>
          </table:table-cell>
          <table:table-cell office:value-type="float" office:value="9.95265730197499">
            <text:p>9.952657302</text:p>
          </table:table-cell>
        </table:table-row>
        <table:table-row table:style-name="ro2">
          <table:table-cell/>
          <table:table-cell office:value-type="float" office:value="104">
            <text:p>104</text:p>
          </table:table-cell>
          <table:table-cell office:value-type="float" office:value="7.94059705914454">
            <text:p>7.9405970591</text:p>
          </table:table-cell>
          <table:table-cell office:value-type="float" office:value="9.13160127759348">
            <text:p>9.1316012776</text:p>
          </table:table-cell>
          <table:table-cell office:value-type="float" office:value="10.4586273789826">
            <text:p>10.458627379</text:p>
          </table:table-cell>
          <table:table-cell office:value-type="float" office:value="10.2620718112223">
            <text:p>10.2620718112</text:p>
          </table:table-cell>
          <table:table-cell office:value-type="float" office:value="10.0272856872656">
            <text:p>10.0272856873</text:p>
          </table:table-cell>
          <table:table-cell office:value-type="float" office:value="9.95816401792176">
            <text:p>9.9581640179</text:p>
          </table:table-cell>
          <table:table-cell office:value-type="float" office:value="9.72378056432186">
            <text:p>9.7237805643</text:p>
          </table:table-cell>
        </table:table-row>
        <table:table-row table:style-name="ro2">
          <table:table-cell/>
          <table:table-cell office:value-type="float" office:value="105">
            <text:p>105</text:p>
          </table:table-cell>
          <table:table-cell office:value-type="float" office:value="7.89205828009818">
            <text:p>7.8920582801</text:p>
          </table:table-cell>
          <table:table-cell office:value-type="float" office:value="9.06954500142107">
            <text:p>9.0695450014</text:p>
          </table:table-cell>
          <table:table-cell office:value-type="float" office:value="10.2045103214162">
            <text:p>10.2045103214</text:p>
          </table:table-cell>
          <table:table-cell office:value-type="float" office:value="9.99613573457992">
            <text:p>9.9961357346</text:p>
          </table:table-cell>
          <table:table-cell office:value-type="float" office:value="9.76202439505406">
            <text:p>9.7620243951</text:p>
          </table:table-cell>
          <table:table-cell office:value-type="float" office:value="9.69623465603555">
            <text:p>9.696234656</text:p>
          </table:table-cell>
          <table:table-cell office:value-type="float" office:value="9.48111678868779">
            <text:p>9.4811167887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7.83605896162403">
            <text:p>7.8360589616</text:p>
          </table:table-cell>
          <table:table-cell office:value-type="float" office:value="8.98695254663849">
            <text:p>8.9869525466</text:p>
          </table:table-cell>
          <table:table-cell office:value-type="float" office:value="9.90118492782644">
            <text:p>9.9011849278</text:p>
          </table:table-cell>
          <table:table-cell office:value-type="float" office:value="9.68317539615662">
            <text:p>9.6831753962</text:p>
          </table:table-cell>
          <table:table-cell office:value-type="float" office:value="9.45860518669495">
            <text:p>9.4586051867</text:p>
          </table:table-cell>
          <table:table-cell office:value-type="float" office:value="9.39944948992815">
            <text:p>9.3994494899</text:p>
          </table:table-cell>
          <table:table-cell office:value-type="float" office:value="9.20428674654925">
            <text:p>9.2042867465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7.76608507474509">
            <text:p>7.7660850747</text:p>
          </table:table-cell>
          <table:table-cell office:value-type="float" office:value="8.89775354999037">
            <text:p>8.89775355</text:p>
          </table:table-cell>
          <table:table-cell office:value-type="float" office:value="9.53698650594841">
            <text:p>9.5369865059</text:p>
          </table:table-cell>
          <table:table-cell office:value-type="float" office:value="9.3132106222618">
            <text:p>9.3132106223</text:p>
          </table:table-cell>
          <table:table-cell office:value-type="float" office:value="9.11035337830424">
            <text:p>9.1103533783</text:p>
          </table:table-cell>
          <table:table-cell office:value-type="float" office:value="9.05708587917447">
            <text:p>9.0570858792</text:p>
          </table:table-cell>
          <table:table-cell office:value-type="float" office:value="8.89430693475025">
            <text:p>8.8943069348</text:p>
          </table:table-cell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float" office:value="7.67909531005201">
            <text:p>7.6790953101</text:p>
          </table:table-cell>
          <table:table-cell office:value-type="float" office:value="8.77481086864294">
            <text:p>8.7748108686</text:p>
          </table:table-cell>
          <table:table-cell office:value-type="float" office:value="9.10919068252343">
            <text:p>9.1091906825</text:p>
          </table:table-cell>
          <table:table-cell office:value-type="float" office:value="8.87089591459948">
            <text:p>8.8708959146</text:p>
          </table:table-cell>
          <table:table-cell office:value-type="float" office:value="8.69385294659691">
            <text:p>8.6938529466</text:p>
          </table:table-cell>
          <table:table-cell office:value-type="float" office:value="8.63863312374892">
            <text:p>8.6386331237</text:p>
          </table:table-cell>
          <table:table-cell office:value-type="float" office:value="8.51880048593782">
            <text:p>8.5188004859</text:p>
          </table:table-cell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7.55435039807583">
            <text:p>7.5543503981</text:p>
          </table:table-cell>
          <table:table-cell office:value-type="float" office:value="8.60384907135208">
            <text:p>8.6038490714</text:p>
          </table:table-cell>
          <table:table-cell office:value-type="float" office:value="8.52915845874622">
            <text:p>8.5291584587</text:p>
          </table:table-cell>
          <table:table-cell office:value-type="float" office:value="8.27307134775266">
            <text:p>8.2730713478</text:p>
          </table:table-cell>
          <table:table-cell office:value-type="float" office:value="8.15987487334886">
            <text:p>8.1598748733</text:p>
          </table:table-cell>
          <table:table-cell office:value-type="float" office:value="8.10080183670663">
            <text:p>8.1008018367</text:p>
          </table:table-cell>
          <table:table-cell office:value-type="float" office:value="8.01703738165478">
            <text:p>8.0170373817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.35197819026353">
            <text:p>7.3519781903</text:p>
          </table:table-cell>
          <table:table-cell office:value-type="float" office:value="8.3217210163799">
            <text:p>8.3217210164</text:p>
          </table:table-cell>
          <table:table-cell office:value-type="float" office:value="7.54934169156517">
            <text:p>7.5493416916</text:p>
          </table:table-cell>
          <table:table-cell office:value-type="float" office:value="7.42319966277242">
            <text:p>7.4231996628</text:p>
          </table:table-cell>
          <table:table-cell office:value-type="float" office:value="7.31281168556723">
            <text:p>7.3128116856</text:p>
          </table:table-cell>
          <table:table-cell office:value-type="float" office:value="7.27579662370745">
            <text:p>7.2757966237</text:p>
          </table:table-cell>
          <table:table-cell office:value-type="float" office:value="7.31093968606622">
            <text:p>7.3109396861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6.46073611081963">
            <text:p>6.4607361108</text:p>
          </table:table-cell>
          <table:table-cell office:value-type="float" office:value="7.19575478784483">
            <text:p>7.1957547878</text:p>
          </table:table-cell>
          <table:table-cell office:value-type="float" office:value="4.71709519583981">
            <text:p>4.7170951958</text:p>
          </table:table-cell>
          <table:table-cell office:value-type="float" office:value="4.55419970939659">
            <text:p>4.5541997094</text:p>
          </table:table-cell>
          <table:table-cell office:value-type="float" office:value="4.75925990864462">
            <text:p>4.7592599086</text:p>
          </table:table-cell>
          <table:table-cell office:value-type="float" office:value="4.78698010988671">
            <text:p>4.7869801099</text:p>
          </table:table-cell>
          <table:table-cell office:value-type="float" office:value="5.0480600719127">
            <text:p>5.048060071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Leonard</meta:initial-creator>
    <meta:creation-date>2014-03-22T00:20:04</meta:creation-date>
    <dc:date>2014-03-23T22:36:18</dc:date>
    <dc:creator>Nicholas Leonard</dc:creator>
    <meta:editing-duration>PT19H8M54S</meta:editing-duration>
    <meta:editing-cycles>9</meta:editing-cycles>
    <meta:generator>LibreOffice/3.5$Linux_X86_64 LibreOffice_project/350m1$Build-2</meta:generator>
    <meta:document-statistic meta:table-count="3" meta:cell-count="8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418cm" svg:height="11.399cm" xlink:href=".." xlink:type="simple" chart:class="chart:scatter" chart:style-name="ch1">
        <chart:legend chart:legend-position="end" svg:x="21.889cm" svg:y="3.906cm" style:legend-expansion="high" chart:style-name="ch2"/>
        <chart:plot-area chart:style-name="ch3" table:cell-range-address="Sheet1.B3:Sheet1.I114" chart:data-source-has-labels="row" svg:x="0.918cm" svg:y="1.043cm" svg:width="20.035cm" svg:height="9.709cm">
          <chartooo:coordinate-region svg:x="1.539cm" svg:y="1.242cm" svg:width="19.134cm" svg:height="8.8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14" chart:label-cell-address="Sheet1.C3:Sheet1.C3" chart:class="chart:scatter">
            <chart:domain table:cell-range-address="Sheet1.B4:Sheet1.B114"/>
            <chart:data-point chart:repeated="111"/>
          </chart:series>
          <chart:series chart:style-name="ch7" chart:values-cell-range-address="Sheet1.D4:Sheet1.D114" chart:label-cell-address="Sheet1.D3:Sheet1.D3" chart:class="chart:scatter">
            <chart:data-point chart:repeated="111"/>
          </chart:series>
          <chart:series chart:style-name="ch8" chart:values-cell-range-address="Sheet1.E4:Sheet1.E114" chart:label-cell-address="Sheet1.E3:Sheet1.E3" chart:class="chart:scatter">
            <chart:data-point chart:repeated="111"/>
          </chart:series>
          <chart:series chart:style-name="ch9" chart:values-cell-range-address="Sheet1.F4:Sheet1.F114" chart:label-cell-address="Sheet1.F3:Sheet1.F3" chart:class="chart:scatter">
            <chart:data-point chart:repeated="111"/>
          </chart:series>
          <chart:series chart:style-name="ch10" chart:values-cell-range-address="Sheet1.G4:Sheet1.G114" chart:label-cell-address="Sheet1.G3:Sheet1.G3" chart:class="chart:scatter">
            <chart:data-point chart:repeated="111"/>
          </chart:series>
          <chart:series chart:style-name="ch11" chart:values-cell-range-address="Sheet1.H4:Sheet1.H114" chart:label-cell-address="Sheet1.H3:Sheet1.H3" chart:class="chart:scatter">
            <chart:data-point chart:repeated="111"/>
          </chart:series>
          <chart:series chart:style-name="ch12" chart:values-cell-range-address="Sheet1.I4:Sheet1.I114" chart:label-cell-address="Sheet1.I3:Sheet1.I3" chart:class="chart:scatter">
            <chart:data-point chart:repeated="1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</text:p>
                <draw:g>
                  <svg:desc>Sheet1.C3:Sheet1.C3</svg:desc>
                </draw:g>
              </table:table-cell>
              <table:table-cell office:value-type="string">
                <text:p>2</text:p>
                <draw:g>
                  <svg:desc>Sheet1.D3:Sheet1.D3</svg:desc>
                </draw:g>
              </table:table-cell>
              <table:table-cell office:value-type="string">
                <text:p>3</text:p>
                <draw:g>
                  <svg:desc>Sheet1.E3:Sheet1.E3</svg:desc>
                </draw:g>
              </table:table-cell>
              <table:table-cell office:value-type="string">
                <text:p>4</text:p>
                <draw:g>
                  <svg:desc>Sheet1.F3:Sheet1.F3</svg:desc>
                </draw:g>
              </table:table-cell>
              <table:table-cell office:value-type="string">
                <text:p>5</text:p>
                <draw:g>
                  <svg:desc>Sheet1.G3:Sheet1.G3</svg:desc>
                </draw:g>
              </table:table-cell>
              <table:table-cell office:value-type="string">
                <text:p>6</text:p>
                <draw:g>
                  <svg:desc>Sheet1.H3:Sheet1.H3</svg:desc>
                </draw:g>
              </table:table-cell>
              <table:table-cell office:value-type="string">
                <text:p>7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:Sheet1.B114</svg:desc>
                </draw:g>
              </table:table-cell>
              <table:table-cell office:value-type="float" office:value="10.8340635462548">
                <text:p>10.8340635462548</text:p>
                <draw:g>
                  <svg:desc>Sheet1.C4:Sheet1.C114</svg:desc>
                </draw:g>
              </table:table-cell>
              <table:table-cell office:value-type="float" office:value="12.8404570528048">
                <text:p>12.8404570528048</text:p>
                <draw:g>
                  <svg:desc>Sheet1.D4:Sheet1.D114</svg:desc>
                </draw:g>
              </table:table-cell>
              <table:table-cell office:value-type="float" office:value="22.3982444083042">
                <text:p>22.3982444083042</text:p>
                <draw:g>
                  <svg:desc>Sheet1.E4:Sheet1.E114</svg:desc>
                </draw:g>
              </table:table-cell>
              <table:table-cell office:value-type="float" office:value="24.6289100294131">
                <text:p>24.6289100294131</text:p>
                <draw:g>
                  <svg:desc>Sheet1.F4:Sheet1.F114</svg:desc>
                </draw:g>
              </table:table-cell>
              <table:table-cell office:value-type="float" office:value="27.7420136637134">
                <text:p>27.7420136637134</text:p>
                <draw:g>
                  <svg:desc>Sheet1.G4:Sheet1.G114</svg:desc>
                </draw:g>
              </table:table-cell>
              <table:table-cell office:value-type="float" office:value="29.347790887284">
                <text:p>29.347790887284</text:p>
                <draw:g>
                  <svg:desc>Sheet1.H4:Sheet1.H114</svg:desc>
                </draw:g>
              </table:table-cell>
              <table:table-cell office:value-type="float" office:value="33.797789157027">
                <text:p>33.797789157027</text:p>
                <draw:g>
                  <svg:desc>Sheet1.I4:Sheet1.I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4372481963264">
                <text:p>10.4372481963264</text:p>
              </table:table-cell>
              <table:table-cell office:value-type="float" office:value="12.3194407596049">
                <text:p>12.3194407596049</text:p>
              </table:table-cell>
              <table:table-cell office:value-type="float" office:value="20.6694364192775">
                <text:p>20.6694364192775</text:p>
              </table:table-cell>
              <table:table-cell office:value-type="float" office:value="22.683673419015">
                <text:p>22.683673419015</text:p>
              </table:table-cell>
              <table:table-cell office:value-type="float" office:value="25.5370692710892">
                <text:p>25.5370692710892</text:p>
              </table:table-cell>
              <table:table-cell office:value-type="float" office:value="26.9882561291248">
                <text:p>26.9882561291248</text:p>
              </table:table-cell>
              <table:table-cell office:value-type="float" office:value="31.2378789664699">
                <text:p>31.2378789664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.2273127515251">
                <text:p>10.2273127515251</text:p>
              </table:table-cell>
              <table:table-cell office:value-type="float" office:value="12.0372564144786">
                <text:p>12.0372564144786</text:p>
              </table:table-cell>
              <table:table-cell office:value-type="float" office:value="19.6500146847921">
                <text:p>19.6500146847921</text:p>
              </table:table-cell>
              <table:table-cell office:value-type="float" office:value="21.5416027878413">
                <text:p>21.5416027878413</text:p>
              </table:table-cell>
              <table:table-cell office:value-type="float" office:value="24.2092471266908">
                <text:p>24.2092471266908</text:p>
              </table:table-cell>
              <table:table-cell office:value-type="float" office:value="25.6582380119877">
                <text:p>25.6582380119877</text:p>
              </table:table-cell>
              <table:table-cell office:value-type="float" office:value="29.66625309011">
                <text:p>29.66625309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.0897580850332">
                <text:p>10.0897580850332</text:p>
              </table:table-cell>
              <table:table-cell office:value-type="float" office:value="11.855283684712">
                <text:p>11.855283684712</text:p>
              </table:table-cell>
              <table:table-cell office:value-type="float" office:value="18.8942693364925">
                <text:p>18.8942693364925</text:p>
              </table:table-cell>
              <table:table-cell office:value-type="float" office:value="20.6829067385749">
                <text:p>20.6829067385749</text:p>
              </table:table-cell>
              <table:table-cell office:value-type="float" office:value="23.2417825215909">
                <text:p>23.2417825215909</text:p>
              </table:table-cell>
              <table:table-cell office:value-type="float" office:value="24.6887028149237">
                <text:p>24.6887028149237</text:p>
              </table:table-cell>
              <table:table-cell office:value-type="float" office:value="28.4903193024493">
                <text:p>28.49031930244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.98569453179937">
                <text:p>9.98569453179937</text:p>
              </table:table-cell>
              <table:table-cell office:value-type="float" office:value="11.7160833862531">
                <text:p>11.7160833862531</text:p>
              </table:table-cell>
              <table:table-cell office:value-type="float" office:value="18.3425181022344">
                <text:p>18.3425181022344</text:p>
              </table:table-cell>
              <table:table-cell office:value-type="float" office:value="20.0400736585095">
                <text:p>20.0400736585095</text:p>
              </table:table-cell>
              <table:table-cell office:value-type="float" office:value="22.502255692314">
                <text:p>22.502255692314</text:p>
              </table:table-cell>
              <table:table-cell office:value-type="float" office:value="23.8957000928636">
                <text:p>23.8957000928636</text:p>
              </table:table-cell>
              <table:table-cell office:value-type="float" office:value="27.5941753556214">
                <text:p>27.5941753556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.90186758086601">
                <text:p>9.90186758086601</text:p>
              </table:table-cell>
              <table:table-cell office:value-type="float" office:value="11.6025243117284">
                <text:p>11.6025243117284</text:p>
              </table:table-cell>
              <table:table-cell office:value-type="float" office:value="17.9094895135765">
                <text:p>17.9094895135765</text:p>
              </table:table-cell>
              <table:table-cell office:value-type="float" office:value="19.5251892049697">
                <text:p>19.5251892049697</text:p>
              </table:table-cell>
              <table:table-cell office:value-type="float" office:value="21.9076780230628">
                <text:p>21.9076780230628</text:p>
              </table:table-cell>
              <table:table-cell office:value-type="float" office:value="23.2701571680339">
                <text:p>23.2701571680339</text:p>
              </table:table-cell>
              <table:table-cell office:value-type="float" office:value="26.86517504691">
                <text:p>26.86517504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82955035104149">
                <text:p>9.82955035104149</text:p>
              </table:table-cell>
              <table:table-cell office:value-type="float" office:value="11.510180304559">
                <text:p>11.510180304559</text:p>
              </table:table-cell>
              <table:table-cell office:value-type="float" office:value="17.5370713885603">
                <text:p>17.5370713885603</text:p>
              </table:table-cell>
              <table:table-cell office:value-type="float" office:value="19.0865004785177">
                <text:p>19.0865004785177</text:p>
              </table:table-cell>
              <table:table-cell office:value-type="float" office:value="21.4071169572586">
                <text:p>21.4071169572586</text:p>
              </table:table-cell>
              <table:table-cell office:value-type="float" office:value="22.7322672468599">
                <text:p>22.7322672468599</text:p>
              </table:table-cell>
              <table:table-cell office:value-type="float" office:value="26.2145725426153">
                <text:p>26.2145725426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76855322156894">
                <text:p>9.76855322156894</text:p>
              </table:table-cell>
              <table:table-cell office:value-type="float" office:value="11.4314393906795">
                <text:p>11.4314393906795</text:p>
              </table:table-cell>
              <table:table-cell office:value-type="float" office:value="17.2299533368753">
                <text:p>17.2299533368753</text:p>
              </table:table-cell>
              <table:table-cell office:value-type="float" office:value="18.7184542352737">
                <text:p>18.7184542352737</text:p>
              </table:table-cell>
              <table:table-cell office:value-type="float" office:value="20.961994485049">
                <text:p>20.961994485049</text:p>
              </table:table-cell>
              <table:table-cell office:value-type="float" office:value="22.2532577785605">
                <text:p>22.2532577785605</text:p>
              </table:table-cell>
              <table:table-cell office:value-type="float" office:value="25.6845918044716">
                <text:p>25.68459180447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71555741858642">
                <text:p>9.71555741858642</text:p>
              </table:table-cell>
              <table:table-cell office:value-type="float" office:value="11.3654258814745">
                <text:p>11.3654258814745</text:p>
              </table:table-cell>
              <table:table-cell office:value-type="float" office:value="16.9847989143931">
                <text:p>16.9847989143931</text:p>
              </table:table-cell>
              <table:table-cell office:value-type="float" office:value="18.4043918152443">
                <text:p>18.4043918152443</text:p>
              </table:table-cell>
              <table:table-cell office:value-type="float" office:value="20.5658192324008">
                <text:p>20.5658192324008</text:p>
              </table:table-cell>
              <table:table-cell office:value-type="float" office:value="21.818946216649">
                <text:p>21.818946216649</text:p>
              </table:table-cell>
              <table:table-cell office:value-type="float" office:value="25.1428514059835">
                <text:p>25.1428514059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66927658136877">
                <text:p>9.66927658136877</text:p>
              </table:table-cell>
              <table:table-cell office:value-type="float" office:value="11.3046081574249">
                <text:p>11.3046081574249</text:p>
              </table:table-cell>
              <table:table-cell office:value-type="float" office:value="16.7689339544027">
                <text:p>16.7689339544027</text:p>
              </table:table-cell>
              <table:table-cell office:value-type="float" office:value="18.1197611163333">
                <text:p>18.1197611163333</text:p>
              </table:table-cell>
              <table:table-cell office:value-type="float" office:value="20.2275689885412">
                <text:p>20.2275689885412</text:p>
              </table:table-cell>
              <table:table-cell office:value-type="float" office:value="21.450039001278">
                <text:p>21.450039001278</text:p>
              </table:table-cell>
              <table:table-cell office:value-type="float" office:value="24.6760251665101">
                <text:p>24.6760251665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62477652026164">
                <text:p>9.62477652026164</text:p>
              </table:table-cell>
              <table:table-cell office:value-type="float" office:value="11.2497230471994">
                <text:p>11.2497230471994</text:p>
              </table:table-cell>
              <table:table-cell office:value-type="float" office:value="16.5888526989556">
                <text:p>16.5888526989556</text:p>
              </table:table-cell>
              <table:table-cell office:value-type="float" office:value="17.8753932211027">
                <text:p>17.8753932211027</text:p>
              </table:table-cell>
              <table:table-cell office:value-type="float" office:value="19.905793911556">
                <text:p>19.905793911556</text:p>
              </table:table-cell>
              <table:table-cell office:value-type="float" office:value="21.1241703014052">
                <text:p>21.1241703014052</text:p>
              </table:table-cell>
              <table:table-cell office:value-type="float" office:value="24.262860109491">
                <text:p>24.2628601094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58511022628278">
                <text:p>9.58511022628278</text:p>
              </table:table-cell>
              <table:table-cell office:value-type="float" office:value="11.1980053782888">
                <text:p>11.1980053782888</text:p>
              </table:table-cell>
              <table:table-cell office:value-type="float" office:value="16.428720082106">
                <text:p>16.428720082106</text:p>
              </table:table-cell>
              <table:table-cell office:value-type="float" office:value="17.6507517104661">
                <text:p>17.6507517104661</text:p>
              </table:table-cell>
              <table:table-cell office:value-type="float" office:value="19.62164903556">
                <text:p>19.62164903556</text:p>
              </table:table-cell>
              <table:table-cell office:value-type="float" office:value="20.8183121496371">
                <text:p>20.8183121496371</text:p>
              </table:table-cell>
              <table:table-cell office:value-type="float" office:value="23.8630097003719">
                <text:p>23.86300970037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54820489435819">
                <text:p>9.54820489435819</text:p>
              </table:table-cell>
              <table:table-cell office:value-type="float" office:value="11.152295499859">
                <text:p>11.152295499859</text:p>
              </table:table-cell>
              <table:table-cell office:value-type="float" office:value="16.2920137282202">
                <text:p>16.2920137282202</text:p>
              </table:table-cell>
              <table:table-cell office:value-type="float" office:value="17.4498802289129">
                <text:p>17.4498802289129</text:p>
              </table:table-cell>
              <table:table-cell office:value-type="float" office:value="19.3524398251645">
                <text:p>19.3524398251645</text:p>
              </table:table-cell>
              <table:table-cell office:value-type="float" office:value="20.5101174051127">
                <text:p>20.5101174051127</text:p>
              </table:table-cell>
              <table:table-cell office:value-type="float" office:value="23.4843272066718">
                <text:p>23.48432720667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51604862386353">
                <text:p>9.51604862386353</text:p>
              </table:table-cell>
              <table:table-cell office:value-type="float" office:value="11.10813708054">
                <text:p>11.10813708054</text:p>
              </table:table-cell>
              <table:table-cell office:value-type="float" office:value="16.1572435766944">
                <text:p>16.1572435766944</text:p>
              </table:table-cell>
              <table:table-cell office:value-type="float" office:value="17.2706453064582">
                <text:p>17.2706453064582</text:p>
              </table:table-cell>
              <table:table-cell office:value-type="float" office:value="19.115530858755">
                <text:p>19.115530858755</text:p>
              </table:table-cell>
              <table:table-cell office:value-type="float" office:value="20.228785096464">
                <text:p>20.228785096464</text:p>
              </table:table-cell>
              <table:table-cell office:value-type="float" office:value="23.1274266421871">
                <text:p>23.12742664218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48458745598724">
                <text:p>9.48458745598724</text:p>
              </table:table-cell>
              <table:table-cell office:value-type="float" office:value="11.0691703862713">
                <text:p>11.0691703862713</text:p>
              </table:table-cell>
              <table:table-cell office:value-type="float" office:value="16.0440743183394">
                <text:p>16.0440743183394</text:p>
              </table:table-cell>
              <table:table-cell office:value-type="float" office:value="17.1195958271012">
                <text:p>17.1195958271012</text:p>
              </table:table-cell>
              <table:table-cell office:value-type="float" office:value="18.8959789596259">
                <text:p>18.8959789596259</text:p>
              </table:table-cell>
              <table:table-cell office:value-type="float" office:value="19.9815810555372">
                <text:p>19.9815810555372</text:p>
              </table:table-cell>
              <table:table-cell office:value-type="float" office:value="22.8010323514076">
                <text:p>22.8010323514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45459081167043">
                <text:p>9.45459081167043</text:p>
              </table:table-cell>
              <table:table-cell office:value-type="float" office:value="11.0334312751889">
                <text:p>11.0334312751889</text:p>
              </table:table-cell>
              <table:table-cell office:value-type="float" office:value="15.9360422122439">
                <text:p>15.9360422122439</text:p>
              </table:table-cell>
              <table:table-cell office:value-type="float" office:value="16.9785980801307">
                <text:p>16.9785980801307</text:p>
              </table:table-cell>
              <table:table-cell office:value-type="float" office:value="18.6885696961474">
                <text:p>18.6885696961474</text:p>
              </table:table-cell>
              <table:table-cell office:value-type="float" office:value="19.7473448962329">
                <text:p>19.7473448962329</text:p>
              </table:table-cell>
              <table:table-cell office:value-type="float" office:value="22.4797374483443">
                <text:p>22.47973744834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.42486012918332">
                <text:p>9.42486012918332</text:p>
              </table:table-cell>
              <table:table-cell office:value-type="float" office:value="10.9981866767321">
                <text:p>10.9981866767321</text:p>
              </table:table-cell>
              <table:table-cell office:value-type="float" office:value="15.8404200027587">
                <text:p>15.8404200027587</text:p>
              </table:table-cell>
              <table:table-cell office:value-type="float" office:value="16.8531557581985">
                <text:p>16.8531557581985</text:p>
              </table:table-cell>
              <table:table-cell office:value-type="float" office:value="18.4961956503535">
                <text:p>18.4961956503535</text:p>
              </table:table-cell>
              <table:table-cell office:value-type="float" office:value="19.5261902966607">
                <text:p>19.5261902966607</text:p>
              </table:table-cell>
              <table:table-cell office:value-type="float" office:value="22.1883907307237">
                <text:p>22.1883907307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39825398314693">
                <text:p>9.39825398314693</text:p>
              </table:table-cell>
              <table:table-cell office:value-type="float" office:value="10.9642098800607">
                <text:p>10.9642098800607</text:p>
              </table:table-cell>
              <table:table-cell office:value-type="float" office:value="15.753792255569">
                <text:p>15.753792255569</text:p>
              </table:table-cell>
              <table:table-cell office:value-type="float" office:value="16.7312623115349">
                <text:p>16.7312623115349</text:p>
              </table:table-cell>
              <table:table-cell office:value-type="float" office:value="18.3321195422987">
                <text:p>18.3321195422987</text:p>
              </table:table-cell>
              <table:table-cell office:value-type="float" office:value="19.3279832146882">
                <text:p>19.3279832146882</text:p>
              </table:table-cell>
              <table:table-cell office:value-type="float" office:value="21.8847914647537">
                <text:p>21.88479146475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.37292029526774">
                <text:p>9.37292029526774</text:p>
              </table:table-cell>
              <table:table-cell office:value-type="float" office:value="10.932751957005">
                <text:p>10.932751957005</text:p>
              </table:table-cell>
              <table:table-cell office:value-type="float" office:value="15.6680816393984">
                <text:p>15.6680816393984</text:p>
              </table:table-cell>
              <table:table-cell office:value-type="float" office:value="16.6136855006855">
                <text:p>16.6136855006855</text:p>
              </table:table-cell>
              <table:table-cell office:value-type="float" office:value="18.1662828819642">
                <text:p>18.1662828819642</text:p>
              </table:table-cell>
              <table:table-cell office:value-type="float" office:value="19.1359882493724">
                <text:p>19.1359882493724</text:p>
              </table:table-cell>
              <table:table-cell office:value-type="float" office:value="21.6195808232271">
                <text:p>21.61958082322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34864098715973">
                <text:p>9.34864098715973</text:p>
              </table:table-cell>
              <table:table-cell office:value-type="float" office:value="10.9015627511039">
                <text:p>10.9015627511039</text:p>
              </table:table-cell>
              <table:table-cell office:value-type="float" office:value="15.590173463229">
                <text:p>15.590173463229</text:p>
              </table:table-cell>
              <table:table-cell office:value-type="float" office:value="16.5116785254789">
                <text:p>16.5116785254789</text:p>
              </table:table-cell>
              <table:table-cell office:value-type="float" office:value="18.0232829191442">
                <text:p>18.0232829191442</text:p>
              </table:table-cell>
              <table:table-cell office:value-type="float" office:value="18.9564413199252">
                <text:p>18.9564413199252</text:p>
              </table:table-cell>
              <table:table-cell office:value-type="float" office:value="21.3421919129376">
                <text:p>21.34219191293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.32587184641797">
                <text:p>9.32587184641797</text:p>
              </table:table-cell>
              <table:table-cell office:value-type="float" office:value="10.8723993673099">
                <text:p>10.8723993673099</text:p>
              </table:table-cell>
              <table:table-cell office:value-type="float" office:value="15.5164851140581">
                <text:p>15.5164851140581</text:p>
              </table:table-cell>
              <table:table-cell office:value-type="float" office:value="16.4176236231435">
                <text:p>16.4176236231435</text:p>
              </table:table-cell>
              <table:table-cell office:value-type="float" office:value="17.8886065010141">
                <text:p>17.8886065010141</text:p>
              </table:table-cell>
              <table:table-cell office:value-type="float" office:value="18.7841034625398">
                <text:p>18.7841034625398</text:p>
              </table:table-cell>
              <table:table-cell office:value-type="float" office:value="21.0883538053695">
                <text:p>21.08835380536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3044572897347">
                <text:p>9.3044572897347</text:p>
              </table:table-cell>
              <table:table-cell office:value-type="float" office:value="10.8441089108437">
                <text:p>10.8441089108437</text:p>
              </table:table-cell>
              <table:table-cell office:value-type="float" office:value="15.4428250095605">
                <text:p>15.4428250095605</text:p>
              </table:table-cell>
              <table:table-cell office:value-type="float" office:value="16.3330549421095">
                <text:p>16.3330549421095</text:p>
              </table:table-cell>
              <table:table-cell office:value-type="float" office:value="17.7647379469744">
                <text:p>17.7647379469744</text:p>
              </table:table-cell>
              <table:table-cell office:value-type="float" office:value="18.6236824192466">
                <text:p>18.6236824192466</text:p>
              </table:table-cell>
              <table:table-cell office:value-type="float" office:value="20.8530933043056">
                <text:p>20.8530933043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.28304267047026">
                <text:p>9.28304267047026</text:p>
              </table:table-cell>
              <table:table-cell office:value-type="float" office:value="10.8175010892751">
                <text:p>10.8175010892751</text:p>
              </table:table-cell>
              <table:table-cell office:value-type="float" office:value="15.3770798885814">
                <text:p>15.3770798885814</text:p>
              </table:table-cell>
              <table:table-cell office:value-type="float" office:value="16.2505433043536">
                <text:p>16.2505433043536</text:p>
              </table:table-cell>
              <table:table-cell office:value-type="float" office:value="17.6407273716892">
                <text:p>17.6407273716892</text:p>
              </table:table-cell>
              <table:table-cell office:value-type="float" office:value="18.4715277369974">
                <text:p>18.4715277369974</text:p>
              </table:table-cell>
              <table:table-cell office:value-type="float" office:value="20.6281499635288">
                <text:p>20.62814996352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26221166115702">
                <text:p>9.26221166115702</text:p>
              </table:table-cell>
              <table:table-cell office:value-type="float" office:value="10.792193058421">
                <text:p>10.792193058421</text:p>
              </table:table-cell>
              <table:table-cell office:value-type="float" office:value="15.3137732142316">
                <text:p>15.3137732142316</text:p>
              </table:table-cell>
              <table:table-cell office:value-type="float" office:value="16.1714835663553">
                <text:p>16.1714835663553</text:p>
              </table:table-cell>
              <table:table-cell office:value-type="float" office:value="17.5297398727869">
                <text:p>17.5297398727869</text:p>
              </table:table-cell>
              <table:table-cell office:value-type="float" office:value="18.3328494427445">
                <text:p>18.3328494427445</text:p>
              </table:table-cell>
              <table:table-cell office:value-type="float" office:value="20.4063330069273">
                <text:p>20.4063330069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24214485662579">
                <text:p>9.24214485662579</text:p>
              </table:table-cell>
              <table:table-cell office:value-type="float" office:value="10.767863876749">
                <text:p>10.767863876749</text:p>
              </table:table-cell>
              <table:table-cell office:value-type="float" office:value="15.2530404645934">
                <text:p>15.2530404645934</text:p>
              </table:table-cell>
              <table:table-cell office:value-type="float" office:value="16.0943554611928">
                <text:p>16.0943554611928</text:p>
              </table:table-cell>
              <table:table-cell office:value-type="float" office:value="17.4216744385624">
                <text:p>17.4216744385624</text:p>
              </table:table-cell>
              <table:table-cell office:value-type="float" office:value="18.2020929361972">
                <text:p>18.2020929361972</text:p>
              </table:table-cell>
              <table:table-cell office:value-type="float" office:value="20.1866980645395">
                <text:p>20.18669806453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22230679350271">
                <text:p>9.22230679350271</text:p>
              </table:table-cell>
              <table:table-cell office:value-type="float" office:value="10.7452500256274">
                <text:p>10.7452500256274</text:p>
              </table:table-cell>
              <table:table-cell office:value-type="float" office:value="15.1931829739411">
                <text:p>15.1931829739411</text:p>
              </table:table-cell>
              <table:table-cell office:value-type="float" office:value="16.0226061709676">
                <text:p>16.0226061709676</text:p>
              </table:table-cell>
              <table:table-cell office:value-type="float" office:value="17.3217568254021">
                <text:p>17.3217568254021</text:p>
              </table:table-cell>
              <table:table-cell office:value-type="float" office:value="18.0733470853579">
                <text:p>18.0733470853579</text:p>
              </table:table-cell>
              <table:table-cell office:value-type="float" office:value="19.9947824347669">
                <text:p>19.99478243476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20377873301335">
                <text:p>9.20377873301335</text:p>
              </table:table-cell>
              <table:table-cell office:value-type="float" office:value="10.7217112124758">
                <text:p>10.7217112124758</text:p>
              </table:table-cell>
              <table:table-cell office:value-type="float" office:value="15.1384628953006">
                <text:p>15.1384628953006</text:p>
              </table:table-cell>
              <table:table-cell office:value-type="float" office:value="15.9567169009862">
                <text:p>15.9567169009862</text:p>
              </table:table-cell>
              <table:table-cell office:value-type="float" office:value="17.2181619385591">
                <text:p>17.2181619385591</text:p>
              </table:table-cell>
              <table:table-cell office:value-type="float" office:value="17.9534699704298">
                <text:p>17.9534699704298</text:p>
              </table:table-cell>
              <table:table-cell office:value-type="float" office:value="19.8023154830337">
                <text:p>19.80231548303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18586679433144">
                <text:p>9.18586679433144</text:p>
              </table:table-cell>
              <table:table-cell office:value-type="float" office:value="10.6980875754033">
                <text:p>10.6980875754033</text:p>
              </table:table-cell>
              <table:table-cell office:value-type="float" office:value="15.0829218068941">
                <text:p>15.0829218068941</text:p>
              </table:table-cell>
              <table:table-cell office:value-type="float" office:value="15.8924304115422">
                <text:p>15.8924304115422</text:p>
              </table:table-cell>
              <table:table-cell office:value-type="float" office:value="17.1289954546031">
                <text:p>17.1289954546031</text:p>
              </table:table-cell>
              <table:table-cell office:value-type="float" office:value="17.8331443205648">
                <text:p>17.8331443205648</text:p>
              </table:table-cell>
              <table:table-cell office:value-type="float" office:value="19.6083063746204">
                <text:p>19.60830637462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16714314790456">
                <text:p>9.16714314790456</text:p>
              </table:table-cell>
              <table:table-cell office:value-type="float" office:value="10.6771321426995">
                <text:p>10.6771321426995</text:p>
              </table:table-cell>
              <table:table-cell office:value-type="float" office:value="15.0320723353192">
                <text:p>15.0320723353192</text:p>
              </table:table-cell>
              <table:table-cell office:value-type="float" office:value="15.8296579983843">
                <text:p>15.8296579983843</text:p>
              </table:table-cell>
              <table:table-cell office:value-type="float" office:value="17.0448589610704">
                <text:p>17.0448589610704</text:p>
              </table:table-cell>
              <table:table-cell office:value-type="float" office:value="17.7174310238813">
                <text:p>17.7174310238813</text:p>
              </table:table-cell>
              <table:table-cell office:value-type="float" office:value="19.4102991624107">
                <text:p>19.41029916241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14974438457479">
                <text:p>9.14974438457479</text:p>
              </table:table-cell>
              <table:table-cell office:value-type="float" office:value="10.6530019242033">
                <text:p>10.6530019242033</text:p>
              </table:table-cell>
              <table:table-cell office:value-type="float" office:value="14.9847735627974">
                <text:p>14.9847735627974</text:p>
              </table:table-cell>
              <table:table-cell office:value-type="float" office:value="15.7699104774525">
                <text:p>15.7699104774525</text:p>
              </table:table-cell>
              <table:table-cell office:value-type="float" office:value="16.9551052031737">
                <text:p>16.9551052031737</text:p>
              </table:table-cell>
              <table:table-cell office:value-type="float" office:value="17.606102744398">
                <text:p>17.606102744398</text:p>
              </table:table-cell>
              <table:table-cell office:value-type="float" office:value="19.2351201122539">
                <text:p>19.23512011225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13348544290642">
                <text:p>9.13348544290642</text:p>
              </table:table-cell>
              <table:table-cell office:value-type="float" office:value="10.6324122747179">
                <text:p>10.6324122747179</text:p>
              </table:table-cell>
              <table:table-cell office:value-type="float" office:value="14.9380552701164">
                <text:p>14.9380552701164</text:p>
              </table:table-cell>
              <table:table-cell office:value-type="float" office:value="15.7117884227922">
                <text:p>15.7117884227922</text:p>
              </table:table-cell>
              <table:table-cell office:value-type="float" office:value="16.8685398989751">
                <text:p>16.8685398989751</text:p>
              </table:table-cell>
              <table:table-cell office:value-type="float" office:value="17.5016343231723">
                <text:p>17.5016343231723</text:p>
              </table:table-cell>
              <table:table-cell office:value-type="float" office:value="19.05078593542">
                <text:p>19.050785935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11723688295862">
                <text:p>9.11723688295862</text:p>
              </table:table-cell>
              <table:table-cell office:value-type="float" office:value="10.6106478211868">
                <text:p>10.6106478211868</text:p>
              </table:table-cell>
              <table:table-cell office:value-type="float" office:value="14.8908014771776">
                <text:p>14.8908014771776</text:p>
              </table:table-cell>
              <table:table-cell office:value-type="float" office:value="15.6565990849785">
                <text:p>15.6565990849785</text:p>
              </table:table-cell>
              <table:table-cell office:value-type="float" office:value="16.7858704669542">
                <text:p>16.7858704669542</text:p>
              </table:table-cell>
              <table:table-cell office:value-type="float" office:value="17.3990704076793">
                <text:p>17.3990704076793</text:p>
              </table:table-cell>
              <table:table-cell office:value-type="float" office:value="18.8826624707241">
                <text:p>18.88266247072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10147659100572">
                <text:p>9.10147659100572</text:p>
              </table:table-cell>
              <table:table-cell office:value-type="float" office:value="10.5916540209485">
                <text:p>10.5916540209485</text:p>
              </table:table-cell>
              <table:table-cell office:value-type="float" office:value="14.8456992942122">
                <text:p>14.8456992942122</text:p>
              </table:table-cell>
              <table:table-cell office:value-type="float" office:value="15.6000463806833">
                <text:p>15.6000463806833</text:p>
              </table:table-cell>
              <table:table-cell office:value-type="float" office:value="16.7069035954707">
                <text:p>16.7069035954707</text:p>
              </table:table-cell>
              <table:table-cell office:value-type="float" office:value="17.3054832785261">
                <text:p>17.3054832785261</text:p>
              </table:table-cell>
              <table:table-cell office:value-type="float" office:value="18.7162934150402">
                <text:p>18.71629341504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0858604711591">
                <text:p>9.0858604711591</text:p>
              </table:table-cell>
              <table:table-cell office:value-type="float" office:value="10.5717446653199">
                <text:p>10.5717446653199</text:p>
              </table:table-cell>
              <table:table-cell office:value-type="float" office:value="14.8017342585618">
                <text:p>14.8017342585618</text:p>
              </table:table-cell>
              <table:table-cell office:value-type="float" office:value="15.5460963364307">
                <text:p>15.5460963364307</text:p>
              </table:table-cell>
              <table:table-cell office:value-type="float" office:value="16.6297657722957">
                <text:p>16.6297657722957</text:p>
              </table:table-cell>
              <table:table-cell office:value-type="float" office:value="17.211296846333">
                <text:p>17.211296846333</text:p>
              </table:table-cell>
              <table:table-cell office:value-type="float" office:value="18.5515390416643">
                <text:p>18.55153904166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07071712910788">
                <text:p>9.07071712910788</text:p>
              </table:table-cell>
              <table:table-cell office:value-type="float" office:value="10.5528839818068">
                <text:p>10.5528839818068</text:p>
              </table:table-cell>
              <table:table-cell office:value-type="float" office:value="14.758829178588">
                <text:p>14.758829178588</text:p>
              </table:table-cell>
              <table:table-cell office:value-type="float" office:value="15.493022605842">
                <text:p>15.493022605842</text:p>
              </table:table-cell>
              <table:table-cell office:value-type="float" office:value="16.5561526401793">
                <text:p>16.5561526401793</text:p>
              </table:table-cell>
              <table:table-cell office:value-type="float" office:value="17.1233979921148">
                <text:p>17.1233979921148</text:p>
              </table:table-cell>
              <table:table-cell office:value-type="float" office:value="18.3889586933114">
                <text:p>18.38895869331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05519370016219">
                <text:p>9.05519370016219</text:p>
              </table:table-cell>
              <table:table-cell office:value-type="float" office:value="10.5347081320525">
                <text:p>10.5347081320525</text:p>
              </table:table-cell>
              <table:table-cell office:value-type="float" office:value="14.7170460568316">
                <text:p>14.7170460568316</text:p>
              </table:table-cell>
              <table:table-cell office:value-type="float" office:value="15.4422517486116">
                <text:p>15.4422517486116</text:p>
              </table:table-cell>
              <table:table-cell office:value-type="float" office:value="16.4815062960182">
                <text:p>16.4815062960182</text:p>
              </table:table-cell>
              <table:table-cell office:value-type="float" office:value="17.0344856220184">
                <text:p>17.0344856220184</text:p>
              </table:table-cell>
              <table:table-cell office:value-type="float" office:value="18.2328114306863">
                <text:p>18.23281143068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.04042318287648">
                <text:p>9.04042318287648</text:p>
              </table:table-cell>
              <table:table-cell office:value-type="float" office:value="10.516314810295">
                <text:p>10.516314810295</text:p>
              </table:table-cell>
              <table:table-cell office:value-type="float" office:value="14.6768886370354">
                <text:p>14.6768886370354</text:p>
              </table:table-cell>
              <table:table-cell office:value-type="float" office:value="15.3942857268716">
                <text:p>15.3942857268716</text:p>
              </table:table-cell>
              <table:table-cell office:value-type="float" office:value="16.4091059140352">
                <text:p>16.4091059140352</text:p>
              </table:table-cell>
              <table:table-cell office:value-type="float" office:value="16.9501073769944">
                <text:p>16.9501073769944</text:p>
              </table:table-cell>
              <table:table-cell office:value-type="float" office:value="18.078859358483">
                <text:p>18.0788593584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.02582584802046">
                <text:p>9.02582584802046</text:p>
              </table:table-cell>
              <table:table-cell office:value-type="float" office:value="10.4975675856582">
                <text:p>10.4975675856582</text:p>
              </table:table-cell>
              <table:table-cell office:value-type="float" office:value="14.6348599488434">
                <text:p>14.6348599488434</text:p>
              </table:table-cell>
              <table:table-cell office:value-type="float" office:value="15.3447673395452">
                <text:p>15.3447673395452</text:p>
              </table:table-cell>
              <table:table-cell office:value-type="float" office:value="16.3408364246488">
                <text:p>16.3408364246488</text:p>
              </table:table-cell>
              <table:table-cell office:value-type="float" office:value="16.8599158393127">
                <text:p>16.8599158393127</text:p>
              </table:table-cell>
              <table:table-cell office:value-type="float" office:value="17.9376296719943">
                <text:p>17.93762967199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.01118143879002">
                <text:p>9.01118143879002</text:p>
              </table:table-cell>
              <table:table-cell office:value-type="float" office:value="10.4797345222541">
                <text:p>10.4797345222541</text:p>
              </table:table-cell>
              <table:table-cell office:value-type="float" office:value="14.59577196712">
                <text:p>14.59577196712</text:p>
              </table:table-cell>
              <table:table-cell office:value-type="float" office:value="15.2950655130249">
                <text:p>15.2950655130249</text:p>
              </table:table-cell>
              <table:table-cell office:value-type="float" office:value="16.2734384411776">
                <text:p>16.2734384411776</text:p>
              </table:table-cell>
              <table:table-cell office:value-type="float" office:value="16.7710922049364">
                <text:p>16.7710922049364</text:p>
              </table:table-cell>
              <table:table-cell office:value-type="float" office:value="17.7930297378781">
                <text:p>17.79302973787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99698280597301">
                <text:p>8.99698280597301</text:p>
              </table:table-cell>
              <table:table-cell office:value-type="float" office:value="10.461440785613">
                <text:p>10.461440785613</text:p>
              </table:table-cell>
              <table:table-cell office:value-type="float" office:value="14.5577502686664">
                <text:p>14.5577502686664</text:p>
              </table:table-cell>
              <table:table-cell office:value-type="float" office:value="15.2466623913863">
                <text:p>15.2466623913863</text:p>
              </table:table-cell>
              <table:table-cell office:value-type="float" office:value="16.2049764571728">
                <text:p>16.2049764571728</text:p>
              </table:table-cell>
              <table:table-cell office:value-type="float" office:value="16.6813999178817">
                <text:p>16.6813999178817</text:p>
              </table:table-cell>
              <table:table-cell office:value-type="float" office:value="17.6503631761765">
                <text:p>17.65036317617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.98263461579748">
                <text:p>8.98263461579748</text:p>
              </table:table-cell>
              <table:table-cell office:value-type="float" office:value="10.4441671408681">
                <text:p>10.4441671408681</text:p>
              </table:table-cell>
              <table:table-cell office:value-type="float" office:value="14.5186218614728">
                <text:p>14.5186218614728</text:p>
              </table:table-cell>
              <table:table-cell office:value-type="float" office:value="15.1967385891452">
                <text:p>15.1967385891452</text:p>
              </table:table-cell>
              <table:table-cell office:value-type="float" office:value="16.1383768634864">
                <text:p>16.1383768634864</text:p>
              </table:table-cell>
              <table:table-cell office:value-type="float" office:value="16.5981925031519">
                <text:p>16.5981925031519</text:p>
              </table:table-cell>
              <table:table-cell office:value-type="float" office:value="17.5080070686903">
                <text:p>17.50800706869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.96889575203009">
                <text:p>8.96889575203009</text:p>
              </table:table-cell>
              <table:table-cell office:value-type="float" office:value="10.4263562819877">
                <text:p>10.4263562819877</text:p>
              </table:table-cell>
              <table:table-cell office:value-type="float" office:value="14.479097383216">
                <text:p>14.479097383216</text:p>
              </table:table-cell>
              <table:table-cell office:value-type="float" office:value="15.1508958363214">
                <text:p>15.1508958363214</text:p>
              </table:table-cell>
              <table:table-cell office:value-type="float" office:value="16.0720145267179">
                <text:p>16.0720145267179</text:p>
              </table:table-cell>
              <table:table-cell office:value-type="float" office:value="16.5115443541722">
                <text:p>16.5115443541722</text:p>
              </table:table-cell>
              <table:table-cell office:value-type="float" office:value="17.3684442684944">
                <text:p>17.36844426849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.95505040565158">
                <text:p>8.95505040565158</text:p>
              </table:table-cell>
              <table:table-cell office:value-type="float" office:value="10.409683141172">
                <text:p>10.409683141172</text:p>
              </table:table-cell>
              <table:table-cell office:value-type="float" office:value="14.4407370569731">
                <text:p>14.4407370569731</text:p>
              </table:table-cell>
              <table:table-cell office:value-type="float" office:value="15.1034093843191">
                <text:p>15.1034093843191</text:p>
              </table:table-cell>
              <table:table-cell office:value-type="float" office:value="16.0080661300867">
                <text:p>16.0080661300867</text:p>
              </table:table-cell>
              <table:table-cell office:value-type="float" office:value="16.4261004540045">
                <text:p>16.4261004540045</text:p>
              </table:table-cell>
              <table:table-cell office:value-type="float" office:value="17.2273756945432">
                <text:p>17.22737569454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.94187724812631">
                <text:p>8.94187724812631</text:p>
              </table:table-cell>
              <table:table-cell office:value-type="float" office:value="10.3926354725591">
                <text:p>10.3926354725591</text:p>
              </table:table-cell>
              <table:table-cell office:value-type="float" office:value="14.4024296016186">
                <text:p>14.4024296016186</text:p>
              </table:table-cell>
              <table:table-cell office:value-type="float" office:value="15.0575318862036">
                <text:p>15.0575318862036</text:p>
              </table:table-cell>
              <table:table-cell office:value-type="float" office:value="15.9452093216784">
                <text:p>15.9452093216784</text:p>
              </table:table-cell>
              <table:table-cell office:value-type="float" office:value="16.3454537216618">
                <text:p>16.3454537216618</text:p>
              </table:table-cell>
              <table:table-cell office:value-type="float" office:value="17.0994168280282">
                <text:p>17.09941682802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.92864905689642">
                <text:p>8.92864905689642</text:p>
              </table:table-cell>
              <table:table-cell office:value-type="float" office:value="10.3753986255918">
                <text:p>10.3753986255918</text:p>
              </table:table-cell>
              <table:table-cell office:value-type="float" office:value="14.3657250002282">
                <text:p>14.3657250002282</text:p>
              </table:table-cell>
              <table:table-cell office:value-type="float" office:value="15.0114508216347">
                <text:p>15.0114508216347</text:p>
              </table:table-cell>
              <table:table-cell office:value-type="float" office:value="15.8804900135633">
                <text:p>15.8804900135633</text:p>
              </table:table-cell>
              <table:table-cell office:value-type="float" office:value="16.2669592174919">
                <text:p>16.2669592174919</text:p>
              </table:table-cell>
              <table:table-cell office:value-type="float" office:value="16.9696457516681">
                <text:p>16.96964575166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.91557647471588">
                <text:p>8.91557647471588</text:p>
              </table:table-cell>
              <table:table-cell office:value-type="float" office:value="10.359067415439">
                <text:p>10.359067415439</text:p>
              </table:table-cell>
              <table:table-cell office:value-type="float" office:value="14.3296078080735">
                <text:p>14.3296078080735</text:p>
              </table:table-cell>
              <table:table-cell office:value-type="float" office:value="14.9661686419324">
                <text:p>14.9661686419324</text:p>
              </table:table-cell>
              <table:table-cell office:value-type="float" office:value="15.8147710476132">
                <text:p>15.8147710476132</text:p>
              </table:table-cell>
              <table:table-cell office:value-type="float" office:value="16.1875931275526">
                <text:p>16.1875931275526</text:p>
              </table:table-cell>
              <table:table-cell office:value-type="float" office:value="16.8513759326649">
                <text:p>16.85137593266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.90233839820351">
                <text:p>8.90233839820351</text:p>
              </table:table-cell>
              <table:table-cell office:value-type="float" office:value="10.3435348063602">
                <text:p>10.3435348063602</text:p>
              </table:table-cell>
              <table:table-cell office:value-type="float" office:value="14.2946246848809">
                <text:p>14.2946246848809</text:p>
              </table:table-cell>
              <table:table-cell office:value-type="float" office:value="14.9217309404955">
                <text:p>14.9217309404955</text:p>
              </table:table-cell>
              <table:table-cell office:value-type="float" office:value="15.7509768746089">
                <text:p>15.7509768746089</text:p>
              </table:table-cell>
              <table:table-cell office:value-type="float" office:value="16.1084011817729">
                <text:p>16.1084011817729</text:p>
              </table:table-cell>
              <table:table-cell office:value-type="float" office:value="16.7311589623812">
                <text:p>16.73115896238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.88889634532062">
                <text:p>8.88889634532062</text:p>
              </table:table-cell>
              <table:table-cell office:value-type="float" office:value="10.328036179242">
                <text:p>10.328036179242</text:p>
              </table:table-cell>
              <table:table-cell office:value-type="float" office:value="14.2594497850537">
                <text:p>14.2594497850537</text:p>
              </table:table-cell>
              <table:table-cell office:value-type="float" office:value="14.8777322684371">
                <text:p>14.8777322684371</text:p>
              </table:table-cell>
              <table:table-cell office:value-type="float" office:value="15.6857014173006">
                <text:p>15.6857014173006</text:p>
              </table:table-cell>
              <table:table-cell office:value-type="float" office:value="16.0259150010016">
                <text:p>16.0259150010016</text:p>
              </table:table-cell>
              <table:table-cell office:value-type="float" office:value="16.6080138161486">
                <text:p>16.60801381614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.8758432008195">
                <text:p>8.8758432008195</text:p>
              </table:table-cell>
              <table:table-cell office:value-type="float" office:value="10.3129375681564">
                <text:p>10.3129375681564</text:p>
              </table:table-cell>
              <table:table-cell office:value-type="float" office:value="14.2230419337361">
                <text:p>14.2230419337361</text:p>
              </table:table-cell>
              <table:table-cell office:value-type="float" office:value="14.8318985615034">
                <text:p>14.8318985615034</text:p>
              </table:table-cell>
              <table:table-cell office:value-type="float" office:value="15.6212230063518">
                <text:p>15.6212230063518</text:p>
              </table:table-cell>
              <table:table-cell office:value-type="float" office:value="15.9483547857507">
                <text:p>15.9483547857507</text:p>
              </table:table-cell>
              <table:table-cell office:value-type="float" office:value="16.4864198177331">
                <text:p>16.48641981773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.86288386059122">
                <text:p>8.86288386059122</text:p>
              </table:table-cell>
              <table:table-cell office:value-type="float" office:value="10.2971019958863">
                <text:p>10.2971019958863</text:p>
              </table:table-cell>
              <table:table-cell office:value-type="float" office:value="14.1872385770842">
                <text:p>14.1872385770842</text:p>
              </table:table-cell>
              <table:table-cell office:value-type="float" office:value="14.7852925137595">
                <text:p>14.7852925137595</text:p>
              </table:table-cell>
              <table:table-cell office:value-type="float" office:value="15.5563425372632">
                <text:p>15.5563425372632</text:p>
              </table:table-cell>
              <table:table-cell office:value-type="float" office:value="15.8695887956299">
                <text:p>15.8695887956299</text:p>
              </table:table-cell>
              <table:table-cell office:value-type="float" office:value="16.3680493145069">
                <text:p>16.36804931450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.8511889421225">
                <text:p>8.8511889421225</text:p>
              </table:table-cell>
              <table:table-cell office:value-type="float" office:value="10.2808492495494">
                <text:p>10.2808492495494</text:p>
              </table:table-cell>
              <table:table-cell office:value-type="float" office:value="14.1522288295498">
                <text:p>14.1522288295498</text:p>
              </table:table-cell>
              <table:table-cell office:value-type="float" office:value="14.7418994375377">
                <text:p>14.7418994375377</text:p>
              </table:table-cell>
              <table:table-cell office:value-type="float" office:value="15.4935375042147">
                <text:p>15.4935375042147</text:p>
              </table:table-cell>
              <table:table-cell office:value-type="float" office:value="15.7920177913292">
                <text:p>15.7920177913292</text:p>
              </table:table-cell>
              <table:table-cell office:value-type="float" office:value="16.2541665744976">
                <text:p>16.25416657449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.83833108028785">
                <text:p>8.83833108028785</text:p>
              </table:table-cell>
              <table:table-cell office:value-type="float" office:value="10.2649710672168">
                <text:p>10.2649710672168</text:p>
              </table:table-cell>
              <table:table-cell office:value-type="float" office:value="14.1167388600331">
                <text:p>14.1167388600331</text:p>
              </table:table-cell>
              <table:table-cell office:value-type="float" office:value="14.6969532699136">
                <text:p>14.6969532699136</text:p>
              </table:table-cell>
              <table:table-cell office:value-type="float" office:value="15.4320576635576">
                <text:p>15.4320576635576</text:p>
              </table:table-cell>
              <table:table-cell office:value-type="float" office:value="15.7148098771725">
                <text:p>15.7148098771725</text:p>
              </table:table-cell>
              <table:table-cell office:value-type="float" office:value="16.1350853057565">
                <text:p>16.13508530575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.82596843987523">
                <text:p>8.82596843987523</text:p>
              </table:table-cell>
              <table:table-cell office:value-type="float" office:value="10.2495842166592">
                <text:p>10.2495842166592</text:p>
              </table:table-cell>
              <table:table-cell office:value-type="float" office:value="14.0805296236296">
                <text:p>14.0805296236296</text:p>
              </table:table-cell>
              <table:table-cell office:value-type="float" office:value="14.6517020493771">
                <text:p>14.6517020493771</text:p>
              </table:table-cell>
              <table:table-cell office:value-type="float" office:value="15.3678578399501">
                <text:p>15.3678578399501</text:p>
              </table:table-cell>
              <table:table-cell office:value-type="float" office:value="15.6380907300743">
                <text:p>15.6380907300743</text:p>
              </table:table-cell>
              <table:table-cell office:value-type="float" office:value="16.0184346241814">
                <text:p>16.01843462418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.81348519950021">
                <text:p>8.81348519950021</text:p>
              </table:table-cell>
              <table:table-cell office:value-type="float" office:value="10.2337311500788">
                <text:p>10.2337311500788</text:p>
              </table:table-cell>
              <table:table-cell office:value-type="float" office:value="14.0452157941409">
                <text:p>14.0452157941409</text:p>
              </table:table-cell>
              <table:table-cell office:value-type="float" office:value="14.6064091273797">
                <text:p>14.6064091273797</text:p>
              </table:table-cell>
              <table:table-cell office:value-type="float" office:value="15.3041309963959">
                <text:p>15.3041309963959</text:p>
              </table:table-cell>
              <table:table-cell office:value-type="float" office:value="15.5549726196106">
                <text:p>15.5549726196106</text:p>
              </table:table-cell>
              <table:table-cell office:value-type="float" office:value="15.908601207091">
                <text:p>15.908601207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.8001724441763">
                <text:p>8.8001724441763</text:p>
              </table:table-cell>
              <table:table-cell office:value-type="float" office:value="10.2181814369995">
                <text:p>10.2181814369995</text:p>
              </table:table-cell>
              <table:table-cell office:value-type="float" office:value="14.0100063719127">
                <text:p>14.0100063719127</text:p>
              </table:table-cell>
              <table:table-cell office:value-type="float" office:value="14.5628360493442">
                <text:p>14.5628360493442</text:p>
              </table:table-cell>
              <table:table-cell office:value-type="float" office:value="15.2438673914242">
                <text:p>15.2438673914242</text:p>
              </table:table-cell>
              <table:table-cell office:value-type="float" office:value="15.4752733877459">
                <text:p>15.4752733877459</text:p>
              </table:table-cell>
              <table:table-cell office:value-type="float" office:value="15.7999042678073">
                <text:p>15.79990426780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.78703665101292">
                <text:p>8.78703665101292</text:p>
              </table:table-cell>
              <table:table-cell office:value-type="float" office:value="10.2025844615511">
                <text:p>10.2025844615511</text:p>
              </table:table-cell>
              <table:table-cell office:value-type="float" office:value="13.9735230903057">
                <text:p>13.9735230903057</text:p>
              </table:table-cell>
              <table:table-cell office:value-type="float" office:value="14.518945270628">
                <text:p>14.518945270628</text:p>
              </table:table-cell>
              <table:table-cell office:value-type="float" office:value="15.1760593439188">
                <text:p>15.1760593439188</text:p>
              </table:table-cell>
              <table:table-cell office:value-type="float" office:value="15.3946074316893">
                <text:p>15.3946074316893</text:p>
              </table:table-cell>
              <table:table-cell office:value-type="float" office:value="15.6840064754551">
                <text:p>15.68400647545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.77463662426007">
                <text:p>8.77463662426007</text:p>
              </table:table-cell>
              <table:table-cell office:value-type="float" office:value="10.1869084172154">
                <text:p>10.1869084172154</text:p>
              </table:table-cell>
              <table:table-cell office:value-type="float" office:value="13.9381909693564">
                <text:p>13.9381909693564</text:p>
              </table:table-cell>
              <table:table-cell office:value-type="float" office:value="14.4739356368422">
                <text:p>14.4739356368422</text:p>
              </table:table-cell>
              <table:table-cell office:value-type="float" office:value="15.1112401910962">
                <text:p>15.1112401910962</text:p>
              </table:table-cell>
              <table:table-cell office:value-type="float" office:value="15.3146427449474">
                <text:p>15.3146427449474</text:p>
              </table:table-cell>
              <table:table-cell office:value-type="float" office:value="15.5758623742326">
                <text:p>15.57586237423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.76239455831885">
                <text:p>8.76239455831885</text:p>
              </table:table-cell>
              <table:table-cell office:value-type="float" office:value="10.1712923310385">
                <text:p>10.1712923310385</text:p>
              </table:table-cell>
              <table:table-cell office:value-type="float" office:value="13.9016919010044">
                <text:p>13.9016919010044</text:p>
              </table:table-cell>
              <table:table-cell office:value-type="float" office:value="14.4289848270925">
                <text:p>14.4289848270925</text:p>
              </table:table-cell>
              <table:table-cell office:value-type="float" office:value="15.0448094866891">
                <text:p>15.0448094866891</text:p>
              </table:table-cell>
              <table:table-cell office:value-type="float" office:value="15.2367318521626">
                <text:p>15.2367318521626</text:p>
              </table:table-cell>
              <table:table-cell office:value-type="float" office:value="15.4685578031579">
                <text:p>15.46855780315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74996298515478">
                <text:p>8.74996298515478</text:p>
              </table:table-cell>
              <table:table-cell office:value-type="float" office:value="10.1551822642591">
                <text:p>10.1551822642591</text:p>
              </table:table-cell>
              <table:table-cell office:value-type="float" office:value="13.8662897887517">
                <text:p>13.8662897887517</text:p>
              </table:table-cell>
              <table:table-cell office:value-type="float" office:value="14.3822103506963">
                <text:p>14.3822103506963</text:p>
              </table:table-cell>
              <table:table-cell office:value-type="float" office:value="14.9785437435299">
                <text:p>14.9785437435299</text:p>
              </table:table-cell>
              <table:table-cell office:value-type="float" office:value="15.1544741259943">
                <text:p>15.1544741259943</text:p>
              </table:table-cell>
              <table:table-cell office:value-type="float" office:value="15.3511228231338">
                <text:p>15.35112282313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.73764658920505">
                <text:p>8.73764658920505</text:p>
              </table:table-cell>
              <table:table-cell office:value-type="float" office:value="10.1407031310775">
                <text:p>10.1407031310775</text:p>
              </table:table-cell>
              <table:table-cell office:value-type="float" office:value="13.8326368475116">
                <text:p>13.8326368475116</text:p>
              </table:table-cell>
              <table:table-cell office:value-type="float" office:value="14.3365227948485">
                <text:p>14.3365227948485</text:p>
              </table:table-cell>
              <table:table-cell office:value-type="float" office:value="14.9095354316653">
                <text:p>14.9095354316653</text:p>
              </table:table-cell>
              <table:table-cell office:value-type="float" office:value="15.0751121219528">
                <text:p>15.0751121219528</text:p>
              </table:table-cell>
              <table:table-cell office:value-type="float" office:value="15.2421462055945">
                <text:p>15.24214620559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.72496993659372">
                <text:p>8.72496993659372</text:p>
              </table:table-cell>
              <table:table-cell office:value-type="float" office:value="10.1260453042378">
                <text:p>10.1260453042378</text:p>
              </table:table-cell>
              <table:table-cell office:value-type="float" office:value="13.7976331019211">
                <text:p>13.7976331019211</text:p>
              </table:table-cell>
              <table:table-cell office:value-type="float" office:value="14.2902434008229">
                <text:p>14.2902434008229</text:p>
              </table:table-cell>
              <table:table-cell office:value-type="float" office:value="14.8427987998492">
                <text:p>14.8427987998492</text:p>
              </table:table-cell>
              <table:table-cell office:value-type="float" office:value="14.9947467525921">
                <text:p>14.9947467525921</text:p>
              </table:table-cell>
              <table:table-cell office:value-type="float" office:value="15.1352194761528">
                <text:p>15.13521947615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.71207341425785">
                <text:p>8.71207341425785</text:p>
              </table:table-cell>
              <table:table-cell office:value-type="float" office:value="10.1103717515087">
                <text:p>10.1103717515087</text:p>
              </table:table-cell>
              <table:table-cell office:value-type="float" office:value="13.7613241310463">
                <text:p>13.7613241310463</text:p>
              </table:table-cell>
              <table:table-cell office:value-type="float" office:value="14.2427941429798">
                <text:p>14.2427941429798</text:p>
              </table:table-cell>
              <table:table-cell office:value-type="float" office:value="14.7719376474489">
                <text:p>14.7719376474489</text:p>
              </table:table-cell>
              <table:table-cell office:value-type="float" office:value="14.9138808747387">
                <text:p>14.9138808747387</text:p>
              </table:table-cell>
              <table:table-cell office:value-type="float" office:value="15.0339449830592">
                <text:p>15.03394498305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.69944039485009">
                <text:p>8.69944039485009</text:p>
              </table:table-cell>
              <table:table-cell office:value-type="float" office:value="10.0938828781021">
                <text:p>10.0938828781021</text:p>
              </table:table-cell>
              <table:table-cell office:value-type="float" office:value="13.7233270007891">
                <text:p>13.7233270007891</text:p>
              </table:table-cell>
              <table:table-cell office:value-type="float" office:value="14.1924100151286">
                <text:p>14.1924100151286</text:p>
              </table:table-cell>
              <table:table-cell office:value-type="float" office:value="14.6991079242678">
                <text:p>14.6991079242678</text:p>
              </table:table-cell>
              <table:table-cell office:value-type="float" office:value="14.8342512116234">
                <text:p>14.8342512116234</text:p>
              </table:table-cell>
              <table:table-cell office:value-type="float" office:value="14.9277308992896">
                <text:p>14.92773089928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.6876884165912">
                <text:p>8.6876884165912</text:p>
              </table:table-cell>
              <table:table-cell office:value-type="float" office:value="10.0783369040908">
                <text:p>10.0783369040908</text:p>
              </table:table-cell>
              <table:table-cell office:value-type="float" office:value="13.6862671928564">
                <text:p>13.6862671928564</text:p>
              </table:table-cell>
              <table:table-cell office:value-type="float" office:value="14.1456199721496">
                <text:p>14.1456199721496</text:p>
              </table:table-cell>
              <table:table-cell office:value-type="float" office:value="14.6266185489556">
                <text:p>14.6266185489556</text:p>
              </table:table-cell>
              <table:table-cell office:value-type="float" office:value="14.757923856">
                <text:p>14.757923856</text:p>
              </table:table-cell>
              <table:table-cell office:value-type="float" office:value="14.8178007117967">
                <text:p>14.81780071179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.67498551774164">
                <text:p>8.67498551774164</text:p>
              </table:table-cell>
              <table:table-cell office:value-type="float" office:value="10.0617963670044">
                <text:p>10.0617963670044</text:p>
              </table:table-cell>
              <table:table-cell office:value-type="float" office:value="13.6485226898532">
                <text:p>13.6485226898532</text:p>
              </table:table-cell>
              <table:table-cell office:value-type="float" office:value="14.0957766723316">
                <text:p>14.0957766723316</text:p>
              </table:table-cell>
              <table:table-cell office:value-type="float" office:value="14.5568758374814">
                <text:p>14.5568758374814</text:p>
              </table:table-cell>
              <table:table-cell office:value-type="float" office:value="14.6716188728628">
                <text:p>14.6716188728628</text:p>
              </table:table-cell>
              <table:table-cell office:value-type="float" office:value="14.7077468240317">
                <text:p>14.70774682403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.66317333204445">
                <text:p>8.66317333204445</text:p>
              </table:table-cell>
              <table:table-cell office:value-type="float" office:value="10.0461057920957">
                <text:p>10.0461057920957</text:p>
              </table:table-cell>
              <table:table-cell office:value-type="float" office:value="13.6087755078825">
                <text:p>13.6087755078825</text:p>
              </table:table-cell>
              <table:table-cell office:value-type="float" office:value="14.0454811051648">
                <text:p>14.0454811051648</text:p>
              </table:table-cell>
              <table:table-cell office:value-type="float" office:value="14.4876693571649">
                <text:p>14.4876693571649</text:p>
              </table:table-cell>
              <table:table-cell office:value-type="float" office:value="14.5897735019361">
                <text:p>14.5897735019361</text:p>
              </table:table-cell>
              <table:table-cell office:value-type="float" office:value="14.605185105235">
                <text:p>14.6051851052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.65031172499512">
                <text:p>8.65031172499512</text:p>
              </table:table-cell>
              <table:table-cell office:value-type="float" office:value="10.0307529573736">
                <text:p>10.0307529573736</text:p>
              </table:table-cell>
              <table:table-cell office:value-type="float" office:value="13.5686326671827">
                <text:p>13.5686326671827</text:p>
              </table:table-cell>
              <table:table-cell office:value-type="float" office:value="13.9961435085684">
                <text:p>13.9961435085684</text:p>
              </table:table-cell>
              <table:table-cell office:value-type="float" office:value="14.4149446094664">
                <text:p>14.4149446094664</text:p>
              </table:table-cell>
              <table:table-cell office:value-type="float" office:value="14.5105159856428">
                <text:p>14.5105159856428</text:p>
              </table:table-cell>
              <table:table-cell office:value-type="float" office:value="14.4999347136411">
                <text:p>14.49993471364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.63795426896">
                <text:p>8.63795426896</text:p>
              </table:table-cell>
              <table:table-cell office:value-type="float" office:value="10.0152993716395">
                <text:p>10.0152993716395</text:p>
              </table:table-cell>
              <table:table-cell office:value-type="float" office:value="13.5298101751412">
                <text:p>13.5298101751412</text:p>
              </table:table-cell>
              <table:table-cell office:value-type="float" office:value="13.9451521733815">
                <text:p>13.9451521733815</text:p>
              </table:table-cell>
              <table:table-cell office:value-type="float" office:value="14.3438496240451">
                <text:p>14.3438496240451</text:p>
              </table:table-cell>
              <table:table-cell office:value-type="float" office:value="14.4261813333667">
                <text:p>14.4261813333667</text:p>
              </table:table-cell>
              <table:table-cell office:value-type="float" office:value="14.4024570279669">
                <text:p>14.40245702796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.62532111753067">
                <text:p>8.62532111753067</text:p>
              </table:table-cell>
              <table:table-cell office:value-type="float" office:value="9.99939934849971">
                <text:p>9.99939934849971</text:p>
              </table:table-cell>
              <table:table-cell office:value-type="float" office:value="13.4893442582175">
                <text:p>13.4893442582175</text:p>
              </table:table-cell>
              <table:table-cell office:value-type="float" office:value="13.8948198873012">
                <text:p>13.8948198873012</text:p>
              </table:table-cell>
              <table:table-cell office:value-type="float" office:value="14.2719889825746">
                <text:p>14.2719889825746</text:p>
              </table:table-cell>
              <table:table-cell office:value-type="float" office:value="14.3413440488377">
                <text:p>14.3413440488377</text:p>
              </table:table-cell>
              <table:table-cell office:value-type="float" office:value="14.2945669834884">
                <text:p>14.29456698348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.61232661573515">
                <text:p>8.61232661573515</text:p>
              </table:table-cell>
              <table:table-cell office:value-type="float" office:value="9.98319442904636">
                <text:p>9.98319442904636</text:p>
              </table:table-cell>
              <table:table-cell office:value-type="float" office:value="13.4480301345533">
                <text:p>13.4480301345533</text:p>
              </table:table-cell>
              <table:table-cell office:value-type="float" office:value="13.8391317632805">
                <text:p>13.8391317632805</text:p>
              </table:table-cell>
              <table:table-cell office:value-type="float" office:value="14.1986047614327">
                <text:p>14.1986047614327</text:p>
              </table:table-cell>
              <table:table-cell office:value-type="float" office:value="14.2583365639158">
                <text:p>14.2583365639158</text:p>
              </table:table-cell>
              <table:table-cell office:value-type="float" office:value="14.1898191970385">
                <text:p>14.18981919703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.598437850204">
                <text:p>8.598437850204</text:p>
              </table:table-cell>
              <table:table-cell office:value-type="float" office:value="9.96773908287532">
                <text:p>9.96773908287532</text:p>
              </table:table-cell>
              <table:table-cell office:value-type="float" office:value="13.4066052074829">
                <text:p>13.4066052074829</text:p>
              </table:table-cell>
              <table:table-cell office:value-type="float" office:value="13.7847638178045">
                <text:p>13.7847638178045</text:p>
              </table:table-cell>
              <table:table-cell office:value-type="float" office:value="14.1212891503942">
                <text:p>14.1212891503942</text:p>
              </table:table-cell>
              <table:table-cell office:value-type="float" office:value="14.1662278675578">
                <text:p>14.1662278675578</text:p>
              </table:table-cell>
              <table:table-cell office:value-type="float" office:value="14.081139141412">
                <text:p>14.0811391414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.58593731270111">
                <text:p>8.58593731270111</text:p>
              </table:table-cell>
              <table:table-cell office:value-type="float" office:value="9.95125321344722">
                <text:p>9.95125321344722</text:p>
              </table:table-cell>
              <table:table-cell office:value-type="float" office:value="13.3624884303601">
                <text:p>13.3624884303601</text:p>
              </table:table-cell>
              <table:table-cell office:value-type="float" office:value="13.7304023201787">
                <text:p>13.7304023201787</text:p>
              </table:table-cell>
              <table:table-cell office:value-type="float" office:value="14.0448297776718">
                <text:p>14.0448297776718</text:p>
              </table:table-cell>
              <table:table-cell office:value-type="float" office:value="14.0761767005397">
                <text:p>14.0761767005397</text:p>
              </table:table-cell>
              <table:table-cell office:value-type="float" office:value="13.9817193993891">
                <text:p>13.98171939938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.57337214304209">
                <text:p>8.57337214304209</text:p>
              </table:table-cell>
              <table:table-cell office:value-type="float" office:value="9.93417104343338">
                <text:p>9.93417104343338</text:p>
              </table:table-cell>
              <table:table-cell office:value-type="float" office:value="13.3192121464797">
                <text:p>13.3192121464797</text:p>
              </table:table-cell>
              <table:table-cell office:value-type="float" office:value="13.672991691118">
                <text:p>13.672991691118</text:p>
              </table:table-cell>
              <table:table-cell office:value-type="float" office:value="13.968774170006">
                <text:p>13.968774170006</text:p>
              </table:table-cell>
              <table:table-cell office:value-type="float" office:value="13.9863010859249">
                <text:p>13.9863010859249</text:p>
              </table:table-cell>
              <table:table-cell office:value-type="float" office:value="13.874908799343">
                <text:p>13.8749087993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55974047038641">
                <text:p>8.55974047038641</text:p>
              </table:table-cell>
              <table:table-cell office:value-type="float" office:value="9.91834223530294">
                <text:p>9.91834223530294</text:p>
              </table:table-cell>
              <table:table-cell office:value-type="float" office:value="13.2746756450218">
                <text:p>13.2746756450218</text:p>
              </table:table-cell>
              <table:table-cell office:value-type="float" office:value="13.6146900253698">
                <text:p>13.6146900253698</text:p>
              </table:table-cell>
              <table:table-cell office:value-type="float" office:value="13.8835281768087">
                <text:p>13.8835281768087</text:p>
              </table:table-cell>
              <table:table-cell office:value-type="float" office:value="13.89787505501">
                <text:p>13.89787505501</text:p>
              </table:table-cell>
              <table:table-cell office:value-type="float" office:value="13.7654145956676">
                <text:p>13.76541459566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54720968811057">
                <text:p>8.54720968811057</text:p>
              </table:table-cell>
              <table:table-cell office:value-type="float" office:value="9.90121142846718">
                <text:p>9.90121142846718</text:p>
              </table:table-cell>
              <table:table-cell office:value-type="float" office:value="13.227800371229">
                <text:p>13.227800371229</text:p>
              </table:table-cell>
              <table:table-cell office:value-type="float" office:value="13.5524411217306">
                <text:p>13.5524411217306</text:p>
              </table:table-cell>
              <table:table-cell office:value-type="float" office:value="13.8058956388379">
                <text:p>13.8058956388379</text:p>
              </table:table-cell>
              <table:table-cell office:value-type="float" office:value="13.8045883724225">
                <text:p>13.8045883724225</text:p>
              </table:table-cell>
              <table:table-cell office:value-type="float" office:value="13.6560805854996">
                <text:p>13.65608058549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.53285183362755">
                <text:p>8.53285183362755</text:p>
              </table:table-cell>
              <table:table-cell office:value-type="float" office:value="9.88405001504429">
                <text:p>9.88405001504429</text:p>
              </table:table-cell>
              <table:table-cell office:value-type="float" office:value="13.1808491852196">
                <text:p>13.1808491852196</text:p>
              </table:table-cell>
              <table:table-cell office:value-type="float" office:value="13.4936907081783">
                <text:p>13.4936907081783</text:p>
              </table:table-cell>
              <table:table-cell office:value-type="float" office:value="13.720510401258">
                <text:p>13.720510401258</text:p>
              </table:table-cell>
              <table:table-cell office:value-type="float" office:value="13.7183239235166">
                <text:p>13.7183239235166</text:p>
              </table:table-cell>
              <table:table-cell office:value-type="float" office:value="13.5544314449395">
                <text:p>13.55443144493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.51909639132263">
                <text:p>8.51909639132263</text:p>
              </table:table-cell>
              <table:table-cell office:value-type="float" office:value="9.86649594099741">
                <text:p>9.86649594099741</text:p>
              </table:table-cell>
              <table:table-cell office:value-type="float" office:value="13.130806880035">
                <text:p>13.130806880035</text:p>
              </table:table-cell>
              <table:table-cell office:value-type="float" office:value="13.4322003741818">
                <text:p>13.4322003741818</text:p>
              </table:table-cell>
              <table:table-cell office:value-type="float" office:value="13.6387158055044">
                <text:p>13.6387158055044</text:p>
              </table:table-cell>
              <table:table-cell office:value-type="float" office:value="13.6294254133764">
                <text:p>13.6294254133764</text:p>
              </table:table-cell>
              <table:table-cell office:value-type="float" office:value="13.4487290986774">
                <text:p>13.44872909867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.50564729714516">
                <text:p>8.50564729714516</text:p>
              </table:table-cell>
              <table:table-cell office:value-type="float" office:value="9.849160322405">
                <text:p>9.849160322405</text:p>
              </table:table-cell>
              <table:table-cell office:value-type="float" office:value="13.0827779680713">
                <text:p>13.0827779680713</text:p>
              </table:table-cell>
              <table:table-cell office:value-type="float" office:value="13.3669472945244">
                <text:p>13.3669472945244</text:p>
              </table:table-cell>
              <table:table-cell office:value-type="float" office:value="13.5551942056752">
                <text:p>13.5551942056752</text:p>
              </table:table-cell>
              <table:table-cell office:value-type="float" office:value="13.5336391533154">
                <text:p>13.5336391533154</text:p>
              </table:table-cell>
              <table:table-cell office:value-type="float" office:value="13.3435681983736">
                <text:p>13.34356819837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.49180200493233">
                <text:p>8.49180200493233</text:p>
              </table:table-cell>
              <table:table-cell office:value-type="float" office:value="9.83172022204069">
                <text:p>9.83172022204069</text:p>
              </table:table-cell>
              <table:table-cell office:value-type="float" office:value="13.0288106485797">
                <text:p>13.0288106485797</text:p>
              </table:table-cell>
              <table:table-cell office:value-type="float" office:value="13.2946625276126">
                <text:p>13.2946625276126</text:p>
              </table:table-cell>
              <table:table-cell office:value-type="float" office:value="13.4661923009581">
                <text:p>13.4661923009581</text:p>
              </table:table-cell>
              <table:table-cell office:value-type="float" office:value="13.4396909513445">
                <text:p>13.4396909513445</text:p>
              </table:table-cell>
              <table:table-cell office:value-type="float" office:value="13.2372255536634">
                <text:p>13.23722555366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.47782034961847">
                <text:p>8.47782034961847</text:p>
              </table:table-cell>
              <table:table-cell office:value-type="float" office:value="9.81343094982667">
                <text:p>9.81343094982667</text:p>
              </table:table-cell>
              <table:table-cell office:value-type="float" office:value="12.978521341744">
                <text:p>12.978521341744</text:p>
              </table:table-cell>
              <table:table-cell office:value-type="float" office:value="13.224166860708">
                <text:p>13.224166860708</text:p>
              </table:table-cell>
              <table:table-cell office:value-type="float" office:value="13.3788538795802">
                <text:p>13.3788538795802</text:p>
              </table:table-cell>
              <table:table-cell office:value-type="float" office:value="13.339957265885">
                <text:p>13.339957265885</text:p>
              </table:table-cell>
              <table:table-cell office:value-type="float" office:value="13.1230492078999">
                <text:p>13.1230492078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.46369232971452">
                <text:p>8.46369232971452</text:p>
              </table:table-cell>
              <table:table-cell office:value-type="float" office:value="9.79496219936556">
                <text:p>9.79496219936556</text:p>
              </table:table-cell>
              <table:table-cell office:value-type="float" office:value="12.9241879490415">
                <text:p>12.9241879490415</text:p>
              </table:table-cell>
              <table:table-cell office:value-type="float" office:value="13.15125769243">
                <text:p>13.15125769243</text:p>
              </table:table-cell>
              <table:table-cell office:value-type="float" office:value="13.2870880677247">
                <text:p>13.2870880677247</text:p>
              </table:table-cell>
              <table:table-cell office:value-type="float" office:value="13.2397453598307">
                <text:p>13.2397453598307</text:p>
              </table:table-cell>
              <table:table-cell office:value-type="float" office:value="13.0143412393766">
                <text:p>13.01434123937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44906157138814">
                <text:p>8.44906157138814</text:p>
              </table:table-cell>
              <table:table-cell office:value-type="float" office:value="9.77580450397923">
                <text:p>9.77580450397923</text:p>
              </table:table-cell>
              <table:table-cell office:value-type="float" office:value="12.8675942819035">
                <text:p>12.8675942819035</text:p>
              </table:table-cell>
              <table:table-cell office:value-type="float" office:value="13.0766183870147">
                <text:p>13.0766183870147</text:p>
              </table:table-cell>
              <table:table-cell office:value-type="float" office:value="13.198995793683">
                <text:p>13.198995793683</text:p>
              </table:table-cell>
              <table:table-cell office:value-type="float" office:value="13.1392878190335">
                <text:p>13.1392878190335</text:p>
              </table:table-cell>
              <table:table-cell office:value-type="float" office:value="12.9079908915288">
                <text:p>12.90799089152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.43428815674325">
                <text:p>8.43428815674325</text:p>
              </table:table-cell>
              <table:table-cell office:value-type="float" office:value="9.75654270758334">
                <text:p>9.75654270758334</text:p>
              </table:table-cell>
              <table:table-cell office:value-type="float" office:value="12.8051999299176">
                <text:p>12.8051999299176</text:p>
              </table:table-cell>
              <table:table-cell office:value-type="float" office:value="12.9990186162462">
                <text:p>12.9990186162462</text:p>
              </table:table-cell>
              <table:table-cell office:value-type="float" office:value="13.1014269053257">
                <text:p>13.1014269053257</text:p>
              </table:table-cell>
              <table:table-cell office:value-type="float" office:value="13.0389726397698">
                <text:p>13.0389726397698</text:p>
              </table:table-cell>
              <table:table-cell office:value-type="float" office:value="12.7977459757413">
                <text:p>12.79774597574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41881672247285">
                <text:p>8.41881672247285</text:p>
              </table:table-cell>
              <table:table-cell office:value-type="float" office:value="9.73746176509673">
                <text:p>9.73746176509673</text:p>
              </table:table-cell>
              <table:table-cell office:value-type="float" office:value="12.7452535872673">
                <text:p>12.7452535872673</text:p>
              </table:table-cell>
              <table:table-cell office:value-type="float" office:value="12.9195160987976">
                <text:p>12.9195160987976</text:p>
              </table:table-cell>
              <table:table-cell office:value-type="float" office:value="13.0078777805138">
                <text:p>13.0078777805138</text:p>
              </table:table-cell>
              <table:table-cell office:value-type="float" office:value="12.9368070423724">
                <text:p>12.9368070423724</text:p>
              </table:table-cell>
              <table:table-cell office:value-type="float" office:value="12.6885895613687">
                <text:p>12.68858956136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40265143083927">
                <text:p>8.40265143083927</text:p>
              </table:table-cell>
              <table:table-cell office:value-type="float" office:value="9.71817848740872">
                <text:p>9.71817848740872</text:p>
              </table:table-cell>
              <table:table-cell office:value-type="float" office:value="12.6820364053202">
                <text:p>12.6820364053202</text:p>
              </table:table-cell>
              <table:table-cell office:value-type="float" office:value="12.8416037927026">
                <text:p>12.8416037927026</text:p>
              </table:table-cell>
              <table:table-cell office:value-type="float" office:value="12.9083283571137">
                <text:p>12.9083283571137</text:p>
              </table:table-cell>
              <table:table-cell office:value-type="float" office:value="12.8296448325134">
                <text:p>12.8296448325134</text:p>
              </table:table-cell>
              <table:table-cell office:value-type="float" office:value="12.5739584660564">
                <text:p>12.57395846605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38707815830803">
                <text:p>8.38707815830803</text:p>
              </table:table-cell>
              <table:table-cell office:value-type="float" office:value="9.69856728098005">
                <text:p>9.69856728098005</text:p>
              </table:table-cell>
              <table:table-cell office:value-type="float" office:value="12.6128342771305">
                <text:p>12.6128342771305</text:p>
              </table:table-cell>
              <table:table-cell office:value-type="float" office:value="12.7572835009043">
                <text:p>12.7572835009043</text:p>
              </table:table-cell>
              <table:table-cell office:value-type="float" office:value="12.7993639862418">
                <text:p>12.7993639862418</text:p>
              </table:table-cell>
              <table:table-cell office:value-type="float" office:value="12.7235221550721">
                <text:p>12.7235221550721</text:p>
              </table:table-cell>
              <table:table-cell office:value-type="float" office:value="12.4634709296589">
                <text:p>12.46347092965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37160804134197">
                <text:p>8.37160804134197</text:p>
              </table:table-cell>
              <table:table-cell office:value-type="float" office:value="9.67785958591142">
                <text:p>9.67785958591142</text:p>
              </table:table-cell>
              <table:table-cell office:value-type="float" office:value="12.543654497427">
                <text:p>12.543654497427</text:p>
              </table:table-cell>
              <table:table-cell office:value-type="float" office:value="12.6721870823388">
                <text:p>12.6721870823388</text:p>
              </table:table-cell>
              <table:table-cell office:value-type="float" office:value="12.6945179672702">
                <text:p>12.6945179672702</text:p>
              </table:table-cell>
              <table:table-cell office:value-type="float" office:value="12.6156384392709">
                <text:p>12.6156384392709</text:p>
              </table:table-cell>
              <table:table-cell office:value-type="float" office:value="12.3429778158334">
                <text:p>12.34297781583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.35401966474211">
                <text:p>8.35401966474211</text:p>
              </table:table-cell>
              <table:table-cell office:value-type="float" office:value="9.65574827442683">
                <text:p>9.65574827442683</text:p>
              </table:table-cell>
              <table:table-cell office:value-type="float" office:value="12.4692705640041">
                <text:p>12.4692705640041</text:p>
              </table:table-cell>
              <table:table-cell office:value-type="float" office:value="12.5784536440177">
                <text:p>12.5784536440177</text:p>
              </table:table-cell>
              <table:table-cell office:value-type="float" office:value="12.5892776859762">
                <text:p>12.5892776859762</text:p>
              </table:table-cell>
              <table:table-cell office:value-type="float" office:value="12.4977205811497">
                <text:p>12.4977205811497</text:p>
              </table:table-cell>
              <table:table-cell office:value-type="float" office:value="12.2258312052469">
                <text:p>12.22583120524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33709264178498">
                <text:p>8.33709264178498</text:p>
              </table:table-cell>
              <table:table-cell office:value-type="float" office:value="9.63370304889405">
                <text:p>9.63370304889405</text:p>
              </table:table-cell>
              <table:table-cell office:value-type="float" office:value="12.3926632313252">
                <text:p>12.3926632313252</text:p>
              </table:table-cell>
              <table:table-cell office:value-type="float" office:value="12.4859666719395">
                <text:p>12.4859666719395</text:p>
              </table:table-cell>
              <table:table-cell office:value-type="float" office:value="12.4773126425753">
                <text:p>12.4773126425753</text:p>
              </table:table-cell>
              <table:table-cell office:value-type="float" office:value="12.3805961524381">
                <text:p>12.3805961524381</text:p>
              </table:table-cell>
              <table:table-cell office:value-type="float" office:value="12.1038349632708">
                <text:p>12.10383496327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.31902169266718">
                <text:p>8.31902169266718</text:p>
              </table:table-cell>
              <table:table-cell office:value-type="float" office:value="9.61112709089574">
                <text:p>9.61112709089574</text:p>
              </table:table-cell>
              <table:table-cell office:value-type="float" office:value="12.3089505118124">
                <text:p>12.3089505118124</text:p>
              </table:table-cell>
              <table:table-cell office:value-type="float" office:value="12.3958314816251">
                <text:p>12.3958314816251</text:p>
              </table:table-cell>
              <table:table-cell office:value-type="float" office:value="12.3574182147875">
                <text:p>12.3574182147875</text:p>
              </table:table-cell>
              <table:table-cell office:value-type="float" office:value="12.2658290629016">
                <text:p>12.2658290629016</text:p>
              </table:table-cell>
              <table:table-cell office:value-type="float" office:value="11.9817030406535">
                <text:p>11.98170304065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30070779213092">
                <text:p>8.30070779213092</text:p>
              </table:table-cell>
              <table:table-cell office:value-type="float" office:value="9.58794163531245">
                <text:p>9.58794163531245</text:p>
              </table:table-cell>
              <table:table-cell office:value-type="float" office:value="12.2262548979447">
                <text:p>12.2262548979447</text:p>
              </table:table-cell>
              <table:table-cell office:value-type="float" office:value="12.2920647088793">
                <text:p>12.2920647088793</text:p>
              </table:table-cell>
              <table:table-cell office:value-type="float" office:value="12.241624129604">
                <text:p>12.241624129604</text:p>
              </table:table-cell>
              <table:table-cell office:value-type="float" office:value="12.1385148551395">
                <text:p>12.1385148551395</text:p>
              </table:table-cell>
              <table:table-cell office:value-type="float" office:value="11.8569175518383">
                <text:p>11.85691755183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28116127958112">
                <text:p>8.28116127958112</text:p>
              </table:table-cell>
              <table:table-cell office:value-type="float" office:value="9.56279061733508">
                <text:p>9.56279061733508</text:p>
              </table:table-cell>
              <table:table-cell office:value-type="float" office:value="12.1375047197978">
                <text:p>12.1375047197978</text:p>
              </table:table-cell>
              <table:table-cell office:value-type="float" office:value="12.1878337622086">
                <text:p>12.1878337622086</text:p>
              </table:table-cell>
              <table:table-cell office:value-type="float" office:value="12.1102699038734">
                <text:p>12.1102699038734</text:p>
              </table:table-cell>
              <table:table-cell office:value-type="float" office:value="12.011483054522">
                <text:p>12.011483054522</text:p>
              </table:table-cell>
              <table:table-cell office:value-type="float" office:value="11.7334927072236">
                <text:p>11.73349270722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26182510712059">
                <text:p>8.26182510712059</text:p>
              </table:table-cell>
              <table:table-cell office:value-type="float" office:value="9.53746299503464">
                <text:p>9.53746299503464</text:p>
              </table:table-cell>
              <table:table-cell office:value-type="float" office:value="12.0451754965459">
                <text:p>12.0451754965459</text:p>
              </table:table-cell>
              <table:table-cell office:value-type="float" office:value="12.0767508402193">
                <text:p>12.0767508402193</text:p>
              </table:table-cell>
              <table:table-cell office:value-type="float" office:value="11.9903835719089">
                <text:p>11.9903835719089</text:p>
              </table:table-cell>
              <table:table-cell office:value-type="float" office:value="11.8779827604147">
                <text:p>11.8779827604147</text:p>
              </table:table-cell>
              <table:table-cell office:value-type="float" office:value="11.6048928113431">
                <text:p>11.60489281134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.24090499321721">
                <text:p>8.24090499321721</text:p>
              </table:table-cell>
              <table:table-cell office:value-type="float" office:value="9.50922459029922">
                <text:p>9.50922459029922</text:p>
              </table:table-cell>
              <table:table-cell office:value-type="float" office:value="11.9512903773443">
                <text:p>11.9512903773443</text:p>
              </table:table-cell>
              <table:table-cell office:value-type="float" office:value="11.9632594936848">
                <text:p>11.9632594936848</text:p>
              </table:table-cell>
              <table:table-cell office:value-type="float" office:value="11.8590471754068">
                <text:p>11.8590471754068</text:p>
              </table:table-cell>
              <table:table-cell office:value-type="float" office:value="11.7394126452295">
                <text:p>11.7394126452295</text:p>
              </table:table-cell>
              <table:table-cell office:value-type="float" office:value="11.4722739075713">
                <text:p>11.47227390757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.21958547319717">
                <text:p>8.21958547319717</text:p>
              </table:table-cell>
              <table:table-cell office:value-type="float" office:value="9.4822280280346">
                <text:p>9.4822280280346</text:p>
              </table:table-cell>
              <table:table-cell office:value-type="float" office:value="11.8530625021251">
                <text:p>11.8530625021251</text:p>
              </table:table-cell>
              <table:table-cell office:value-type="float" office:value="11.8379457533215">
                <text:p>11.8379457533215</text:p>
              </table:table-cell>
              <table:table-cell office:value-type="float" office:value="11.7184710830878">
                <text:p>11.7184710830878</text:p>
              </table:table-cell>
              <table:table-cell office:value-type="float" office:value="11.59396150549">
                <text:p>11.59396150549</text:p>
              </table:table-cell>
              <table:table-cell office:value-type="float" office:value="11.3352692777149">
                <text:p>11.33526927771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19763005050909">
                <text:p>8.19763005050909</text:p>
              </table:table-cell>
              <table:table-cell office:value-type="float" office:value="9.45352119418862">
                <text:p>9.45352119418862</text:p>
              </table:table-cell>
              <table:table-cell office:value-type="float" office:value="11.7435532477478">
                <text:p>11.7435532477478</text:p>
              </table:table-cell>
              <table:table-cell office:value-type="float" office:value="11.7061657592141">
                <text:p>11.7061657592141</text:p>
              </table:table-cell>
              <table:table-cell office:value-type="float" office:value="11.570625430083">
                <text:p>11.570625430083</text:p>
              </table:table-cell>
              <table:table-cell office:value-type="float" office:value="11.4517285846998">
                <text:p>11.4517285846998</text:p>
              </table:table-cell>
              <table:table-cell office:value-type="float" office:value="11.18044415708">
                <text:p>11.180444157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.17305167407152">
                <text:p>8.17305167407152</text:p>
              </table:table-cell>
              <table:table-cell office:value-type="float" office:value="9.42271125657168">
                <text:p>9.42271125657168</text:p>
              </table:table-cell>
              <table:table-cell office:value-type="float" office:value="11.6227886414608">
                <text:p>11.6227886414608</text:p>
              </table:table-cell>
              <table:table-cell office:value-type="float" office:value="11.566415690923">
                <text:p>11.566415690923</text:p>
              </table:table-cell>
              <table:table-cell office:value-type="float" office:value="11.4110262401548">
                <text:p>11.4110262401548</text:p>
              </table:table-cell>
              <table:table-cell office:value-type="float" office:value="11.2957593818768">
                <text:p>11.2957593818768</text:p>
              </table:table-cell>
              <table:table-cell office:value-type="float" office:value="11.0245658912402">
                <text:p>11.02456589124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.1487462123771">
                <text:p>8.1487462123771</text:p>
              </table:table-cell>
              <table:table-cell office:value-type="float" office:value="9.38957224300685">
                <text:p>9.38957224300685</text:p>
              </table:table-cell>
              <table:table-cell office:value-type="float" office:value="11.504957557305">
                <text:p>11.504957557305</text:p>
              </table:table-cell>
              <table:table-cell office:value-type="float" office:value="11.4218036013722">
                <text:p>11.4218036013722</text:p>
              </table:table-cell>
              <table:table-cell office:value-type="float" office:value="11.2424685215388">
                <text:p>11.2424685215388</text:p>
              </table:table-cell>
              <table:table-cell office:value-type="float" office:value="11.141558979338">
                <text:p>11.141558979338</text:p>
              </table:table-cell>
              <table:table-cell office:value-type="float" office:value="10.866210069078">
                <text:p>10.8662100690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.12099271698234">
                <text:p>8.12099271698234</text:p>
              </table:table-cell>
              <table:table-cell office:value-type="float" office:value="9.35517846875333">
                <text:p>9.35517846875333</text:p>
              </table:table-cell>
              <table:table-cell office:value-type="float" office:value="11.370202348149">
                <text:p>11.370202348149</text:p>
              </table:table-cell>
              <table:table-cell office:value-type="float" office:value="11.2674177435673">
                <text:p>11.2674177435673</text:p>
              </table:table-cell>
              <table:table-cell office:value-type="float" office:value="11.0728229852028">
                <text:p>11.0728229852028</text:p>
              </table:table-cell>
              <table:table-cell office:value-type="float" office:value="10.971773212355">
                <text:p>10.971773212355</text:p>
              </table:table-cell>
              <table:table-cell office:value-type="float" office:value="10.7040211999823">
                <text:p>10.70402119998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09193932445133">
                <text:p>8.09193932445133</text:p>
              </table:table-cell>
              <table:table-cell office:value-type="float" office:value="9.31692813807003">
                <text:p>9.31692813807003</text:p>
              </table:table-cell>
              <table:table-cell office:value-type="float" office:value="11.2187689197004">
                <text:p>11.2187689197004</text:p>
              </table:table-cell>
              <table:table-cell office:value-type="float" office:value="11.1005075613924">
                <text:p>11.1005075613924</text:p>
              </table:table-cell>
              <table:table-cell office:value-type="float" office:value="10.8962264974247">
                <text:p>10.8962264974247</text:p>
              </table:table-cell>
              <table:table-cell office:value-type="float" office:value="10.7891786097618">
                <text:p>10.7891786097618</text:p>
              </table:table-cell>
              <table:table-cell office:value-type="float" office:value="10.5241984005441">
                <text:p>10.52419840054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05927241936894">
                <text:p>8.05927241936894</text:p>
              </table:table-cell>
              <table:table-cell office:value-type="float" office:value="9.27721997889115">
                <text:p>9.27721997889115</text:p>
              </table:table-cell>
              <table:table-cell office:value-type="float" office:value="11.0597582797421">
                <text:p>11.0597582797421</text:p>
              </table:table-cell>
              <table:table-cell office:value-type="float" office:value="10.9182571256216">
                <text:p>10.9182571256216</text:p>
              </table:table-cell>
              <table:table-cell office:value-type="float" office:value="10.6946630084457">
                <text:p>10.6946630084457</text:p>
              </table:table-cell>
              <table:table-cell office:value-type="float" office:value="10.5947687381323">
                <text:p>10.5947687381323</text:p>
              </table:table-cell>
              <table:table-cell office:value-type="float" office:value="10.3486241199127">
                <text:p>10.34862411991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.02365012149857">
                <text:p>8.02365012149857</text:p>
              </table:table-cell>
              <table:table-cell office:value-type="float" office:value="9.23261737872694">
                <text:p>9.23261737872694</text:p>
              </table:table-cell>
              <table:table-cell office:value-type="float" office:value="10.886554045139">
                <text:p>10.886554045139</text:p>
              </table:table-cell>
              <table:table-cell office:value-type="float" office:value="10.7181399313585">
                <text:p>10.7181399313585</text:p>
              </table:table-cell>
              <table:table-cell office:value-type="float" office:value="10.4910963144184">
                <text:p>10.4910963144184</text:p>
              </table:table-cell>
              <table:table-cell office:value-type="float" office:value="10.3983339128244">
                <text:p>10.3983339128244</text:p>
              </table:table-cell>
              <table:table-cell office:value-type="float" office:value="10.1617322404377">
                <text:p>10.16173224043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.98534566616392">
                <text:p>7.98534566616392</text:p>
              </table:table-cell>
              <table:table-cell office:value-type="float" office:value="9.18435465260888">
                <text:p>9.18435465260888</text:p>
              </table:table-cell>
              <table:table-cell office:value-type="float" office:value="10.6795351467097">
                <text:p>10.6795351467097</text:p>
              </table:table-cell>
              <table:table-cell office:value-type="float" office:value="10.5026428474249">
                <text:p>10.5026428474249</text:p>
              </table:table-cell>
              <table:table-cell office:value-type="float" office:value="10.2719486794515">
                <text:p>10.2719486794515</text:p>
              </table:table-cell>
              <table:table-cell office:value-type="float" office:value="10.1945150687823">
                <text:p>10.1945150687823</text:p>
              </table:table-cell>
              <table:table-cell office:value-type="float" office:value="9.95265730197499">
                <text:p>9.952657301974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.94059705914454">
                <text:p>7.94059705914454</text:p>
              </table:table-cell>
              <table:table-cell office:value-type="float" office:value="9.13160127759348">
                <text:p>9.13160127759348</text:p>
              </table:table-cell>
              <table:table-cell office:value-type="float" office:value="10.4586273789826">
                <text:p>10.4586273789826</text:p>
              </table:table-cell>
              <table:table-cell office:value-type="float" office:value="10.2620718112223">
                <text:p>10.2620718112223</text:p>
              </table:table-cell>
              <table:table-cell office:value-type="float" office:value="10.0272856872656">
                <text:p>10.0272856872656</text:p>
              </table:table-cell>
              <table:table-cell office:value-type="float" office:value="9.95816401792176">
                <text:p>9.95816401792176</text:p>
              </table:table-cell>
              <table:table-cell office:value-type="float" office:value="9.72378056432186">
                <text:p>9.723780564321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.89205828009818">
                <text:p>7.89205828009818</text:p>
              </table:table-cell>
              <table:table-cell office:value-type="float" office:value="9.06954500142107">
                <text:p>9.06954500142107</text:p>
              </table:table-cell>
              <table:table-cell office:value-type="float" office:value="10.2045103214162">
                <text:p>10.2045103214162</text:p>
              </table:table-cell>
              <table:table-cell office:value-type="float" office:value="9.99613573457992">
                <text:p>9.99613573457992</text:p>
              </table:table-cell>
              <table:table-cell office:value-type="float" office:value="9.76202439505406">
                <text:p>9.76202439505406</text:p>
              </table:table-cell>
              <table:table-cell office:value-type="float" office:value="9.69623465603555">
                <text:p>9.69623465603555</text:p>
              </table:table-cell>
              <table:table-cell office:value-type="float" office:value="9.48111678868779">
                <text:p>9.481116788687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.83605896162403">
                <text:p>7.83605896162403</text:p>
              </table:table-cell>
              <table:table-cell office:value-type="float" office:value="8.98695254663849">
                <text:p>8.98695254663849</text:p>
              </table:table-cell>
              <table:table-cell office:value-type="float" office:value="9.90118492782644">
                <text:p>9.90118492782644</text:p>
              </table:table-cell>
              <table:table-cell office:value-type="float" office:value="9.68317539615662">
                <text:p>9.68317539615662</text:p>
              </table:table-cell>
              <table:table-cell office:value-type="float" office:value="9.45860518669495">
                <text:p>9.45860518669495</text:p>
              </table:table-cell>
              <table:table-cell office:value-type="float" office:value="9.39944948992815">
                <text:p>9.39944948992815</text:p>
              </table:table-cell>
              <table:table-cell office:value-type="float" office:value="9.20428674654925">
                <text:p>9.204286746549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.76608507474509">
                <text:p>7.76608507474509</text:p>
              </table:table-cell>
              <table:table-cell office:value-type="float" office:value="8.89775354999037">
                <text:p>8.89775354999037</text:p>
              </table:table-cell>
              <table:table-cell office:value-type="float" office:value="9.53698650594841">
                <text:p>9.53698650594841</text:p>
              </table:table-cell>
              <table:table-cell office:value-type="float" office:value="9.3132106222618">
                <text:p>9.3132106222618</text:p>
              </table:table-cell>
              <table:table-cell office:value-type="float" office:value="9.11035337830424">
                <text:p>9.11035337830424</text:p>
              </table:table-cell>
              <table:table-cell office:value-type="float" office:value="9.05708587917447">
                <text:p>9.05708587917447</text:p>
              </table:table-cell>
              <table:table-cell office:value-type="float" office:value="8.89430693475025">
                <text:p>8.894306934750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.67909531005201">
                <text:p>7.67909531005201</text:p>
              </table:table-cell>
              <table:table-cell office:value-type="float" office:value="8.77481086864294">
                <text:p>8.77481086864294</text:p>
              </table:table-cell>
              <table:table-cell office:value-type="float" office:value="9.10919068252343">
                <text:p>9.10919068252343</text:p>
              </table:table-cell>
              <table:table-cell office:value-type="float" office:value="8.87089591459948">
                <text:p>8.87089591459948</text:p>
              </table:table-cell>
              <table:table-cell office:value-type="float" office:value="8.69385294659691">
                <text:p>8.69385294659691</text:p>
              </table:table-cell>
              <table:table-cell office:value-type="float" office:value="8.63863312374892">
                <text:p>8.63863312374892</text:p>
              </table:table-cell>
              <table:table-cell office:value-type="float" office:value="8.51880048593782">
                <text:p>8.518800485937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.55435039807583">
                <text:p>7.55435039807583</text:p>
              </table:table-cell>
              <table:table-cell office:value-type="float" office:value="8.60384907135208">
                <text:p>8.60384907135208</text:p>
              </table:table-cell>
              <table:table-cell office:value-type="float" office:value="8.52915845874622">
                <text:p>8.52915845874622</text:p>
              </table:table-cell>
              <table:table-cell office:value-type="float" office:value="8.27307134775266">
                <text:p>8.27307134775266</text:p>
              </table:table-cell>
              <table:table-cell office:value-type="float" office:value="8.15987487334886">
                <text:p>8.15987487334886</text:p>
              </table:table-cell>
              <table:table-cell office:value-type="float" office:value="8.10080183670663">
                <text:p>8.10080183670663</text:p>
              </table:table-cell>
              <table:table-cell office:value-type="float" office:value="8.01703738165478">
                <text:p>8.017037381654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.35197819026353">
                <text:p>7.35197819026353</text:p>
              </table:table-cell>
              <table:table-cell office:value-type="float" office:value="8.3217210163799">
                <text:p>8.3217210163799</text:p>
              </table:table-cell>
              <table:table-cell office:value-type="float" office:value="7.54934169156517">
                <text:p>7.54934169156517</text:p>
              </table:table-cell>
              <table:table-cell office:value-type="float" office:value="7.42319966277242">
                <text:p>7.42319966277242</text:p>
              </table:table-cell>
              <table:table-cell office:value-type="float" office:value="7.31281168556723">
                <text:p>7.31281168556723</text:p>
              </table:table-cell>
              <table:table-cell office:value-type="float" office:value="7.27579662370745">
                <text:p>7.27579662370745</text:p>
              </table:table-cell>
              <table:table-cell office:value-type="float" office:value="7.31093968606622">
                <text:p>7.310939686066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6.46073611081963">
                <text:p>6.46073611081963</text:p>
              </table:table-cell>
              <table:table-cell office:value-type="float" office:value="7.19575478784483">
                <text:p>7.19575478784483</text:p>
              </table:table-cell>
              <table:table-cell office:value-type="float" office:value="4.71709519583981">
                <text:p>4.71709519583981</text:p>
              </table:table-cell>
              <table:table-cell office:value-type="float" office:value="4.55419970939659">
                <text:p>4.55419970939659</text:p>
              </table:table-cell>
              <table:table-cell office:value-type="float" office:value="4.75925990864462">
                <text:p>4.75925990864462</text:p>
              </table:table-cell>
              <table:table-cell office:value-type="float" office:value="4.78698010988671">
                <text:p>4.78698010988671</text:p>
              </table:table-cell>
              <table:table-cell office:value-type="float" office:value="5.0480600719127">
                <text:p>5.0480600719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